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 office:value-type="string" calcext:value-type="string">
            <text:p>Dataset 1</text:p>
          </table:table-cell>
          <table:table-cell table:number-columns-repeated="3" office:value-type="string" calcext:value-type="string">
            <text:p>Dataset 2</text:p>
          </table:table-cell>
        </table:table-row>
        <table:table-row table:style-name="ro1">
          <table:table-cell office:value-type="float" office:value="215.68" calcext:value-type="float">
            <text:p>215.68</text:p>
          </table:table-cell>
          <table:table-cell office:value-type="float" office:value="89.36" calcext:value-type="float">
            <text:p>89.36</text:p>
          </table:table-cell>
          <table:table-cell table:formula="of:=NORMDIST([.B2];224.59;53.47;0)" office:value-type="float" office:value="0.000304698901916177" calcext:value-type="float">
            <text:p>0.000304698901916</text:p>
          </table:table-cell>
          <table:table-cell office:value-type="float" office:value="228.08" calcext:value-type="float">
            <text:p>228.08</text:p>
          </table:table-cell>
          <table:table-cell office:value-type="float" office:value="127.32" calcext:value-type="float">
            <text:p>127.32</text:p>
          </table:table-cell>
          <table:table-cell table:formula="of:=NORMDIST([.E2];262.96;88.6;0)" office:value-type="float" office:value="0.00139489400847087" calcext:value-type="float">
            <text:p>0.001394894008471</text:p>
          </table:table-cell>
        </table:table-row>
        <table:table-row table:style-name="ro1">
          <table:table-cell office:value-type="float" office:value="284.09" calcext:value-type="float">
            <text:p>284.09</text:p>
          </table:table-cell>
          <table:table-cell office:value-type="float" office:value="99.98" calcext:value-type="float">
            <text:p>99.98</text:p>
          </table:table-cell>
          <table:table-cell table:formula="of:=NORMDIST([.B3];224.59;53.47;0)" office:value-type="float" office:value="0.000493694116989916" calcext:value-type="float">
            <text:p>0.00049369411699</text:p>
          </table:table-cell>
          <table:table-cell office:value-type="float" office:value="216.06" calcext:value-type="float">
            <text:p>216.06</text:p>
          </table:table-cell>
          <table:table-cell office:value-type="float" office:value="132" calcext:value-type="float">
            <text:p>132</text:p>
          </table:table-cell>
          <table:table-cell table:formula="of:=NORMDIST([.E3];262.96;88.6;0)" office:value-type="float" office:value="0.00151027146224776" calcext:value-type="float">
            <text:p>0.001510271462248</text:p>
          </table:table-cell>
        </table:table-row>
        <table:table-row table:style-name="ro1">
          <table:table-cell office:value-type="float" office:value="322.36" calcext:value-type="float">
            <text:p>322.36</text:p>
          </table:table-cell>
          <table:table-cell office:value-type="float" office:value="102.62" calcext:value-type="float">
            <text:p>102.62</text:p>
          </table:table-cell>
          <table:table-cell table:formula="of:=NORMDIST([.B4];224.59;53.47;0)" office:value-type="float" office:value="0.000553222604624459" calcext:value-type="float">
            <text:p>0.000553222604624</text:p>
          </table:table-cell>
          <table:table-cell office:value-type="float" office:value="209.77" calcext:value-type="float">
            <text:p>209.77</text:p>
          </table:table-cell>
          <table:table-cell office:value-type="float" office:value="136.24" calcext:value-type="float">
            <text:p>136.24</text:p>
          </table:table-cell>
          <table:table-cell table:formula="of:=NORMDIST([.E4];262.96;88.6;0)" office:value-type="float" office:value="0.00161911512087935" calcext:value-type="float">
            <text:p>0.001619115120879</text:p>
          </table:table-cell>
        </table:table-row>
        <table:table-row table:style-name="ro1">
          <table:table-cell office:value-type="float" office:value="325.87" calcext:value-type="float">
            <text:p>325.87</text:p>
          </table:table-cell>
          <table:table-cell office:value-type="float" office:value="105" calcext:value-type="float">
            <text:p>105</text:p>
          </table:table-cell>
          <table:table-cell table:formula="of:=NORMDIST([.B5];224.59;53.47;0)" office:value-type="float" office:value="0.000611737585284777" calcext:value-type="float">
            <text:p>0.000611737585285</text:p>
          </table:table-cell>
          <table:table-cell office:value-type="float" office:value="198.98" calcext:value-type="float">
            <text:p>198.98</text:p>
          </table:table-cell>
          <table:table-cell office:value-type="float" office:value="136.96" calcext:value-type="float">
            <text:p>136.96</text:p>
          </table:table-cell>
          <table:table-cell table:formula="of:=NORMDIST([.E5];262.96;88.6;0)" office:value-type="float" office:value="0.00163798944961553" calcext:value-type="float">
            <text:p>0.001637989449616</text:p>
          </table:table-cell>
        </table:table-row>
        <table:table-row table:style-name="ro1">
          <table:table-cell office:value-type="float" office:value="309.94" calcext:value-type="float">
            <text:p>309.94</text:p>
          </table:table-cell>
          <table:table-cell office:value-type="float" office:value="109.33" calcext:value-type="float">
            <text:p>109.33</text:p>
          </table:table-cell>
          <table:table-cell table:formula="of:=NORMDIST([.B6];224.59;53.47;0)" office:value-type="float" office:value="0.000730802214275504" calcext:value-type="float">
            <text:p>0.000730802214276</text:p>
          </table:table-cell>
          <table:table-cell office:value-type="float" office:value="190.79" calcext:value-type="float">
            <text:p>190.79</text:p>
          </table:table-cell>
          <table:table-cell office:value-type="float" office:value="137.3" calcext:value-type="float">
            <text:p>137.3</text:p>
          </table:table-cell>
          <table:table-cell table:formula="of:=NORMDIST([.E6];262.96;88.6;0)" office:value-type="float" office:value="0.00164694084535581" calcext:value-type="float">
            <text:p>0.001646940845356</text:p>
          </table:table-cell>
        </table:table-row>
        <table:table-row table:style-name="ro1">
          <table:table-cell office:value-type="float" office:value="257.62" calcext:value-type="float">
            <text:p>257.62</text:p>
          </table:table-cell>
          <table:table-cell office:value-type="float" office:value="116" calcext:value-type="float">
            <text:p>116</text:p>
          </table:table-cell>
          <table:table-cell table:formula="of:=NORMDIST([.B7];224.59;53.47;0)" office:value-type="float" office:value="0.000948857191383243" calcext:value-type="float">
            <text:p>0.000948857191383</text:p>
          </table:table-cell>
          <table:table-cell office:value-type="float" office:value="191" calcext:value-type="float">
            <text:p>191</text:p>
          </table:table-cell>
          <table:table-cell office:value-type="float" office:value="137.82" calcext:value-type="float">
            <text:p>137.82</text:p>
          </table:table-cell>
          <table:table-cell table:formula="of:=NORMDIST([.E7];262.96;88.6;0)" office:value-type="float" office:value="0.00166067862300512" calcext:value-type="float">
            <text:p>0.001660678623005</text:p>
          </table:table-cell>
        </table:table-row>
        <table:table-row table:style-name="ro1">
          <table:table-cell office:value-type="float" office:value="308.24" calcext:value-type="float">
            <text:p>308.24</text:p>
          </table:table-cell>
          <table:table-cell office:value-type="float" office:value="121.2" calcext:value-type="float">
            <text:p>121.2</text:p>
          </table:table-cell>
          <table:table-cell table:formula="of:=NORMDIST([.B8];224.59;53.47;0)" office:value-type="float" office:value="0.00115059219563137" calcext:value-type="float">
            <text:p>0.001150592195631</text:p>
          </table:table-cell>
          <table:table-cell office:value-type="float" office:value="199.32" calcext:value-type="float">
            <text:p>199.32</text:p>
          </table:table-cell>
          <table:table-cell office:value-type="float" office:value="138.58" calcext:value-type="float">
            <text:p>138.58</text:p>
          </table:table-cell>
          <table:table-cell table:formula="of:=NORMDIST([.E8];262.96;88.6;0)" office:value-type="float" office:value="0.00168085915516038" calcext:value-type="float">
            <text:p>0.00168085915516</text:p>
          </table:table-cell>
        </table:table-row>
        <table:table-row table:style-name="ro1">
          <table:table-cell office:value-type="float" office:value="306.74" calcext:value-type="float">
            <text:p>306.74</text:p>
          </table:table-cell>
          <table:table-cell office:value-type="float" office:value="125.36" calcext:value-type="float">
            <text:p>125.36</text:p>
          </table:table-cell>
          <table:table-cell table:formula="of:=NORMDIST([.B9];224.59;53.47;0)" office:value-type="float" office:value="0.00133333883175227" calcext:value-type="float">
            <text:p>0.001333338831752</text:p>
          </table:table-cell>
          <table:table-cell office:value-type="float" office:value="214.93" calcext:value-type="float">
            <text:p>214.93</text:p>
          </table:table-cell>
          <table:table-cell office:value-type="float" office:value="139.78" calcext:value-type="float">
            <text:p>139.78</text:p>
          </table:table-cell>
          <table:table-cell table:formula="of:=NORMDIST([.E9];262.96;88.6;0)" office:value-type="float" office:value="0.00171296698239687" calcext:value-type="float">
            <text:p>0.001712966982397</text:p>
          </table:table-cell>
        </table:table-row>
        <table:table-row table:style-name="ro1">
          <table:table-cell office:value-type="float" office:value="293.82" calcext:value-type="float">
            <text:p>293.82</text:p>
          </table:table-cell>
          <table:table-cell office:value-type="float" office:value="127.68" calcext:value-type="float">
            <text:p>127.68</text:p>
          </table:table-cell>
          <table:table-cell table:formula="of:=NORMDIST([.B10];224.59;53.47;0)" office:value-type="float" office:value="0.00144378215959952" calcext:value-type="float">
            <text:p>0.0014437821596</text:p>
          </table:table-cell>
          <table:table-cell office:value-type="float" office:value="239.42" calcext:value-type="float">
            <text:p>239.42</text:p>
          </table:table-cell>
          <table:table-cell office:value-type="float" office:value="140.73" calcext:value-type="float">
            <text:p>140.73</text:p>
          </table:table-cell>
          <table:table-cell table:formula="of:=NORMDIST([.E10];262.96;88.6;0)" office:value-type="float" office:value="0.00173859387686635" calcext:value-type="float">
            <text:p>0.001738593876866</text:p>
          </table:table-cell>
        </table:table-row>
        <table:table-row table:style-name="ro1">
          <table:table-cell office:value-type="float" office:value="264.05" calcext:value-type="float">
            <text:p>264.05</text:p>
          </table:table-cell>
          <table:table-cell office:value-type="float" office:value="129.63" calcext:value-type="float">
            <text:p>129.63</text:p>
          </table:table-cell>
          <table:table-cell table:formula="of:=NORMDIST([.B11];224.59;53.47;0)" office:value-type="float" office:value="0.00154141116849068" calcext:value-type="float">
            <text:p>0.001541411168491</text:p>
          </table:table-cell>
          <table:table-cell office:value-type="float" office:value="306.3" calcext:value-type="float">
            <text:p>306.3</text:p>
          </table:table-cell>
          <table:table-cell office:value-type="float" office:value="142.3" calcext:value-type="float">
            <text:p>142.3</text:p>
          </table:table-cell>
          <table:table-cell table:formula="of:=NORMDIST([.E11];262.96;88.6;0)" office:value-type="float" office:value="0.00178133982805196" calcext:value-type="float">
            <text:p>0.001781339828052</text:p>
          </table:table-cell>
        </table:table-row>
        <table:table-row table:style-name="ro1">
          <table:table-cell office:value-type="float" office:value="281.84" calcext:value-type="float">
            <text:p>281.84</text:p>
          </table:table-cell>
          <table:table-cell office:value-type="float" office:value="130.08" calcext:value-type="float">
            <text:p>130.08</text:p>
          </table:table-cell>
          <table:table-cell table:formula="of:=NORMDIST([.B12];224.59;53.47;0)" office:value-type="float" office:value="0.00156456713864512" calcext:value-type="float">
            <text:p>0.001564567138645</text:p>
          </table:table-cell>
          <table:table-cell office:value-type="float" office:value="308.42" calcext:value-type="float">
            <text:p>308.42</text:p>
          </table:table-cell>
          <table:table-cell office:value-type="float" office:value="142.87" calcext:value-type="float">
            <text:p>142.87</text:p>
          </table:table-cell>
          <table:table-cell table:formula="of:=NORMDIST([.E12];262.96;88.6;0)" office:value-type="float" office:value="0.00179697814030956" calcext:value-type="float">
            <text:p>0.00179697814031</text:p>
          </table:table-cell>
        </table:table-row>
        <table:table-row table:style-name="ro1">
          <table:table-cell office:value-type="float" office:value="253.24" calcext:value-type="float">
            <text:p>253.24</text:p>
          </table:table-cell>
          <table:table-cell office:value-type="float" office:value="131.23" calcext:value-type="float">
            <text:p>131.23</text:p>
          </table:table-cell>
          <table:table-cell table:formula="of:=NORMDIST([.B13];224.59;53.47;0)" office:value-type="float" office:value="0.00162481332816205" calcext:value-type="float">
            <text:p>0.001624813328162</text:p>
          </table:table-cell>
          <table:table-cell office:value-type="float" office:value="290.58" calcext:value-type="float">
            <text:p>290.58</text:p>
          </table:table-cell>
          <table:table-cell office:value-type="float" office:value="142.9" calcext:value-type="float">
            <text:p>142.9</text:p>
          </table:table-cell>
          <table:table-cell table:formula="of:=NORMDIST([.E13];262.96;88.6;0)" office:value-type="float" office:value="0.00179780294068573" calcext:value-type="float">
            <text:p>0.0017978029406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3.93" calcext:value-type="float">
            <text:p>133.93</text:p>
          </table:table-cell>
          <table:table-cell table:formula="of:=NORMDIST([.B14];224.59;53.47;0)" office:value-type="float" office:value="0.00177231156012959" calcext:value-type="float">
            <text:p>0.00177231156013</text:p>
          </table:table-cell>
          <table:table-cell office:value-type="float" office:value="270.44" calcext:value-type="float">
            <text:p>270.44</text:p>
          </table:table-cell>
          <table:table-cell office:value-type="float" office:value="152.74" calcext:value-type="float">
            <text:p>152.74</text:p>
          </table:table-cell>
          <table:table-cell table:formula="of:=NORMDIST([.E14];262.96;88.6;0)" office:value-type="float" office:value="0.00207693743775202" calcext:value-type="float">
            <text:p>0.002076937437752</text:p>
          </table:table-cell>
        </table:table-row>
        <table:table-row table:style-name="ro1">
          <table:table-cell office:value-type="float" office:value="208.47" calcext:value-type="float">
            <text:p>208.47</text:p>
          </table:table-cell>
          <table:table-cell office:value-type="float" office:value="134.65" calcext:value-type="float">
            <text:p>134.65</text:p>
          </table:table-cell>
          <table:table-cell table:formula="of:=NORMDIST([.B15];224.59;53.47;0)" office:value-type="float" office:value="0.00181307655029266" calcext:value-type="float">
            <text:p>0.001813076550293</text:p>
          </table:table-cell>
          <table:table-cell office:value-type="float" office:value="255.35" calcext:value-type="float">
            <text:p>255.35</text:p>
          </table:table-cell>
          <table:table-cell office:value-type="float" office:value="166.37" calcext:value-type="float">
            <text:p>166.37</text:p>
          </table:table-cell>
          <table:table-cell table:formula="of:=NORMDIST([.E15];262.96;88.6;0)" office:value-type="float" office:value="0.00248541098485039" calcext:value-type="float">
            <text:p>0.00248541098485</text:p>
          </table:table-cell>
        </table:table-row>
        <table:table-row table:style-name="ro1">
          <table:table-cell office:value-type="float" office:value="193.66" calcext:value-type="float">
            <text:p>193.66</text:p>
          </table:table-cell>
          <table:table-cell office:value-type="float" office:value="137.06" calcext:value-type="float">
            <text:p>137.06</text:p>
          </table:table-cell>
          <table:table-cell table:formula="of:=NORMDIST([.B16];224.59;53.47;0)" office:value-type="float" office:value="0.00195389230461563" calcext:value-type="float">
            <text:p>0.001953892304616</text:p>
          </table:table-cell>
          <table:table-cell office:value-type="float" office:value="235.26" calcext:value-type="float">
            <text:p>235.26</text:p>
          </table:table-cell>
          <table:table-cell office:value-type="float" office:value="166.93" calcext:value-type="float">
            <text:p>166.93</text:p>
          </table:table-cell>
          <table:table-cell table:formula="of:=NORMDIST([.E16];262.96;88.6;0)" office:value-type="float" office:value="0.00250254593938087" calcext:value-type="float">
            <text:p>0.002502545939381</text:p>
          </table:table-cell>
        </table:table-row>
        <table:table-row table:style-name="ro1">
          <table:table-cell office:value-type="float" office:value="174.26" calcext:value-type="float">
            <text:p>174.26</text:p>
          </table:table-cell>
          <table:table-cell office:value-type="float" office:value="141.03" calcext:value-type="float">
            <text:p>141.03</text:p>
          </table:table-cell>
          <table:table-cell table:formula="of:=NORMDIST([.B17];224.59;53.47;0)" office:value-type="float" office:value="0.0022003342992475" calcext:value-type="float">
            <text:p>0.002200334299248</text:p>
          </table:table-cell>
          <table:table-cell office:value-type="float" office:value="222.46" calcext:value-type="float">
            <text:p>222.46</text:p>
          </table:table-cell>
          <table:table-cell office:value-type="float" office:value="168.58" calcext:value-type="float">
            <text:p>168.58</text:p>
          </table:table-cell>
          <table:table-cell table:formula="of:=NORMDIST([.E17];262.96;88.6;0)" office:value-type="float" office:value="0.00255312968339122" calcext:value-type="float">
            <text:p>0.002553129683391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41.35" calcext:value-type="float">
            <text:p>141.35</text:p>
          </table:table-cell>
          <table:table-cell table:formula="of:=NORMDIST([.B18];224.59;53.47;0)" office:value-type="float" office:value="0.00222096969909806" calcext:value-type="float">
            <text:p>0.002220969699098</text:p>
          </table:table-cell>
          <table:table-cell office:value-type="float" office:value="211.86" calcext:value-type="float">
            <text:p>211.86</text:p>
          </table:table-cell>
          <table:table-cell office:value-type="float" office:value="169.14" calcext:value-type="float">
            <text:p>169.14</text:p>
          </table:table-cell>
          <table:table-cell table:formula="of:=NORMDIST([.E18];262.96;88.6;0)" office:value-type="float" office:value="0.00257032624360741" calcext:value-type="float">
            <text:p>0.002570326243607</text:p>
          </table:table-cell>
        </table:table-row>
        <table:table-row table:style-name="ro1">
          <table:table-cell office:value-type="float" office:value="99.98" calcext:value-type="float">
            <text:p>99.98</text:p>
          </table:table-cell>
          <table:table-cell office:value-type="float" office:value="143.13" calcext:value-type="float">
            <text:p>143.13</text:p>
          </table:table-cell>
          <table:table-cell table:formula="of:=NORMDIST([.B19];224.59;53.47;0)" office:value-type="float" office:value="0.00233780836067607" calcext:value-type="float">
            <text:p>0.002337808360676</text:p>
          </table:table-cell>
          <table:table-cell office:value-type="float" office:value="199.01" calcext:value-type="float">
            <text:p>199.01</text:p>
          </table:table-cell>
          <table:table-cell office:value-type="float" office:value="174.47" calcext:value-type="float">
            <text:p>174.47</text:p>
          </table:table-cell>
          <table:table-cell table:formula="of:=NORMDIST([.E19];262.96;88.6;0)" office:value-type="float" office:value="0.00273443724024239" calcext:value-type="float">
            <text:p>0.0027344372402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.21" calcext:value-type="float">
            <text:p>143.21</text:p>
          </table:table-cell>
          <table:table-cell table:formula="of:=NORMDIST([.B20];224.59;53.47;0)" office:value-type="float" office:value="0.00234314053615256" calcext:value-type="float">
            <text:p>0.002343140536153</text:p>
          </table:table-cell>
          <table:table-cell office:value-type="float" office:value="176.03" calcext:value-type="float">
            <text:p>176.03</text:p>
          </table:table-cell>
          <table:table-cell office:value-type="float" office:value="175.93" calcext:value-type="float">
            <text:p>175.93</text:p>
          </table:table-cell>
          <table:table-cell table:formula="of:=NORMDIST([.E20];262.96;88.6;0)" office:value-type="float" office:value="0.00277943585612983" calcext:value-type="float">
            <text:p>0.00277943585613</text:p>
          </table:table-cell>
        </table:table-row>
        <table:table-row table:style-name="ro1">
          <table:table-cell office:value-type="float" office:value="145.33" calcext:value-type="float">
            <text:p>145.33</text:p>
          </table:table-cell>
          <table:table-cell office:value-type="float" office:value="144.52" calcext:value-type="float">
            <text:p>144.52</text:p>
          </table:table-cell>
          <table:table-cell table:formula="of:=NORMDIST([.B21];224.59;53.47;0)" office:value-type="float" office:value="0.00243143101707047" calcext:value-type="float">
            <text:p>0.00243143101707</text:p>
          </table:table-cell>
          <table:table-cell office:value-type="float" office:value="152.74" calcext:value-type="float">
            <text:p>152.74</text:p>
          </table:table-cell>
          <table:table-cell office:value-type="float" office:value="176.03" calcext:value-type="float">
            <text:p>176.03</text:p>
          </table:table-cell>
          <table:table-cell table:formula="of:=NORMDIST([.E21];262.96;88.6;0)" office:value-type="float" office:value="0.0027825172643977" calcext:value-type="float">
            <text:p>0.002782517264398</text:p>
          </table:table-cell>
        </table:table-row>
        <table:table-row table:style-name="ro1">
          <table:table-cell office:value-type="float" office:value="245.72" calcext:value-type="float">
            <text:p>245.72</text:p>
          </table:table-cell>
          <table:table-cell office:value-type="float" office:value="145.33" calcext:value-type="float">
            <text:p>145.33</text:p>
          </table:table-cell>
          <table:table-cell table:formula="of:=NORMDIST([.B22];224.59;53.47;0)" office:value-type="float" office:value="0.00248693247638402" calcext:value-type="float">
            <text:p>0.002486932476384</text:p>
          </table:table-cell>
          <table:table-cell office:value-type="float" office:value="193.67" calcext:value-type="float">
            <text:p>193.67</text:p>
          </table:table-cell>
          <table:table-cell office:value-type="float" office:value="177.1" calcext:value-type="float">
            <text:p>177.1</text:p>
          </table:table-cell>
          <table:table-cell table:formula="of:=NORMDIST([.E22];262.96;88.6;0)" office:value-type="float" office:value="0.00281547842444193" calcext:value-type="float">
            <text:p>0.002815478424442</text:p>
          </table:table-cell>
        </table:table-row>
        <table:table-row table:style-name="ro1">
          <table:table-cell office:value-type="float" office:value="222.44" calcext:value-type="float">
            <text:p>222.44</text:p>
          </table:table-cell>
          <table:table-cell office:value-type="float" office:value="150.37" calcext:value-type="float">
            <text:p>150.37</text:p>
          </table:table-cell>
          <table:table-cell table:formula="of:=NORMDIST([.B23];224.59;53.47;0)" office:value-type="float" office:value="0.00284718135207859" calcext:value-type="float">
            <text:p>0.002847181352079</text:p>
          </table:table-cell>
          <table:table-cell office:value-type="float" office:value="240.17" calcext:value-type="float">
            <text:p>240.17</text:p>
          </table:table-cell>
          <table:table-cell office:value-type="float" office:value="178.16" calcext:value-type="float">
            <text:p>178.16</text:p>
          </table:table-cell>
          <table:table-cell table:formula="of:=NORMDIST([.E23];262.96;88.6;0)" office:value-type="float" office:value="0.00284810690233089" calcext:value-type="float">
            <text:p>0.002848106902331</text:p>
          </table:table-cell>
        </table:table-row>
        <table:table-row table:style-name="ro1">
          <table:table-cell office:value-type="float" office:value="206.69" calcext:value-type="float">
            <text:p>206.69</text:p>
          </table:table-cell>
          <table:table-cell office:value-type="float" office:value="150.6" calcext:value-type="float">
            <text:p>150.6</text:p>
          </table:table-cell>
          <table:table-cell table:formula="of:=NORMDIST([.B24];224.59;53.47;0)" office:value-type="float" office:value="0.00286420549570698" calcext:value-type="float">
            <text:p>0.002864205495707</text:p>
          </table:table-cell>
          <table:table-cell office:value-type="float" office:value="292.5" calcext:value-type="float">
            <text:p>292.5</text:p>
          </table:table-cell>
          <table:table-cell office:value-type="float" office:value="180.23" calcext:value-type="float">
            <text:p>180.23</text:p>
          </table:table-cell>
          <table:table-cell table:formula="of:=NORMDIST([.E24];262.96;88.6;0)" office:value-type="float" office:value="0.00291171714588105" calcext:value-type="float">
            <text:p>0.002911717145881</text:p>
          </table:table-cell>
        </table:table-row>
        <table:table-row table:style-name="ro1">
          <table:table-cell office:value-type="float" office:value="182.16" calcext:value-type="float">
            <text:p>182.16</text:p>
          </table:table-cell>
          <table:table-cell office:value-type="float" office:value="151.48" calcext:value-type="float">
            <text:p>151.48</text:p>
          </table:table-cell>
          <table:table-cell table:formula="of:=NORMDIST([.B25];224.59;53.47;0)" office:value-type="float" office:value="0.00292978592967636" calcext:value-type="float">
            <text:p>0.002929785929676</text:p>
          </table:table-cell>
          <table:table-cell office:value-type="float" office:value="333.62" calcext:value-type="float">
            <text:p>333.62</text:p>
          </table:table-cell>
          <table:table-cell office:value-type="float" office:value="183.41" calcext:value-type="float">
            <text:p>183.41</text:p>
          </table:table-cell>
          <table:table-cell table:formula="of:=NORMDIST([.E25];262.96;88.6;0)" office:value-type="float" office:value="0.00300901448450965" calcext:value-type="float">
            <text:p>0.00300901448451</text:p>
          </table:table-cell>
        </table:table-row>
        <table:table-row table:style-name="ro1">
          <table:table-cell office:value-type="float" office:value="173.14" calcext:value-type="float">
            <text:p>173.14</text:p>
          </table:table-cell>
          <table:table-cell office:value-type="float" office:value="153.44" calcext:value-type="float">
            <text:p>153.44</text:p>
          </table:table-cell>
          <table:table-cell table:formula="of:=NORMDIST([.B26];224.59;53.47;0)" office:value-type="float" office:value="0.00307830059409343" calcext:value-type="float">
            <text:p>0.003078300594093</text:p>
          </table:table-cell>
          <table:table-cell office:value-type="float" office:value="370.32" calcext:value-type="float">
            <text:p>370.32</text:p>
          </table:table-cell>
          <table:table-cell office:value-type="float" office:value="184.23" calcext:value-type="float">
            <text:p>184.23</text:p>
          </table:table-cell>
          <table:table-cell table:formula="of:=NORMDIST([.E26];262.96;88.6;0)" office:value-type="float" office:value="0.00303399279749331" calcext:value-type="float">
            <text:p>0.003033992797493</text:p>
          </table:table-cell>
        </table:table-row>
        <table:table-row table:style-name="ro1">
          <table:table-cell table:number-columns-repeated="2" office:value-type="float" office:value="155.03" calcext:value-type="float">
            <text:p>155.03</text:p>
          </table:table-cell>
          <table:table-cell table:formula="of:=NORMDIST([.B27];224.59;53.47;0)" office:value-type="float" office:value="0.00320113122351142" calcext:value-type="float">
            <text:p>0.003201131223511</text:p>
          </table:table-cell>
          <table:table-cell office:value-type="float" office:value="402.48" calcext:value-type="float">
            <text:p>402.48</text:p>
          </table:table-cell>
          <table:table-cell office:value-type="float" office:value="186.27" calcext:value-type="float">
            <text:p>186.27</text:p>
          </table:table-cell>
          <table:table-cell table:formula="of:=NORMDIST([.E27];262.96;88.6;0)" office:value-type="float" office:value="0.00309588654855636" calcext:value-type="float">
            <text:p>0.003095886548556</text:p>
          </table:table-cell>
        </table:table-row>
        <table:table-row table:style-name="ro1">
          <table:table-cell office:value-type="float" office:value="134.65" calcext:value-type="float">
            <text:p>134.65</text:p>
          </table:table-cell>
          <table:table-cell office:value-type="float" office:value="155.4" calcext:value-type="float">
            <text:p>155.4</text:p>
          </table:table-cell>
          <table:table-cell table:formula="of:=NORMDIST([.B28];224.59;53.47;0)" office:value-type="float" office:value="0.00323000069659518" calcext:value-type="float">
            <text:p>0.003230000696595</text:p>
          </table:table-cell>
          <table:table-cell office:value-type="float" office:value="399.75" calcext:value-type="float">
            <text:p>399.75</text:p>
          </table:table-cell>
          <table:table-cell office:value-type="float" office:value="186.75" calcext:value-type="float">
            <text:p>186.75</text:p>
          </table:table-cell>
          <table:table-cell table:formula="of:=NORMDIST([.E28];262.96;88.6;0)" office:value-type="float" office:value="0.003110392686682" calcext:value-type="float">
            <text:p>0.003110392686682</text:p>
          </table:table-cell>
        </table:table-row>
        <table:table-row table:style-name="ro1">
          <table:table-cell office:value-type="float" office:value="129.63" calcext:value-type="float">
            <text:p>129.63</text:p>
          </table:table-cell>
          <table:table-cell office:value-type="float" office:value="155.54" calcext:value-type="float">
            <text:p>155.54</text:p>
          </table:table-cell>
          <table:table-cell table:formula="of:=NORMDIST([.B29];224.59;53.47;0)" office:value-type="float" office:value="0.00324095158072195" calcext:value-type="float">
            <text:p>0.003240951580722</text:p>
          </table:table-cell>
          <table:table-cell office:value-type="float" office:value="392.51" calcext:value-type="float">
            <text:p>392.51</text:p>
          </table:table-cell>
          <table:table-cell office:value-type="float" office:value="187" calcext:value-type="float">
            <text:p>187</text:p>
          </table:table-cell>
          <table:table-cell table:formula="of:=NORMDIST([.E29];262.96;88.6;0)" office:value-type="float" office:value="0.00311793862251793" calcext:value-type="float">
            <text:p>0.003117938622518</text:p>
          </table:table-cell>
        </table:table-row>
        <table:table-row table:style-name="ro1">
          <table:table-cell office:value-type="float" office:value="130.08" calcext:value-type="float">
            <text:p>130.08</text:p>
          </table:table-cell>
          <table:table-cell office:value-type="float" office:value="156.17" calcext:value-type="float">
            <text:p>156.17</text:p>
          </table:table-cell>
          <table:table-cell table:formula="of:=NORMDIST([.B30];224.59;53.47;0)" office:value-type="float" office:value="0.00329041267558059" calcext:value-type="float">
            <text:p>0.003290412675581</text:p>
          </table:table-cell>
          <table:table-cell office:value-type="float" office:value="384.97" calcext:value-type="float">
            <text:p>384.97</text:p>
          </table:table-cell>
          <table:table-cell office:value-type="float" office:value="188" calcext:value-type="float">
            <text:p>188</text:p>
          </table:table-cell>
          <table:table-cell table:formula="of:=NORMDIST([.E30];262.96;88.6;0)" office:value-type="float" office:value="0.00314805522532623" calcext:value-type="float">
            <text:p>0.003148055225326</text:p>
          </table:table-cell>
        </table:table-row>
        <table:table-row table:style-name="ro1">
          <table:table-cell office:value-type="float" office:value="163.36" calcext:value-type="float">
            <text:p>163.36</text:p>
          </table:table-cell>
          <table:table-cell office:value-type="float" office:value="156.34" calcext:value-type="float">
            <text:p>156.34</text:p>
          </table:table-cell>
          <table:table-cell table:formula="of:=NORMDIST([.B31];224.59;53.47;0)" office:value-type="float" office:value="0.00330380958867449" calcext:value-type="float">
            <text:p>0.003303809588675</text:p>
          </table:table-cell>
          <table:table-cell office:value-type="float" office:value="384.11" calcext:value-type="float">
            <text:p>384.11</text:p>
          </table:table-cell>
          <table:table-cell office:value-type="float" office:value="190.01" calcext:value-type="float">
            <text:p>190.01</text:p>
          </table:table-cell>
          <table:table-cell table:formula="of:=NORMDIST([.E31];262.96;88.6;0)" office:value-type="float" office:value="0.00320823588740584" calcext:value-type="float">
            <text:p>0.003208235887406</text:p>
          </table:table-cell>
        </table:table-row>
        <table:table-row table:style-name="ro1">
          <table:table-cell office:value-type="float" office:value="133.93" calcext:value-type="float">
            <text:p>133.93</text:p>
          </table:table-cell>
          <table:table-cell office:value-type="float" office:value="156.37" calcext:value-type="float">
            <text:p>156.37</text:p>
          </table:table-cell>
          <table:table-cell table:formula="of:=NORMDIST([.B32];224.59;53.47;0)" office:value-type="float" office:value="0.00330617593647512" calcext:value-type="float">
            <text:p>0.003306175936475</text:p>
          </table:table-cell>
          <table:table-cell office:value-type="float" office:value="378.65" calcext:value-type="float">
            <text:p>378.65</text:p>
          </table:table-cell>
          <table:table-cell office:value-type="float" office:value="190.32" calcext:value-type="float">
            <text:p>190.32</text:p>
          </table:table-cell>
          <table:table-cell table:formula="of:=NORMDIST([.E32];262.96;88.6;0)" office:value-type="float" office:value="0.00321747194176669" calcext:value-type="float">
            <text:p>0.003217471941767</text:p>
          </table:table-cell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57.43" calcext:value-type="float">
            <text:p>157.43</text:p>
          </table:table-cell>
          <table:table-cell table:formula="of:=NORMDIST([.B33];224.59;53.47;0)" office:value-type="float" office:value="0.00339019870068781" calcext:value-type="float">
            <text:p>0.003390198700688</text:p>
          </table:table-cell>
          <table:table-cell office:value-type="float" office:value="374.23" calcext:value-type="float">
            <text:p>374.23</text:p>
          </table:table-cell>
          <table:table-cell office:value-type="float" office:value="190.38" calcext:value-type="float">
            <text:p>190.38</text:p>
          </table:table-cell>
          <table:table-cell table:formula="of:=NORMDIST([.E33];262.96;88.6;0)" office:value-type="float" office:value="0.00321925808190635" calcext:value-type="float">
            <text:p>0.003219258081906</text:p>
          </table:table-cell>
        </table:table-row>
        <table:table-row table:style-name="ro1">
          <table:table-cell office:value-type="float" office:value="270.68" calcext:value-type="float">
            <text:p>270.68</text:p>
          </table:table-cell>
          <table:table-cell office:value-type="float" office:value="157.66" calcext:value-type="float">
            <text:p>157.66</text:p>
          </table:table-cell>
          <table:table-cell table:formula="of:=NORMDIST([.B34];224.59;53.47;0)" office:value-type="float" office:value="0.00340853327092955" calcext:value-type="float">
            <text:p>0.00340853327093</text:p>
          </table:table-cell>
          <table:table-cell office:value-type="float" office:value="371.09" calcext:value-type="float">
            <text:p>371.09</text:p>
          </table:table-cell>
          <table:table-cell office:value-type="float" office:value="190.59" calcext:value-type="float">
            <text:p>190.59</text:p>
          </table:table-cell>
          <table:table-cell table:formula="of:=NORMDIST([.E34];262.96;88.6;0)" office:value-type="float" office:value="0.0032255057356132" calcext:value-type="float">
            <text:p>0.003225505735613</text:p>
          </table:table-cell>
        </table:table-row>
        <table:table-row table:style-name="ro1">
          <table:table-cell office:value-type="float" office:value="298.1" calcext:value-type="float">
            <text:p>298.1</text:p>
          </table:table-cell>
          <table:table-cell office:value-type="float" office:value="157.88" calcext:value-type="float">
            <text:p>157.88</text:p>
          </table:table-cell>
          <table:table-cell table:formula="of:=NORMDIST([.B35];224.59;53.47;0)" office:value-type="float" office:value="0.00342610414277091" calcext:value-type="float">
            <text:p>0.003426104142771</text:p>
          </table:table-cell>
          <table:table-cell office:value-type="float" office:value="357.17" calcext:value-type="float">
            <text:p>357.17</text:p>
          </table:table-cell>
          <table:table-cell office:value-type="float" office:value="190.78" calcext:value-type="float">
            <text:p>190.78</text:p>
          </table:table-cell>
          <table:table-cell table:formula="of:=NORMDIST([.E35];262.96;88.6;0)" office:value-type="float" office:value="0.0032311531804275" calcext:value-type="float">
            <text:p>0.003231153180428</text:p>
          </table:table-cell>
        </table:table-row>
        <table:table-row table:style-name="ro1">
          <table:table-cell office:value-type="float" office:value="305.77" calcext:value-type="float">
            <text:p>305.77</text:p>
          </table:table-cell>
          <table:table-cell office:value-type="float" office:value="158.29" calcext:value-type="float">
            <text:p>158.29</text:p>
          </table:table-cell>
          <table:table-cell table:formula="of:=NORMDIST([.B36];224.59;53.47;0)" office:value-type="float" office:value="0.00345893566007953" calcext:value-type="float">
            <text:p>0.00345893566008</text:p>
          </table:table-cell>
          <table:table-cell office:value-type="float" office:value="347.75" calcext:value-type="float">
            <text:p>347.75</text:p>
          </table:table-cell>
          <table:table-cell office:value-type="float" office:value="190.79" calcext:value-type="float">
            <text:p>190.79</text:p>
          </table:table-cell>
          <table:table-cell table:formula="of:=NORMDIST([.E36];262.96;88.6;0)" office:value-type="float" office:value="0.00323145027646631" calcext:value-type="float">
            <text:p>0.003231450276466</text:p>
          </table:table-cell>
        </table:table-row>
        <table:table-row table:style-name="ro1">
          <table:table-cell office:value-type="float" office:value="310.45" calcext:value-type="float">
            <text:p>310.45</text:p>
          </table:table-cell>
          <table:table-cell office:value-type="float" office:value="158.35" calcext:value-type="float">
            <text:p>158.35</text:p>
          </table:table-cell>
          <table:table-cell table:formula="of:=NORMDIST([.B37];224.59;53.47;0)" office:value-type="float" office:value="0.00346374950802566" calcext:value-type="float">
            <text:p>0.003463749508026</text:p>
          </table:table-cell>
          <table:table-cell office:value-type="float" office:value="338.42" calcext:value-type="float">
            <text:p>338.42</text:p>
          </table:table-cell>
          <table:table-cell office:value-type="float" office:value="191" calcext:value-type="float">
            <text:p>191</text:p>
          </table:table-cell>
          <table:table-cell table:formula="of:=NORMDIST([.E37];262.96;88.6;0)" office:value-type="float" office:value="0.00323768607990336" calcext:value-type="float">
            <text:p>0.003237686079903</text:p>
          </table:table-cell>
        </table:table-row>
        <table:table-row table:style-name="ro1">
          <table:table-cell office:value-type="float" office:value="315.07" calcext:value-type="float">
            <text:p>315.07</text:p>
          </table:table-cell>
          <table:table-cell office:value-type="float" office:value="158.47" calcext:value-type="float">
            <text:p>158.47</text:p>
          </table:table-cell>
          <table:table-cell table:formula="of:=NORMDIST([.B38];224.59;53.47;0)" office:value-type="float" office:value="0.00347338419103452" calcext:value-type="float">
            <text:p>0.003473384191035</text:p>
          </table:table-cell>
          <table:table-cell office:value-type="float" office:value="329.51" calcext:value-type="float">
            <text:p>329.51</text:p>
          </table:table-cell>
          <table:table-cell office:value-type="float" office:value="193.58" calcext:value-type="float">
            <text:p>193.58</text:p>
          </table:table-cell>
          <table:table-cell table:formula="of:=NORMDIST([.E38];262.96;88.6;0)" office:value-type="float" office:value="0.00331376694911858" calcext:value-type="float">
            <text:p>0.003313766949119</text:p>
          </table:table-cell>
        </table:table-row>
        <table:table-row table:style-name="ro1">
          <table:table-cell office:value-type="float" office:value="315.41" calcext:value-type="float">
            <text:p>315.41</text:p>
          </table:table-cell>
          <table:table-cell office:value-type="float" office:value="159.78" calcext:value-type="float">
            <text:p>159.78</text:p>
          </table:table-cell>
          <table:table-cell table:formula="of:=NORMDIST([.B39];224.59;53.47;0)" office:value-type="float" office:value="0.00357914936894031" calcext:value-type="float">
            <text:p>0.00357914936894</text:p>
          </table:table-cell>
          <table:table-cell office:value-type="float" office:value="317.17" calcext:value-type="float">
            <text:p>317.17</text:p>
          </table:table-cell>
          <table:table-cell office:value-type="float" office:value="193.67" calcext:value-type="float">
            <text:p>193.67</text:p>
          </table:table-cell>
          <table:table-cell table:formula="of:=NORMDIST([.E39];262.96;88.6;0)" office:value-type="float" office:value="0.00331640220126286" calcext:value-type="float">
            <text:p>0.003316402201263</text:p>
          </table:table-cell>
        </table:table-row>
        <table:table-row table:style-name="ro1">
          <table:table-cell office:value-type="float" office:value="342.23" calcext:value-type="float">
            <text:p>342.23</text:p>
          </table:table-cell>
          <table:table-cell office:value-type="float" office:value="160.64" calcext:value-type="float">
            <text:p>160.64</text:p>
          </table:table-cell>
          <table:table-cell table:formula="of:=NORMDIST([.B40];224.59;53.47;0)" office:value-type="float" office:value="0.00364913692575452" calcext:value-type="float">
            <text:p>0.003649136925755</text:p>
          </table:table-cell>
          <table:table-cell office:value-type="float" office:value="297.68" calcext:value-type="float">
            <text:p>297.68</text:p>
          </table:table-cell>
          <table:table-cell office:value-type="float" office:value="193.77" calcext:value-type="float">
            <text:p>193.77</text:p>
          </table:table-cell>
          <table:table-cell table:formula="of:=NORMDIST([.E40];262.96;88.6;0)" office:value-type="float" office:value="0.00331932870011013" calcext:value-type="float">
            <text:p>0.00331932870011</text:p>
          </table:table-cell>
        </table:table-row>
        <table:table-row table:style-name="ro1">
          <table:table-cell office:value-type="float" office:value="315.79" calcext:value-type="float">
            <text:p>315.79</text:p>
          </table:table-cell>
          <table:table-cell office:value-type="float" office:value="160.8" calcext:value-type="float">
            <text:p>160.8</text:p>
          </table:table-cell>
          <table:table-cell table:formula="of:=NORMDIST([.B41];224.59;53.47;0)" office:value-type="float" office:value="0.00366220354032161" calcext:value-type="float">
            <text:p>0.003662203540322</text:p>
          </table:table-cell>
          <table:table-cell office:value-type="float" office:value="287.69" calcext:value-type="float">
            <text:p>287.69</text:p>
          </table:table-cell>
          <table:table-cell office:value-type="float" office:value="193.87" calcext:value-type="float">
            <text:p>193.87</text:p>
          </table:table-cell>
          <table:table-cell table:formula="of:=NORMDIST([.E41];262.96;88.6;0)" office:value-type="float" office:value="0.00332225354919874" calcext:value-type="float">
            <text:p>0.003322253549199</text:p>
          </table:table-cell>
        </table:table-row>
        <table:table-row table:style-name="ro1">
          <table:table-cell office:value-type="float" office:value="310.27" calcext:value-type="float">
            <text:p>310.27</text:p>
          </table:table-cell>
          <table:table-cell office:value-type="float" office:value="163.36" calcext:value-type="float">
            <text:p>163.36</text:p>
          </table:table-cell>
          <table:table-cell table:formula="of:=NORMDIST([.B42];224.59;53.47;0)" office:value-type="float" office:value="0.00387302867200717" calcext:value-type="float">
            <text:p>0.003873028672007</text:p>
          </table:table-cell>
          <table:table-cell office:value-type="float" office:value="276.38" calcext:value-type="float">
            <text:p>276.38</text:p>
          </table:table-cell>
          <table:table-cell office:value-type="float" office:value="194.62" calcext:value-type="float">
            <text:p>194.62</text:p>
          </table:table-cell>
          <table:table-cell table:formula="of:=NORMDIST([.E42];262.96;88.6;0)" office:value-type="float" office:value="0.00334413643182943" calcext:value-type="float">
            <text:p>0.0033441364318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3.66" calcext:value-type="float">
            <text:p>163.66</text:p>
          </table:table-cell>
          <table:table-cell table:formula="of:=NORMDIST([.B43];224.59;53.47;0)" office:value-type="float" office:value="0.00389793118055626" calcext:value-type="float">
            <text:p>0.003897931180556</text:p>
          </table:table-cell>
          <table:table-cell office:value-type="float" office:value="256.91" calcext:value-type="float">
            <text:p>256.91</text:p>
          </table:table-cell>
          <table:table-cell office:value-type="float" office:value="195.21" calcext:value-type="float">
            <text:p>195.21</text:p>
          </table:table-cell>
          <table:table-cell table:formula="of:=NORMDIST([.E43];262.96;88.6;0)" office:value-type="float" office:value="0.00336128294388092" calcext:value-type="float">
            <text:p>0.003361282943881</text:p>
          </table:table-cell>
        </table:table-row>
        <table:table-row table:style-name="ro1">
          <table:table-cell office:value-type="float" office:value="295.04" calcext:value-type="float">
            <text:p>295.04</text:p>
          </table:table-cell>
          <table:table-cell office:value-type="float" office:value="164.69" calcext:value-type="float">
            <text:p>164.69</text:p>
          </table:table-cell>
          <table:table-cell table:formula="of:=NORMDIST([.B44];224.59;53.47;0)" office:value-type="float" office:value="0.00398370023411204" calcext:value-type="float">
            <text:p>0.003983700234112</text:p>
          </table:table-cell>
          <table:table-cell office:value-type="float" office:value="249.83" calcext:value-type="float">
            <text:p>249.83</text:p>
          </table:table-cell>
          <table:table-cell office:value-type="float" office:value="195.47" calcext:value-type="float">
            <text:p>195.47</text:p>
          </table:table-cell>
          <table:table-cell table:formula="of:=NORMDIST([.E44];262.96;88.6;0)" office:value-type="float" office:value="0.00336881949359035" calcext:value-type="float">
            <text:p>0.00336881949359</text:p>
          </table:table-cell>
        </table:table-row>
        <table:table-row table:style-name="ro1">
          <table:table-cell office:value-type="float" office:value="288.82" calcext:value-type="float">
            <text:p>288.82</text:p>
          </table:table-cell>
          <table:table-cell office:value-type="float" office:value="165.17" calcext:value-type="float">
            <text:p>165.17</text:p>
          </table:table-cell>
          <table:table-cell table:formula="of:=NORMDIST([.B45];224.59;53.47;0)" office:value-type="float" office:value="0.00402380237705057" calcext:value-type="float">
            <text:p>0.004023802377051</text:p>
          </table:table-cell>
          <table:table-cell office:value-type="float" office:value="253.79" calcext:value-type="float">
            <text:p>253.79</text:p>
          </table:table-cell>
          <table:table-cell office:value-type="float" office:value="195.94" calcext:value-type="float">
            <text:p>195.94</text:p>
          </table:table-cell>
          <table:table-cell table:formula="of:=NORMDIST([.E45];262.96;88.6;0)" office:value-type="float" office:value="0.00338241224656378" calcext:value-type="float">
            <text:p>0.003382412246564</text:p>
          </table:table-cell>
        </table:table-row>
        <table:table-row table:style-name="ro1">
          <table:table-cell office:value-type="float" office:value="265.33" calcext:value-type="float">
            <text:p>265.33</text:p>
          </table:table-cell>
          <table:table-cell office:value-type="float" office:value="165.56" calcext:value-type="float">
            <text:p>165.56</text:p>
          </table:table-cell>
          <table:table-cell table:formula="of:=NORMDIST([.B46];224.59;53.47;0)" office:value-type="float" office:value="0.00405644172177522" calcext:value-type="float">
            <text:p>0.004056441721775</text:p>
          </table:table-cell>
          <table:table-cell office:value-type="float" office:value="264.38" calcext:value-type="float">
            <text:p>264.38</text:p>
          </table:table-cell>
          <table:table-cell office:value-type="float" office:value="196.42" calcext:value-type="float">
            <text:p>196.42</text:p>
          </table:table-cell>
          <table:table-cell table:formula="of:=NORMDIST([.E46];262.96;88.6;0)" office:value-type="float" office:value="0.00339625217178714" calcext:value-type="float">
            <text:p>0.003396252171787</text:p>
          </table:table-cell>
        </table:table-row>
        <table:table-row table:style-name="ro1">
          <table:table-cell office:value-type="float" office:value="256.73" calcext:value-type="float">
            <text:p>256.73</text:p>
          </table:table-cell>
          <table:table-cell office:value-type="float" office:value="166.21" calcext:value-type="float">
            <text:p>166.21</text:p>
          </table:table-cell>
          <table:table-cell table:formula="of:=NORMDIST([.B47];224.59;53.47;0)" office:value-type="float" office:value="0.004110944006145" calcext:value-type="float">
            <text:p>0.004110944006145</text:p>
          </table:table-cell>
          <table:table-cell office:value-type="float" office:value="209.57" calcext:value-type="float">
            <text:p>209.57</text:p>
          </table:table-cell>
          <table:table-cell office:value-type="float" office:value="197.13" calcext:value-type="float">
            <text:p>197.13</text:p>
          </table:table-cell>
          <table:table-cell table:formula="of:=NORMDIST([.E47];262.96;88.6;0)" office:value-type="float" office:value="0.00341664375473628" calcext:value-type="float">
            <text:p>0.0034166437547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6.71" calcext:value-type="float">
            <text:p>166.71</text:p>
          </table:table-cell>
          <table:table-cell table:formula="of:=NORMDIST([.B48];224.59;53.47;0)" office:value-type="float" office:value="0.00415294899838058" calcext:value-type="float">
            <text:p>0.004152948998381</text:p>
          </table:table-cell>
          <table:table-cell office:value-type="float" office:value="197.13" calcext:value-type="float">
            <text:p>197.13</text:p>
          </table:table-cell>
          <table:table-cell office:value-type="float" office:value="197.16" calcext:value-type="float">
            <text:p>197.16</text:p>
          </table:table-cell>
          <table:table-cell table:formula="of:=NORMDIST([.E48];262.96;88.6;0)" office:value-type="float" office:value="0.00341750322927128" calcext:value-type="float">
            <text:p>0.0034175032292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8.86" calcext:value-type="float">
            <text:p>168.86</text:p>
          </table:table-cell>
          <table:table-cell table:formula="of:=NORMDIST([.B49];224.59;53.47;0)" office:value-type="float" office:value="0.00433419575165583" calcext:value-type="float">
            <text:p>0.004334195751656</text:p>
          </table:table-cell>
          <table:table-cell office:value-type="float" office:value="209.77" calcext:value-type="float">
            <text:p>209.77</text:p>
          </table:table-cell>
          <table:table-cell office:value-type="float" office:value="198.98" calcext:value-type="float">
            <text:p>198.98</text:p>
          </table:table-cell>
          <table:table-cell table:formula="of:=NORMDIST([.E49];262.96;88.6;0)" office:value-type="float" office:value="0.00346930703299172" calcext:value-type="float">
            <text:p>0.003469307032992</text:p>
          </table:table-cell>
        </table:table-row>
        <table:table-row table:style-name="ro1">
          <table:table-cell office:value-type="float" office:value="219.24" calcext:value-type="float">
            <text:p>219.24</text:p>
          </table:table-cell>
          <table:table-cell office:value-type="float" office:value="170.05" calcext:value-type="float">
            <text:p>170.05</text:p>
          </table:table-cell>
          <table:table-cell table:formula="of:=NORMDIST([.B50];224.59;53.47;0)" office:value-type="float" office:value="0.00443480901226487" calcext:value-type="float">
            <text:p>0.004434809012265</text:p>
          </table:table-cell>
          <table:table-cell office:value-type="float" office:value="190.59" calcext:value-type="float">
            <text:p>190.59</text:p>
          </table:table-cell>
          <table:table-cell office:value-type="float" office:value="199.01" calcext:value-type="float">
            <text:p>199.01</text:p>
          </table:table-cell>
          <table:table-cell table:formula="of:=NORMDIST([.E50];262.96;88.6;0)" office:value-type="float" office:value="0.00347015522081852" calcext:value-type="float">
            <text:p>0.003470155220819</text:p>
          </table:table-cell>
        </table:table-row>
        <table:table-row table:style-name="ro1">
          <table:table-cell office:value-type="float" office:value="217.61" calcext:value-type="float">
            <text:p>217.61</text:p>
          </table:table-cell>
          <table:table-cell office:value-type="float" office:value="170.58" calcext:value-type="float">
            <text:p>170.58</text:p>
          </table:table-cell>
          <table:table-cell table:formula="of:=NORMDIST([.B51];224.59;53.47;0)" office:value-type="float" office:value="0.00447965430636534" calcext:value-type="float">
            <text:p>0.004479654306365</text:p>
          </table:table-cell>
          <table:table-cell office:value-type="float" office:value="193.58" calcext:value-type="float">
            <text:p>193.58</text:p>
          </table:table-cell>
          <table:table-cell office:value-type="float" office:value="199.32" calcext:value-type="float">
            <text:p>199.32</text:p>
          </table:table-cell>
          <table:table-cell table:formula="of:=NORMDIST([.E51];262.96;88.6;0)" office:value-type="float" office:value="0.00347890862472131" calcext:value-type="float">
            <text:p>0.003478908624721</text:p>
          </table:table-cell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72.13" calcext:value-type="float">
            <text:p>172.13</text:p>
          </table:table-cell>
          <table:table-cell table:formula="of:=NORMDIST([.B52];224.59;53.47;0)" office:value-type="float" office:value="0.00461082451465115" calcext:value-type="float">
            <text:p>0.004610824514651</text:p>
          </table:table-cell>
          <table:table-cell office:value-type="float" office:value="197.16" calcext:value-type="float">
            <text:p>197.16</text:p>
          </table:table-cell>
          <table:table-cell office:value-type="float" office:value="199.8" calcext:value-type="float">
            <text:p>199.8</text:p>
          </table:table-cell>
          <table:table-cell table:formula="of:=NORMDIST([.E52];262.96;88.6;0)" office:value-type="float" office:value="0.00349242151224104" calcext:value-type="float">
            <text:p>0.003492421512241</text:p>
          </table:table-cell>
        </table:table-row>
        <table:table-row table:style-name="ro1">
          <table:table-cell office:value-type="float" office:value="225.04" calcext:value-type="float">
            <text:p>225.04</text:p>
          </table:table-cell>
          <table:table-cell office:value-type="float" office:value="173.14" calcext:value-type="float">
            <text:p>173.14</text:p>
          </table:table-cell>
          <table:table-cell table:formula="of:=NORMDIST([.B53];224.59;53.47;0)" office:value-type="float" office:value="0.00469623251280715" calcext:value-type="float">
            <text:p>0.004696232512807</text:p>
          </table:table-cell>
          <table:table-cell office:value-type="float" office:value="190.01" calcext:value-type="float">
            <text:p>190.01</text:p>
          </table:table-cell>
          <table:table-cell office:value-type="float" office:value="200.38" calcext:value-type="float">
            <text:p>200.38</text:p>
          </table:table-cell>
          <table:table-cell table:formula="of:=NORMDIST([.E53];262.96;88.6;0)" office:value-type="float" office:value="0.00350868223130922" calcext:value-type="float">
            <text:p>0.003508682231309</text:p>
          </table:table-cell>
        </table:table-row>
        <table:table-row table:style-name="ro1">
          <table:table-cell office:value-type="float" office:value="157.66" calcext:value-type="float">
            <text:p>157.66</text:p>
          </table:table-cell>
          <table:table-cell office:value-type="float" office:value="173.18" calcext:value-type="float">
            <text:p>173.18</text:p>
          </table:table-cell>
          <table:table-cell table:formula="of:=NORMDIST([.B54];224.59;53.47;0)" office:value-type="float" office:value="0.0046996128653369" calcext:value-type="float">
            <text:p>0.004699612865337</text:p>
          </table:table-cell>
          <table:table-cell office:value-type="float" office:value="177.1" calcext:value-type="float">
            <text:p>177.1</text:p>
          </table:table-cell>
          <table:table-cell office:value-type="float" office:value="200.81" calcext:value-type="float">
            <text:p>200.81</text:p>
          </table:table-cell>
          <table:table-cell table:formula="of:=NORMDIST([.E54];262.96;88.6;0)" office:value-type="float" office:value="0.00352068905140081" calcext:value-type="float">
            <text:p>0.003520689051401</text:p>
          </table:table-cell>
        </table:table-row>
        <table:table-row table:style-name="ro1">
          <table:table-cell office:value-type="float" office:value="153.44" calcext:value-type="float">
            <text:p>153.44</text:p>
          </table:table-cell>
          <table:table-cell office:value-type="float" office:value="174.05" calcext:value-type="float">
            <text:p>174.05</text:p>
          </table:table-cell>
          <table:table-cell table:formula="of:=NORMDIST([.B55];224.59;53.47;0)" office:value-type="float" office:value="0.00477307961977045" calcext:value-type="float">
            <text:p>0.00477307961977</text:p>
          </table:table-cell>
          <table:table-cell office:value-type="float" office:value="213.1" calcext:value-type="float">
            <text:p>213.1</text:p>
          </table:table-cell>
          <table:table-cell office:value-type="float" office:value="201.69" calcext:value-type="float">
            <text:p>201.69</text:p>
          </table:table-cell>
          <table:table-cell table:formula="of:=NORMDIST([.E55];262.96;88.6;0)" office:value-type="float" office:value="0.00354512906826632" calcext:value-type="float">
            <text:p>0.003545129068266</text:p>
          </table:table-cell>
        </table:table-row>
        <table:table-row table:style-name="ro1">
          <table:table-cell office:value-type="float" office:value="240.53" calcext:value-type="float">
            <text:p>240.53</text:p>
          </table:table-cell>
          <table:table-cell office:value-type="float" office:value="174.26" calcext:value-type="float">
            <text:p>174.26</text:p>
          </table:table-cell>
          <table:table-cell table:formula="of:=NORMDIST([.B56];224.59;53.47;0)" office:value-type="float" office:value="0.0047907943402252" calcext:value-type="float">
            <text:p>0.004790794340225</text:p>
          </table:table-cell>
          <table:table-cell office:value-type="float" office:value="257.12" calcext:value-type="float">
            <text:p>257.12</text:p>
          </table:table-cell>
          <table:table-cell office:value-type="float" office:value="201.76" calcext:value-type="float">
            <text:p>201.76</text:p>
          </table:table-cell>
          <table:table-cell table:formula="of:=NORMDIST([.E56];262.96;88.6;0)" office:value-type="float" office:value="0.00354706540528242" calcext:value-type="float">
            <text:p>0.003547065405282</text:p>
          </table:table-cell>
        </table:table-row>
        <table:table-row table:style-name="ro1">
          <table:table-cell office:value-type="float" office:value="246.34" calcext:value-type="float">
            <text:p>246.34</text:p>
          </table:table-cell>
          <table:table-cell office:value-type="float" office:value="174.39" calcext:value-type="float">
            <text:p>174.39</text:p>
          </table:table-cell>
          <table:table-cell table:formula="of:=NORMDIST([.B57];224.59;53.47;0)" office:value-type="float" office:value="0.00480175641075185" calcext:value-type="float">
            <text:p>0.004801756410752</text:p>
          </table:table-cell>
          <table:table-cell office:value-type="float" office:value="292.43" calcext:value-type="float">
            <text:p>292.43</text:p>
          </table:table-cell>
          <table:table-cell office:value-type="float" office:value="203.92" calcext:value-type="float">
            <text:p>203.92</text:p>
          </table:table-cell>
          <table:table-cell table:formula="of:=NORMDIST([.E57];262.96;88.6;0)" office:value-type="float" office:value="0.00360623132506611" calcext:value-type="float">
            <text:p>0.003606231325066</text:p>
          </table:table-cell>
        </table:table-row>
        <table:table-row table:style-name="ro1">
          <table:table-cell office:value-type="float" office:value="253.03" calcext:value-type="float">
            <text:p>253.03</text:p>
          </table:table-cell>
          <table:table-cell office:value-type="float" office:value="174.73" calcext:value-type="float">
            <text:p>174.73</text:p>
          </table:table-cell>
          <table:table-cell table:formula="of:=NORMDIST([.B58];224.59;53.47;0)" office:value-type="float" office:value="0.00483041018006832" calcext:value-type="float">
            <text:p>0.004830410180068</text:p>
          </table:table-cell>
          <table:table-cell office:value-type="float" office:value="331.37" calcext:value-type="float">
            <text:p>331.37</text:p>
          </table:table-cell>
          <table:table-cell office:value-type="float" office:value="205.2" calcext:value-type="float">
            <text:p>205.2</text:p>
          </table:table-cell>
          <table:table-cell table:formula="of:=NORMDIST([.E58];262.96;88.6;0)" office:value-type="float" office:value="0.00364073603659493" calcext:value-type="float">
            <text:p>0.0036407360365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5.01" calcext:value-type="float">
            <text:p>175.01</text:p>
          </table:table-cell>
          <table:table-cell table:formula="of:=NORMDIST([.B59];224.59;53.47;0)" office:value-type="float" office:value="0.0048539883766162" calcext:value-type="float">
            <text:p>0.004853988376616</text:p>
          </table:table-cell>
          <table:table-cell office:value-type="float" office:value="393.19" calcext:value-type="float">
            <text:p>393.19</text:p>
          </table:table-cell>
          <table:table-cell office:value-type="float" office:value="205.51" calcext:value-type="float">
            <text:p>205.51</text:p>
          </table:table-cell>
          <table:table-cell table:formula="of:=NORMDIST([.E59];262.96;88.6;0)" office:value-type="float" office:value="0.00364902762425417" calcext:value-type="float">
            <text:p>0.003649027624254</text:p>
          </table:table-cell>
        </table:table-row>
        <table:table-row table:style-name="ro1">
          <table:table-cell office:value-type="float" office:value="230.96" calcext:value-type="float">
            <text:p>230.96</text:p>
          </table:table-cell>
          <table:table-cell office:value-type="float" office:value="178.21" calcext:value-type="float">
            <text:p>178.21</text:p>
          </table:table-cell>
          <table:table-cell table:formula="of:=NORMDIST([.B60];224.59;53.47;0)" office:value-type="float" office:value="0.00512178308753896" calcext:value-type="float">
            <text:p>0.005121783087539</text:p>
          </table:table-cell>
          <table:table-cell office:value-type="float" office:value="442.44" calcext:value-type="float">
            <text:p>442.44</text:p>
          </table:table-cell>
          <table:table-cell office:value-type="float" office:value="207.02" calcext:value-type="float">
            <text:p>207.02</text:p>
          </table:table-cell>
          <table:table-cell table:formula="of:=NORMDIST([.E60];262.96;88.6;0)" office:value-type="float" office:value="0.00368904067943569" calcext:value-type="float">
            <text:p>0.003689040679436</text:p>
          </table:table-cell>
        </table:table-row>
        <table:table-row table:style-name="ro1">
          <table:table-cell office:value-type="float" office:value="211.15" calcext:value-type="float">
            <text:p>211.15</text:p>
          </table:table-cell>
          <table:table-cell office:value-type="float" office:value="178.76" calcext:value-type="float">
            <text:p>178.76</text:p>
          </table:table-cell>
          <table:table-cell table:formula="of:=NORMDIST([.B61];224.59;53.47;0)" office:value-type="float" office:value="0.00516741187220026" calcext:value-type="float">
            <text:p>0.0051674118722</text:p>
          </table:table-cell>
          <table:table-cell office:value-type="float" office:value="483.18" calcext:value-type="float">
            <text:p>483.18</text:p>
          </table:table-cell>
          <table:table-cell office:value-type="float" office:value="207.62" calcext:value-type="float">
            <text:p>207.62</text:p>
          </table:table-cell>
          <table:table-cell table:formula="of:=NORMDIST([.E61];262.96;88.6;0)" office:value-type="float" office:value="0.00370476269329151" calcext:value-type="float">
            <text:p>0.003704762693292</text:p>
          </table:table-cell>
        </table:table-row>
        <table:table-row table:style-name="ro1">
          <table:table-cell office:value-type="float" office:value="213.78" calcext:value-type="float">
            <text:p>213.78</text:p>
          </table:table-cell>
          <table:table-cell office:value-type="float" office:value="179.14" calcext:value-type="float">
            <text:p>179.14</text:p>
          </table:table-cell>
          <table:table-cell table:formula="of:=NORMDIST([.B62];224.59;53.47;0)" office:value-type="float" office:value="0.00519885312506982" calcext:value-type="float">
            <text:p>0.00519885312507</text:p>
          </table:table-cell>
          <table:table-cell office:value-type="float" office:value="425.46" calcext:value-type="float">
            <text:p>425.46</text:p>
          </table:table-cell>
          <table:table-cell office:value-type="float" office:value="207.7" calcext:value-type="float">
            <text:p>207.7</text:p>
          </table:table-cell>
          <table:table-cell table:formula="of:=NORMDIST([.E62];262.96;88.6;0)" office:value-type="float" office:value="0.00370685117392585" calcext:value-type="float">
            <text:p>0.003706851173926</text:p>
          </table:table-cell>
        </table:table-row>
        <table:table-row table:style-name="ro1">
          <table:table-cell office:value-type="float" office:value="207.06" calcext:value-type="float">
            <text:p>207.06</text:p>
          </table:table-cell>
          <table:table-cell office:value-type="float" office:value="179.96" calcext:value-type="float">
            <text:p>179.96</text:p>
          </table:table-cell>
          <table:table-cell table:formula="of:=NORMDIST([.B63];224.59;53.47;0)" office:value-type="float" office:value="0.00526644702740087" calcext:value-type="float">
            <text:p>0.005266447027401</text:p>
          </table:table-cell>
          <table:table-cell office:value-type="float" office:value="489.58" calcext:value-type="float">
            <text:p>489.58</text:p>
          </table:table-cell>
          <table:table-cell office:value-type="float" office:value="208.9" calcext:value-type="float">
            <text:p>208.9</text:p>
          </table:table-cell>
          <table:table-cell table:formula="of:=NORMDIST([.E63];262.96;88.6;0)" office:value-type="float" office:value="0.00373795431589002" calcext:value-type="float">
            <text:p>0.00373795431589</text:p>
          </table:table-cell>
        </table:table-row>
        <table:table-row table:style-name="ro1">
          <table:table-cell office:value-type="float" office:value="200.19" calcext:value-type="float">
            <text:p>200.19</text:p>
          </table:table-cell>
          <table:table-cell office:value-type="float" office:value="180" calcext:value-type="float">
            <text:p>180</text:p>
          </table:table-cell>
          <table:table-cell table:formula="of:=NORMDIST([.B64];224.59;53.47;0)" office:value-type="float" office:value="0.00526973497661448" calcext:value-type="float">
            <text:p>0.005269734976614</text:p>
          </table:table-cell>
          <table:table-cell office:value-type="float" office:value="489.15" calcext:value-type="float">
            <text:p>489.15</text:p>
          </table:table-cell>
          <table:table-cell office:value-type="float" office:value="209.57" calcext:value-type="float">
            <text:p>209.57</text:p>
          </table:table-cell>
          <table:table-cell table:formula="of:=NORMDIST([.E64];262.96;88.6;0)" office:value-type="float" office:value="0.00375513394860743" calcext:value-type="float">
            <text:p>0.003755133948607</text:p>
          </table:table-cell>
        </table:table-row>
        <table:table-row table:style-name="ro1">
          <table:table-cell office:value-type="float" office:value="194.99" calcext:value-type="float">
            <text:p>194.99</text:p>
          </table:table-cell>
          <table:table-cell office:value-type="float" office:value="181.2" calcext:value-type="float">
            <text:p>181.2</text:p>
          </table:table-cell>
          <table:table-cell table:formula="of:=NORMDIST([.B65];224.59;53.47;0)" office:value-type="float" office:value="0.00536793669527571" calcext:value-type="float">
            <text:p>0.005367936695276</text:p>
          </table:table-cell>
          <table:table-cell office:value-type="float" office:value="485.46" calcext:value-type="float">
            <text:p>485.46</text:p>
          </table:table-cell>
          <table:table-cell office:value-type="float" office:value="209.77" calcext:value-type="float">
            <text:p>209.77</text:p>
          </table:table-cell>
          <table:table-cell table:formula="of:=NORMDIST([.E65];262.96;88.6;0)" office:value-type="float" office:value="0.00376023580890807" calcext:value-type="float">
            <text:p>0.003760235808908</text:p>
          </table:table-cell>
        </table:table-row>
        <table:table-row table:style-name="ro1">
          <table:table-cell office:value-type="float" office:value="183.66" calcext:value-type="float">
            <text:p>183.66</text:p>
          </table:table-cell>
          <table:table-cell office:value-type="float" office:value="182.16" calcext:value-type="float">
            <text:p>182.16</text:p>
          </table:table-cell>
          <table:table-cell table:formula="of:=NORMDIST([.B66];224.59;53.47;0)" office:value-type="float" office:value="0.00544583880509428" calcext:value-type="float">
            <text:p>0.005445838805094</text:p>
          </table:table-cell>
          <table:table-cell office:value-type="float" office:value="421.75" calcext:value-type="float">
            <text:p>421.75</text:p>
          </table:table-cell>
          <table:table-cell office:value-type="float" office:value="209.77" calcext:value-type="float">
            <text:p>209.77</text:p>
          </table:table-cell>
          <table:table-cell table:formula="of:=NORMDIST([.E66];262.96;88.6;0)" office:value-type="float" office:value="0.00376023580890807" calcext:value-type="float">
            <text:p>0.003760235808908</text:p>
          </table:table-cell>
        </table:table-row>
        <table:table-row table:style-name="ro1">
          <table:table-cell office:value-type="float" office:value="174.73" calcext:value-type="float">
            <text:p>174.73</text:p>
          </table:table-cell>
          <table:table-cell office:value-type="float" office:value="182.78" calcext:value-type="float">
            <text:p>182.78</text:p>
          </table:table-cell>
          <table:table-cell table:formula="of:=NORMDIST([.B67];224.59;53.47;0)" office:value-type="float" office:value="0.00549580881006017" calcext:value-type="float">
            <text:p>0.00549580881006</text:p>
          </table:table-cell>
          <table:table-cell office:value-type="float" office:value="400.94" calcext:value-type="float">
            <text:p>400.94</text:p>
          </table:table-cell>
          <table:table-cell office:value-type="float" office:value="209.91" calcext:value-type="float">
            <text:p>209.91</text:p>
          </table:table-cell>
          <table:table-cell table:formula="of:=NORMDIST([.E67];262.96;88.6;0)" office:value-type="float" office:value="0.00376379982350216" calcext:value-type="float">
            <text:p>0.003763799823502</text:p>
          </table:table-cell>
        </table:table-row>
        <table:table-row table:style-name="ro1">
          <table:table-cell office:value-type="float" office:value="89.36" calcext:value-type="float">
            <text:p>89.36</text:p>
          </table:table-cell>
          <table:table-cell office:value-type="float" office:value="183.1" calcext:value-type="float">
            <text:p>183.1</text:p>
          </table:table-cell>
          <table:table-cell table:formula="of:=NORMDIST([.B68];224.59;53.47;0)" office:value-type="float" office:value="0.00552148844828108" calcext:value-type="float">
            <text:p>0.005521488448281</text:p>
          </table:table-cell>
          <table:table-cell office:value-type="float" office:value="394.08" calcext:value-type="float">
            <text:p>394.08</text:p>
          </table:table-cell>
          <table:table-cell office:value-type="float" office:value="210" calcext:value-type="float">
            <text:p>210</text:p>
          </table:table-cell>
          <table:table-cell table:formula="of:=NORMDIST([.E68];262.96;88.6;0)" office:value-type="float" office:value="0.00376608779384078" calcext:value-type="float">
            <text:p>0.003766087793841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83.66" calcext:value-type="float">
            <text:p>183.66</text:p>
          </table:table-cell>
          <table:table-cell table:formula="of:=NORMDIST([.B69];224.59;53.47;0)" office:value-type="float" office:value="0.00556623714475241" calcext:value-type="float">
            <text:p>0.005566237144752</text:p>
          </table:table-cell>
          <table:table-cell office:value-type="float" office:value="478.57" calcext:value-type="float">
            <text:p>478.57</text:p>
          </table:table-cell>
          <table:table-cell office:value-type="float" office:value="211.53" calcext:value-type="float">
            <text:p>211.53</text:p>
          </table:table-cell>
          <table:table-cell table:formula="of:=NORMDIST([.E69];262.96;88.6;0)" office:value-type="float" office:value="0.00380459608617451" calcext:value-type="float">
            <text:p>0.003804596086175</text:p>
          </table:table-cell>
        </table:table-row>
        <table:table-row table:style-name="ro1">
          <table:table-cell office:value-type="float" office:value="125.36" calcext:value-type="float">
            <text:p>125.36</text:p>
          </table:table-cell>
          <table:table-cell office:value-type="float" office:value="184.46" calcext:value-type="float">
            <text:p>184.46</text:p>
          </table:table-cell>
          <table:table-cell table:formula="of:=NORMDIST([.B70];224.59;53.47;0)" office:value-type="float" office:value="0.00562972240332902" calcext:value-type="float">
            <text:p>0.005629722403329</text:p>
          </table:table-cell>
          <table:table-cell office:value-type="float" office:value="463" calcext:value-type="float">
            <text:p>463</text:p>
          </table:table-cell>
          <table:table-cell office:value-type="float" office:value="211.86" calcext:value-type="float">
            <text:p>211.86</text:p>
          </table:table-cell>
          <table:table-cell table:formula="of:=NORMDIST([.E70];262.96;88.6;0)" office:value-type="float" office:value="0.00381280421327449" calcext:value-type="float">
            <text:p>0.003812804213274</text:p>
          </table:table-cell>
        </table:table-row>
        <table:table-row table:style-name="ro1">
          <table:table-cell office:value-type="float" office:value="127.68" calcext:value-type="float">
            <text:p>127.68</text:p>
          </table:table-cell>
          <table:table-cell office:value-type="float" office:value="185.22" calcext:value-type="float">
            <text:p>185.22</text:p>
          </table:table-cell>
          <table:table-cell table:formula="of:=NORMDIST([.B71];224.59;53.47;0)" office:value-type="float" office:value="0.00568952414605273" calcext:value-type="float">
            <text:p>0.005689524146053</text:p>
          </table:table-cell>
          <table:table-cell office:value-type="float" office:value="461.46" calcext:value-type="float">
            <text:p>461.46</text:p>
          </table:table-cell>
          <table:table-cell office:value-type="float" office:value="213.1" calcext:value-type="float">
            <text:p>213.1</text:p>
          </table:table-cell>
          <table:table-cell table:formula="of:=NORMDIST([.E71];262.96;88.6;0)" office:value-type="float" office:value="0.00384332886831545" calcext:value-type="float">
            <text:p>0.003843328868315</text:p>
          </table:table-cell>
        </table:table-row>
        <table:table-row table:style-name="ro1">
          <table:table-cell office:value-type="float" office:value="137.06" calcext:value-type="float">
            <text:p>137.06</text:p>
          </table:table-cell>
          <table:table-cell office:value-type="float" office:value="187" calcext:value-type="float">
            <text:p>187</text:p>
          </table:table-cell>
          <table:table-cell table:formula="of:=NORMDIST([.B72];224.59;53.47;0)" office:value-type="float" office:value="0.00582747463742402" calcext:value-type="float">
            <text:p>0.005827474637424</text:p>
          </table:table-cell>
          <table:table-cell office:value-type="float" office:value="458.81" calcext:value-type="float">
            <text:p>458.81</text:p>
          </table:table-cell>
          <table:table-cell office:value-type="float" office:value="214.93" calcext:value-type="float">
            <text:p>214.93</text:p>
          </table:table-cell>
          <table:table-cell table:formula="of:=NORMDIST([.E72];262.96;88.6;0)" office:value-type="float" office:value="0.0038874330297259" calcext:value-type="float">
            <text:p>0.003887433029726</text:p>
          </table:table-cell>
        </table:table-row>
        <table:table-row table:style-name="ro1">
          <table:table-cell office:value-type="float" office:value="141.35" calcext:value-type="float">
            <text:p>141.35</text:p>
          </table:table-cell>
          <table:table-cell office:value-type="float" office:value="187.02" calcext:value-type="float">
            <text:p>187.02</text:p>
          </table:table-cell>
          <table:table-cell table:formula="of:=NORMDIST([.B73];224.59;53.47;0)" office:value-type="float" office:value="0.00582900679658189" calcext:value-type="float">
            <text:p>0.005829006796582</text:p>
          </table:table-cell>
          <table:table-cell office:value-type="float" office:value="467.24" calcext:value-type="float">
            <text:p>467.24</text:p>
          </table:table-cell>
          <table:table-cell office:value-type="float" office:value="215.93" calcext:value-type="float">
            <text:p>215.93</text:p>
          </table:table-cell>
          <table:table-cell table:formula="of:=NORMDIST([.E73];262.96;88.6;0)" office:value-type="float" office:value="0.00391104209207467" calcext:value-type="float">
            <text:p>0.003911042092075</text:p>
          </table:table-cell>
        </table:table-row>
        <table:table-row table:style-name="ro1">
          <table:table-cell office:value-type="float" office:value="156.17" calcext:value-type="float">
            <text:p>156.17</text:p>
          </table:table-cell>
          <table:table-cell office:value-type="float" office:value="191.09" calcext:value-type="float">
            <text:p>191.09</text:p>
          </table:table-cell>
          <table:table-cell table:formula="of:=NORMDIST([.B74];224.59;53.47;0)" office:value-type="float" office:value="0.00613145836294628" calcext:value-type="float">
            <text:p>0.006131458362946</text:p>
          </table:table-cell>
          <table:table-cell office:value-type="float" office:value="443.5" calcext:value-type="float">
            <text:p>443.5</text:p>
          </table:table-cell>
          <table:table-cell office:value-type="float" office:value="216.04" calcext:value-type="float">
            <text:p>216.04</text:p>
          </table:table-cell>
          <table:table-cell table:formula="of:=NORMDIST([.E74];262.96;88.6;0)" office:value-type="float" office:value="0.00391361738992641" calcext:value-type="float">
            <text:p>0.003913617389926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93.37" calcext:value-type="float">
            <text:p>193.37</text:p>
          </table:table-cell>
          <table:table-cell table:formula="of:=NORMDIST([.B75];224.59;53.47;0)" office:value-type="float" office:value="0.00629174693403721" calcext:value-type="float">
            <text:p>0.006291746934037</text:p>
          </table:table-cell>
          <table:table-cell office:value-type="float" office:value="422" calcext:value-type="float">
            <text:p>422</text:p>
          </table:table-cell>
          <table:table-cell office:value-type="float" office:value="216.06" calcext:value-type="float">
            <text:p>216.06</text:p>
          </table:table-cell>
          <table:table-cell table:formula="of:=NORMDIST([.E75];262.96;88.6;0)" office:value-type="float" office:value="0.00391408515985922" calcext:value-type="float">
            <text:p>0.003914085159859</text:p>
          </table:table-cell>
        </table:table-row>
        <table:table-row table:style-name="ro1">
          <table:table-cell office:value-type="float" office:value="156.34" calcext:value-type="float">
            <text:p>156.34</text:p>
          </table:table-cell>
          <table:table-cell office:value-type="float" office:value="193.51" calcext:value-type="float">
            <text:p>193.51</text:p>
          </table:table-cell>
          <table:table-cell table:formula="of:=NORMDIST([.B76];224.59;53.47;0)" office:value-type="float" office:value="0.00630135128959316" calcext:value-type="float">
            <text:p>0.006301351289593</text:p>
          </table:table-cell>
          <table:table-cell office:value-type="float" office:value="404" calcext:value-type="float">
            <text:p>404</text:p>
          </table:table-cell>
          <table:table-cell office:value-type="float" office:value="218.33" calcext:value-type="float">
            <text:p>218.33</text:p>
          </table:table-cell>
          <table:table-cell table:formula="of:=NORMDIST([.E76];262.96;88.6;0)" office:value-type="float" office:value="0.00396622852450804" calcext:value-type="float">
            <text:p>0.003966228524508</text:p>
          </table:table-cell>
        </table:table-row>
        <table:table-row table:style-name="ro1">
          <table:table-cell office:value-type="float" office:value="158.29" calcext:value-type="float">
            <text:p>158.29</text:p>
          </table:table-cell>
          <table:table-cell office:value-type="float" office:value="193.66" calcext:value-type="float">
            <text:p>193.66</text:p>
          </table:table-cell>
          <table:table-cell table:formula="of:=NORMDIST([.B77];224.59;53.47;0)" office:value-type="float" office:value="0.0063116099250037" calcext:value-type="float">
            <text:p>0.006311609925004</text:p>
          </table:table-cell>
          <table:table-cell office:value-type="float" office:value="370" calcext:value-type="float">
            <text:p>370</text:p>
          </table:table-cell>
          <table:table-cell office:value-type="float" office:value="218.76" calcext:value-type="float">
            <text:p>218.76</text:p>
          </table:table-cell>
          <table:table-cell table:formula="of:=NORMDIST([.E77];262.96;88.6;0)" office:value-type="float" office:value="0.00397588985245729" calcext:value-type="float">
            <text:p>0.003975889852457</text:p>
          </table:table-cell>
        </table:table-row>
        <table:table-row table:style-name="ro1">
          <table:table-cell office:value-type="float" office:value="102.62" calcext:value-type="float">
            <text:p>102.62</text:p>
          </table:table-cell>
          <table:table-cell office:value-type="float" office:value="194.54" calcext:value-type="float">
            <text:p>194.54</text:p>
          </table:table-cell>
          <table:table-cell table:formula="of:=NORMDIST([.B78];224.59;53.47;0)" office:value-type="float" office:value="0.00637112121043706" calcext:value-type="float">
            <text:p>0.006371121210437</text:p>
          </table:table-cell>
          <table:table-cell office:value-type="float" office:value="368" calcext:value-type="float">
            <text:p>368</text:p>
          </table:table-cell>
          <table:table-cell office:value-type="float" office:value="218.91" calcext:value-type="float">
            <text:p>218.91</text:p>
          </table:table-cell>
          <table:table-cell table:formula="of:=NORMDIST([.E78];262.96;88.6;0)" office:value-type="float" office:value="0.0039792435661192" calcext:value-type="float">
            <text:p>0.003979243566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4.99" calcext:value-type="float">
            <text:p>194.99</text:p>
          </table:table-cell>
          <table:table-cell table:formula="of:=NORMDIST([.B79];224.59;53.47;0)" office:value-type="float" office:value="0.00640109959474252" calcext:value-type="float">
            <text:p>0.006401099594743</text:p>
          </table:table-cell>
          <table:table-cell office:value-type="float" office:value="333" calcext:value-type="float">
            <text:p>333</text:p>
          </table:table-cell>
          <table:table-cell office:value-type="float" office:value="221.42" calcext:value-type="float">
            <text:p>221.42</text:p>
          </table:table-cell>
          <table:table-cell table:formula="of:=NORMDIST([.E79];262.96;88.6;0)" office:value-type="float" office:value="0.0040340680520455" calcext:value-type="float">
            <text:p>0.004034068052046</text:p>
          </table:table-cell>
        </table:table-row>
        <table:table-row table:style-name="ro1">
          <table:table-cell office:value-type="float" office:value="131.23" calcext:value-type="float">
            <text:p>131.23</text:p>
          </table:table-cell>
          <table:table-cell office:value-type="float" office:value="195.17" calcext:value-type="float">
            <text:p>195.17</text:p>
          </table:table-cell>
          <table:table-cell table:formula="of:=NORMDIST([.B80];224.59;53.47;0)" office:value-type="float" office:value="0.0064130032250437" calcext:value-type="float">
            <text:p>0.006413003225044</text:p>
          </table:table-cell>
          <table:table-cell office:value-type="float" office:value="267" calcext:value-type="float">
            <text:p>267</text:p>
          </table:table-cell>
          <table:table-cell office:value-type="float" office:value="222.41" calcext:value-type="float">
            <text:p>222.41</text:p>
          </table:table-cell>
          <table:table-cell table:formula="of:=NORMDIST([.E80];262.96;88.6;0)" office:value-type="float" office:value="0.00405500415075978" calcext:value-type="float">
            <text:p>0.00405500415076</text:p>
          </table:table-cell>
        </table:table-row>
        <table:table-row table:style-name="ro1">
          <table:table-cell office:value-type="float" office:value="193.51" calcext:value-type="float">
            <text:p>193.51</text:p>
          </table:table-cell>
          <table:table-cell office:value-type="float" office:value="197.43" calcext:value-type="float">
            <text:p>197.43</text:p>
          </table:table-cell>
          <table:table-cell table:formula="of:=NORMDIST([.B81];224.59;53.47;0)" office:value-type="float" office:value="0.0065580297659691" calcext:value-type="float">
            <text:p>0.006558029765969</text:p>
          </table:table-cell>
          <table:table-cell office:value-type="float" office:value="246.13" calcext:value-type="float">
            <text:p>246.13</text:p>
          </table:table-cell>
          <table:table-cell office:value-type="float" office:value="222.46" calcext:value-type="float">
            <text:p>222.46</text:p>
          </table:table-cell>
          <table:table-cell table:formula="of:=NORMDIST([.E81];262.96;88.6;0)" office:value-type="float" office:value="0.00405605097299539" calcext:value-type="float">
            <text:p>0.004056050972995</text:p>
          </table:table-cell>
        </table:table-row>
        <table:table-row table:style-name="ro1">
          <table:table-cell office:value-type="float" office:value="197.43" calcext:value-type="float">
            <text:p>197.43</text:p>
          </table:table-cell>
          <table:table-cell office:value-type="float" office:value="197.94" calcext:value-type="float">
            <text:p>197.94</text:p>
          </table:table-cell>
          <table:table-cell table:formula="of:=NORMDIST([.B82];224.59;53.47;0)" office:value-type="float" office:value="0.00658957972293154" calcext:value-type="float">
            <text:p>0.006589579722932</text:p>
          </table:table-cell>
          <table:table-cell office:value-type="float" office:value="224" calcext:value-type="float">
            <text:p>224</text:p>
          </table:table-cell>
          <table:table-cell office:value-type="float" office:value="222.77" calcext:value-type="float">
            <text:p>222.77</text:p>
          </table:table-cell>
          <table:table-cell table:formula="of:=NORMDIST([.E82];262.96;88.6;0)" office:value-type="float" office:value="0.00406251842761208" calcext:value-type="float">
            <text:p>0.004062518427612</text:p>
          </table:table-cell>
        </table:table-row>
        <table:table-row table:style-name="ro1">
          <table:table-cell office:value-type="float" office:value="208.19" calcext:value-type="float">
            <text:p>208.19</text:p>
          </table:table-cell>
          <table:table-cell office:value-type="float" office:value="198.72" calcext:value-type="float">
            <text:p>198.72</text:p>
          </table:table-cell>
          <table:table-cell table:formula="of:=NORMDIST([.B83];224.59;53.47;0)" office:value-type="float" office:value="0.00663695843953605" calcext:value-type="float">
            <text:p>0.006636958439536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table:formula="of:=NORMDIST([.E83];262.96;88.6;0)" office:value-type="float" office:value="0.00408778818959321" calcext:value-type="float">
            <text:p>0.004087788189593</text:p>
          </table:table-cell>
        </table:table-row>
        <table:table-row table:style-name="ro1">
          <table:table-cell office:value-type="float" office:value="141.03" calcext:value-type="float">
            <text:p>141.03</text:p>
          </table:table-cell>
          <table:table-cell office:value-type="float" office:value="199.12" calcext:value-type="float">
            <text:p>199.12</text:p>
          </table:table-cell>
          <table:table-cell table:formula="of:=NORMDIST([.B84];224.59;53.47;0)" office:value-type="float" office:value="0.00666083735999978" calcext:value-type="float">
            <text:p>0.00666083736</text:p>
          </table:table-cell>
          <table:table-cell office:value-type="float" office:value="205.2" calcext:value-type="float">
            <text:p>205.2</text:p>
          </table:table-cell>
          <table:table-cell office:value-type="float" office:value="224.98" calcext:value-type="float">
            <text:p>224.98</text:p>
          </table:table-cell>
          <table:table-cell table:formula="of:=NORMDIST([.E84];262.96;88.6;0)" office:value-type="float" office:value="0.00410746761899597" calcext:value-type="float">
            <text:p>0.004107467618996</text:p>
          </table:table-cell>
        </table:table-row>
        <table:table-row table:style-name="ro1">
          <table:table-cell office:value-type="float" office:value="222.32" calcext:value-type="float">
            <text:p>222.32</text:p>
          </table:table-cell>
          <table:table-cell office:value-type="float" office:value="200.19" calcext:value-type="float">
            <text:p>200.19</text:p>
          </table:table-cell>
          <table:table-cell table:formula="of:=NORMDIST([.B85];224.59;53.47;0)" office:value-type="float" office:value="0.00672328695070179" calcext:value-type="float">
            <text:p>0.006723286950702</text:p>
          </table:table-cell>
          <table:table-cell office:value-type="float" office:value="205.51" calcext:value-type="float">
            <text:p>205.51</text:p>
          </table:table-cell>
          <table:table-cell office:value-type="float" office:value="225.63" calcext:value-type="float">
            <text:p>225.63</text:p>
          </table:table-cell>
          <table:table-cell table:formula="of:=NORMDIST([.E85];262.96;88.6;0)" office:value-type="float" office:value="0.0041202944668224" calcext:value-type="float">
            <text:p>0.004120294466822</text:p>
          </table:table-cell>
        </table:table-row>
        <table:table-row table:style-name="ro1">
          <table:table-cell office:value-type="float" office:value="240.25" calcext:value-type="float">
            <text:p>240.25</text:p>
          </table:table-cell>
          <table:table-cell office:value-type="float" office:value="200.19" calcext:value-type="float">
            <text:p>200.19</text:p>
          </table:table-cell>
          <table:table-cell table:formula="of:=NORMDIST([.B86];224.59;53.47;0)" office:value-type="float" office:value="0.00672328695070179" calcext:value-type="float">
            <text:p>0.006723286950702</text:p>
          </table:table-cell>
          <table:table-cell office:value-type="float" office:value="218.76" calcext:value-type="float">
            <text:p>218.76</text:p>
          </table:table-cell>
          <table:table-cell office:value-type="float" office:value="227.31" calcext:value-type="float">
            <text:p>227.31</text:p>
          </table:table-cell>
          <table:table-cell table:formula="of:=NORMDIST([.E86];262.96;88.6;0)" office:value-type="float" office:value="0.00415259731691081" calcext:value-type="float">
            <text:p>0.004152597316911</text:p>
          </table:table-cell>
        </table:table-row>
        <table:table-row table:style-name="ro1">
          <table:table-cell office:value-type="float" office:value="175.01" calcext:value-type="float">
            <text:p>175.01</text:p>
          </table:table-cell>
          <table:table-cell office:value-type="float" office:value="200.56" calcext:value-type="float">
            <text:p>200.56</text:p>
          </table:table-cell>
          <table:table-cell table:formula="of:=NORMDIST([.B87];224.59;53.47;0)" office:value-type="float" office:value="0.00674438917047825" calcext:value-type="float">
            <text:p>0.006744389170478</text:p>
          </table:table-cell>
          <table:table-cell office:value-type="float" office:value="225.63" calcext:value-type="float">
            <text:p>225.63</text:p>
          </table:table-cell>
          <table:table-cell office:value-type="float" office:value="228.08" calcext:value-type="float">
            <text:p>228.08</text:p>
          </table:table-cell>
          <table:table-cell table:formula="of:=NORMDIST([.E87];262.96;88.6;0)" office:value-type="float" office:value="0.0041669865731406" calcext:value-type="float">
            <text:p>0.004166986573141</text:p>
          </table:table-cell>
        </table:table-row>
        <table:table-row table:style-name="ro1">
          <table:table-cell office:value-type="float" office:value="173.18" calcext:value-type="float">
            <text:p>173.18</text:p>
          </table:table-cell>
          <table:table-cell office:value-type="float" office:value="200.96" calcext:value-type="float">
            <text:p>200.96</text:p>
          </table:table-cell>
          <table:table-cell table:formula="of:=NORMDIST([.B88];224.59;53.47;0)" office:value-type="float" office:value="0.00676691238922108" calcext:value-type="float">
            <text:p>0.006766912389221</text:p>
          </table:table-cell>
          <table:table-cell office:value-type="float" office:value="221.42" calcext:value-type="float">
            <text:p>221.42</text:p>
          </table:table-cell>
          <table:table-cell office:value-type="float" office:value="232" calcext:value-type="float">
            <text:p>232</text:p>
          </table:table-cell>
          <table:table-cell table:formula="of:=NORMDIST([.E88];262.96;88.6;0)" office:value-type="float" office:value="0.00423605429790776" calcext:value-type="float">
            <text:p>0.004236054297908</text:p>
          </table:table-cell>
        </table:table-row>
        <table:table-row table:style-name="ro1">
          <table:table-cell office:value-type="float" office:value="277.95" calcext:value-type="float">
            <text:p>277.95</text:p>
          </table:table-cell>
          <table:table-cell office:value-type="float" office:value="201.14" calcext:value-type="float">
            <text:p>201.14</text:p>
          </table:table-cell>
          <table:table-cell table:formula="of:=NORMDIST([.B89];224.59;53.47;0)" office:value-type="float" office:value="0.00677694862854182" calcext:value-type="float">
            <text:p>0.006776948628542</text:p>
          </table:table-cell>
          <table:table-cell office:value-type="float" office:value="216.04" calcext:value-type="float">
            <text:p>216.04</text:p>
          </table:table-cell>
          <table:table-cell office:value-type="float" office:value="233" calcext:value-type="float">
            <text:p>233</text:p>
          </table:table-cell>
          <table:table-cell table:formula="of:=NORMDIST([.E89];262.96;88.6;0)" office:value-type="float" office:value="0.0042525232830169" calcext:value-type="float">
            <text:p>0.004252523283017</text:p>
          </table:table-cell>
        </table:table-row>
        <table:table-row table:style-name="ro1">
          <table:table-cell office:value-type="float" office:value="256.13" calcext:value-type="float">
            <text:p>256.13</text:p>
          </table:table-cell>
          <table:table-cell office:value-type="float" office:value="202.05" calcext:value-type="float">
            <text:p>202.05</text:p>
          </table:table-cell>
          <table:table-cell table:formula="of:=NORMDIST([.B90];224.59;53.47;0)" office:value-type="float" office:value="0.00682673138176024" calcext:value-type="float">
            <text:p>0.00682673138176</text:p>
          </table:table-cell>
          <table:table-cell office:value-type="float" office:value="203.92" calcext:value-type="float">
            <text:p>203.92</text:p>
          </table:table-cell>
          <table:table-cell office:value-type="float" office:value="235" calcext:value-type="float">
            <text:p>235</text:p>
          </table:table-cell>
          <table:table-cell table:formula="of:=NORMDIST([.E90];262.96;88.6;0)" office:value-type="float" office:value="0.00428401606232919" calcext:value-type="float">
            <text:p>0.004284016062329</text:p>
          </table:table-cell>
        </table:table-row>
        <table:table-row table:style-name="ro1">
          <table:table-cell office:value-type="float" office:value="248.85" calcext:value-type="float">
            <text:p>248.85</text:p>
          </table:table-cell>
          <table:table-cell office:value-type="float" office:value="202.77" calcext:value-type="float">
            <text:p>202.77</text:p>
          </table:table-cell>
          <table:table-cell table:formula="of:=NORMDIST([.B91];224.59;53.47;0)" office:value-type="float" office:value="0.00686496980338706" calcext:value-type="float">
            <text:p>0.006864969803387</text:p>
          </table:table-cell>
          <table:table-cell office:value-type="float" office:value="190.78" calcext:value-type="float">
            <text:p>190.78</text:p>
          </table:table-cell>
          <table:table-cell office:value-type="float" office:value="235.26" calcext:value-type="float">
            <text:p>235.26</text:p>
          </table:table-cell>
          <table:table-cell table:formula="of:=NORMDIST([.E91];262.96;88.6;0)" office:value-type="float" office:value="0.00428796672887328" calcext:value-type="float">
            <text:p>0.004287966728873</text:p>
          </table:table-cell>
        </table:table-row>
        <table:table-row table:style-name="ro1">
          <table:table-cell office:value-type="float" office:value="245.07" calcext:value-type="float">
            <text:p>245.07</text:p>
          </table:table-cell>
          <table:table-cell office:value-type="float" office:value="203.42" calcext:value-type="float">
            <text:p>203.42</text:p>
          </table:table-cell>
          <table:table-cell table:formula="of:=NORMDIST([.B92];224.59;53.47;0)" office:value-type="float" office:value="0.00689860009791462" calcext:value-type="float">
            <text:p>0.006898600097915</text:p>
          </table:table-cell>
          <table:table-cell office:value-type="float" office:value="183.41" calcext:value-type="float">
            <text:p>183.41</text:p>
          </table:table-cell>
          <table:table-cell office:value-type="float" office:value="236.88" calcext:value-type="float">
            <text:p>236.88</text:p>
          </table:table-cell>
          <table:table-cell table:formula="of:=NORMDIST([.E92];262.96;88.6;0)" office:value-type="float" office:value="0.00431182809765157" calcext:value-type="float">
            <text:p>0.004311828097652</text:p>
          </table:table-cell>
        </table:table-row>
        <table:table-row table:style-name="ro1">
          <table:table-cell office:value-type="float" office:value="247.33" calcext:value-type="float">
            <text:p>247.33</text:p>
          </table:table-cell>
          <table:table-cell office:value-type="float" office:value="204.02" calcext:value-type="float">
            <text:p>204.02</text:p>
          </table:table-cell>
          <table:table-cell table:formula="of:=NORMDIST([.B93];224.59;53.47;0)" office:value-type="float" office:value="0.00692888078379368" calcext:value-type="float">
            <text:p>0.006928880783794</text:p>
          </table:table-cell>
          <table:table-cell office:value-type="float" office:value="178.16" calcext:value-type="float">
            <text:p>178.16</text:p>
          </table:table-cell>
          <table:table-cell office:value-type="float" office:value="237" calcext:value-type="float">
            <text:p>237</text:p>
          </table:table-cell>
          <table:table-cell table:formula="of:=NORMDIST([.E93];262.96;88.6;0)" office:value-type="float" office:value="0.00431354351148535" calcext:value-type="float">
            <text:p>0.0043135435114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5.23" calcext:value-type="float">
            <text:p>205.23</text:p>
          </table:table-cell>
          <table:table-cell table:formula="of:=NORMDIST([.B94];224.59;53.47;0)" office:value-type="float" office:value="0.00698767485001699" calcext:value-type="float">
            <text:p>0.006987674850017</text:p>
          </table:table-cell>
          <table:table-cell office:value-type="float" office:value="174.47" calcext:value-type="float">
            <text:p>174.47</text:p>
          </table:table-cell>
          <table:table-cell office:value-type="float" office:value="239" calcext:value-type="float">
            <text:p>239</text:p>
          </table:table-cell>
          <table:table-cell table:formula="of:=NORMDIST([.E94];262.96;88.6;0)" office:value-type="float" office:value="0.00434106189667477" calcext:value-type="float">
            <text:p>0.004341061896675</text:p>
          </table:table-cell>
        </table:table-row>
        <table:table-row table:style-name="ro1">
          <table:table-cell office:value-type="float" office:value="247.81" calcext:value-type="float">
            <text:p>247.81</text:p>
          </table:table-cell>
          <table:table-cell office:value-type="float" office:value="205.27" calcext:value-type="float">
            <text:p>205.27</text:p>
          </table:table-cell>
          <table:table-cell table:formula="of:=NORMDIST([.B95];224.59;53.47;0)" office:value-type="float" office:value="0.00698956583264094" calcext:value-type="float">
            <text:p>0.006989565832641</text:p>
          </table:table-cell>
          <table:table-cell office:value-type="float" office:value="166.37" calcext:value-type="float">
            <text:p>166.37</text:p>
          </table:table-cell>
          <table:table-cell office:value-type="float" office:value="239.18" calcext:value-type="float">
            <text:p>239.18</text:p>
          </table:table-cell>
          <table:table-cell table:formula="of:=NORMDIST([.E95];262.96;88.6;0)" office:value-type="float" office:value="0.004343438585463" calcext:value-type="float">
            <text:p>0.004343438585463</text:p>
          </table:table-cell>
        </table:table-row>
        <table:table-row table:style-name="ro1">
          <table:table-cell office:value-type="float" office:value="247.54" calcext:value-type="float">
            <text:p>247.54</text:p>
          </table:table-cell>
          <table:table-cell office:value-type="float" office:value="205.46" calcext:value-type="float">
            <text:p>205.46</text:p>
          </table:table-cell>
          <table:table-cell table:formula="of:=NORMDIST([.B96];224.59;53.47;0)" office:value-type="float" office:value="0.0069985015050928" calcext:value-type="float">
            <text:p>0.006998501505093</text:p>
          </table:table-cell>
          <table:table-cell office:value-type="float" office:value="166.93" calcext:value-type="float">
            <text:p>166.93</text:p>
          </table:table-cell>
          <table:table-cell office:value-type="float" office:value="239.42" calcext:value-type="float">
            <text:p>239.42</text:p>
          </table:table-cell>
          <table:table-cell table:formula="of:=NORMDIST([.E96];262.96;88.6;0)" office:value-type="float" office:value="0.00434658162113384" calcext:value-type="float">
            <text:p>0.004346581621134</text:p>
          </table:table-cell>
        </table:table-row>
        <table:table-row table:style-name="ro1">
          <table:table-cell office:value-type="float" office:value="248.89" calcext:value-type="float">
            <text:p>248.89</text:p>
          </table:table-cell>
          <table:table-cell office:value-type="float" office:value="206" calcext:value-type="float">
            <text:p>206</text:p>
          </table:table-cell>
          <table:table-cell table:formula="of:=NORMDIST([.B97];224.59;53.47;0)" office:value-type="float" office:value="0.00702347583740146" calcext:value-type="float">
            <text:p>0.007023475837401</text:p>
          </table:table-cell>
          <table:table-cell office:value-type="float" office:value="142.9" calcext:value-type="float">
            <text:p>142.9</text:p>
          </table:table-cell>
          <table:table-cell office:value-type="float" office:value="239.98" calcext:value-type="float">
            <text:p>239.98</text:p>
          </table:table-cell>
          <table:table-cell table:formula="of:=NORMDIST([.E97];262.96;88.6;0)" office:value-type="float" office:value="0.0043537999805005" calcext:value-type="float">
            <text:p>0.004353799980501</text:p>
          </table:table-cell>
        </table:table-row>
        <table:table-row table:style-name="ro1">
          <table:table-cell office:value-type="float" office:value="252.25" calcext:value-type="float">
            <text:p>252.25</text:p>
          </table:table-cell>
          <table:table-cell office:value-type="float" office:value="206.69" calcext:value-type="float">
            <text:p>206.69</text:p>
          </table:table-cell>
          <table:table-cell table:formula="of:=NORMDIST([.B98];224.59;53.47;0)" office:value-type="float" office:value="0.00705447009125147" calcext:value-type="float">
            <text:p>0.007054470091251</text:p>
          </table:table-cell>
          <table:table-cell office:value-type="float" office:value="137.82" calcext:value-type="float">
            <text:p>137.82</text:p>
          </table:table-cell>
          <table:table-cell office:value-type="float" office:value="240.17" calcext:value-type="float">
            <text:p>240.17</text:p>
          </table:table-cell>
          <table:table-cell table:formula="of:=NORMDIST([.E98];262.96;88.6;0)" office:value-type="float" office:value="0.00435621225003511" calcext:value-type="float">
            <text:p>0.004356212250035</text:p>
          </table:table-cell>
        </table:table-row>
        <table:table-row table:style-name="ro1">
          <table:table-cell office:value-type="float" office:value="247.13" calcext:value-type="float">
            <text:p>247.13</text:p>
          </table:table-cell>
          <table:table-cell office:value-type="float" office:value="207.06" calcext:value-type="float">
            <text:p>207.06</text:p>
          </table:table-cell>
          <table:table-cell table:formula="of:=NORMDIST([.B99];224.59;53.47;0)" office:value-type="float" office:value="0.00707066150718535" calcext:value-type="float">
            <text:p>0.007070661507185</text:p>
          </table:table-cell>
          <table:table-cell office:value-type="float" office:value="136.24" calcext:value-type="float">
            <text:p>136.24</text:p>
          </table:table-cell>
          <table:table-cell office:value-type="float" office:value="242" calcext:value-type="float">
            <text:p>242</text:p>
          </table:table-cell>
          <table:table-cell table:formula="of:=NORMDIST([.E99];262.96;88.6;0)" office:value-type="float" office:value="0.00437848370362477" calcext:value-type="float">
            <text:p>0.004378483703625</text:p>
          </table:table-cell>
        </table:table-row>
        <table:table-row table:style-name="ro1">
          <table:table-cell office:value-type="float" office:value="244.09" calcext:value-type="float">
            <text:p>244.09</text:p>
          </table:table-cell>
          <table:table-cell office:value-type="float" office:value="207.33" calcext:value-type="float">
            <text:p>207.33</text:p>
          </table:table-cell>
          <table:table-cell table:formula="of:=NORMDIST([.B100];224.59;53.47;0)" office:value-type="float" office:value="0.00708228628444848" calcext:value-type="float">
            <text:p>0.007082286284448</text:p>
          </table:table-cell>
          <table:table-cell office:value-type="float" office:value="132" calcext:value-type="float">
            <text:p>132</text:p>
          </table:table-cell>
          <table:table-cell office:value-type="float" office:value="246.13" calcext:value-type="float">
            <text:p>246.13</text:p>
          </table:table-cell>
          <table:table-cell table:formula="of:=NORMDIST([.E100];262.96;88.6;0)" office:value-type="float" office:value="0.00442222721965123" calcext:value-type="float">
            <text:p>0.0044222272196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8.17" calcext:value-type="float">
            <text:p>208.17</text:p>
          </table:table-cell>
          <table:table-cell table:formula="of:=NORMDIST([.B101];224.59;53.47;0)" office:value-type="float" office:value="0.00711741395084478" calcext:value-type="float">
            <text:p>0.007117413950845</text:p>
          </table:table-cell>
          <table:table-cell office:value-type="float" office:value="142.87" calcext:value-type="float">
            <text:p>142.87</text:p>
          </table:table-cell>
          <table:table-cell office:value-type="float" office:value="249" calcext:value-type="float">
            <text:p>249</text:p>
          </table:table-cell>
          <table:table-cell table:formula="of:=NORMDIST([.E101];262.96;88.6;0)" office:value-type="float" office:value="0.0044471879903282" calcext:value-type="float">
            <text:p>0.004447187990328</text:p>
          </table:table-cell>
        </table:table-row>
        <table:table-row table:style-name="ro1">
          <table:table-cell office:value-type="float" office:value="245.72" calcext:value-type="float">
            <text:p>245.72</text:p>
          </table:table-cell>
          <table:table-cell office:value-type="float" office:value="208.19" calcext:value-type="float">
            <text:p>208.19</text:p>
          </table:table-cell>
          <table:table-cell table:formula="of:=NORMDIST([.B102];224.59;53.47;0)" office:value-type="float" office:value="0.00711823103231401" calcext:value-type="float">
            <text:p>0.007118231032314</text:p>
          </table:table-cell>
          <table:table-cell office:value-type="float" office:value="136.96" calcext:value-type="float">
            <text:p>136.96</text:p>
          </table:table-cell>
          <table:table-cell office:value-type="float" office:value="249.83" calcext:value-type="float">
            <text:p>249.83</text:p>
          </table:table-cell>
          <table:table-cell table:formula="of:=NORMDIST([.E102];262.96;88.6;0)" office:value-type="float" office:value="0.00445356161039571" calcext:value-type="float">
            <text:p>0.004453561610396</text:p>
          </table:table-cell>
        </table:table-row>
        <table:table-row table:style-name="ro1">
          <table:table-cell office:value-type="float" office:value="244.38" calcext:value-type="float">
            <text:p>244.38</text:p>
          </table:table-cell>
          <table:table-cell office:value-type="float" office:value="208.47" calcext:value-type="float">
            <text:p>208.47</text:p>
          </table:table-cell>
          <table:table-cell table:formula="of:=NORMDIST([.B103];224.59;53.47;0)" office:value-type="float" office:value="0.00712957529096401" calcext:value-type="float">
            <text:p>0.007129575290964</text:p>
          </table:table-cell>
          <table:table-cell office:value-type="float" office:value="211.53" calcext:value-type="float">
            <text:p>211.53</text:p>
          </table:table-cell>
          <table:table-cell office:value-type="float" office:value="250.07" calcext:value-type="float">
            <text:p>250.07</text:p>
          </table:table-cell>
          <table:table-cell table:formula="of:=NORMDIST([.E103];262.96;88.6;0)" office:value-type="float" office:value="0.00445533341136343" calcext:value-type="float">
            <text:p>0.004455333411363</text:p>
          </table:table-cell>
        </table:table-row>
        <table:table-row table:style-name="ro1">
          <table:table-cell office:value-type="float" office:value="242.74" calcext:value-type="float">
            <text:p>242.74</text:p>
          </table:table-cell>
          <table:table-cell office:value-type="float" office:value="209.06" calcext:value-type="float">
            <text:p>209.06</text:p>
          </table:table-cell>
          <table:table-cell table:formula="of:=NORMDIST([.B104];224.59;53.47;0)" office:value-type="float" office:value="0.00715289635444051" calcext:value-type="float">
            <text:p>0.007152896354441</text:p>
          </table:table-cell>
          <table:table-cell office:value-type="float" office:value="265.35" calcext:value-type="float">
            <text:p>265.35</text:p>
          </table:table-cell>
          <table:table-cell office:value-type="float" office:value="252" calcext:value-type="float">
            <text:p>252</text:p>
          </table:table-cell>
          <table:table-cell table:formula="of:=NORMDIST([.E104];262.96;88.6;0)" office:value-type="float" office:value="0.00446841514406132" calcext:value-type="float">
            <text:p>0.004468415144061</text:p>
          </table:table-cell>
        </table:table-row>
        <table:table-row table:style-name="ro1">
          <table:table-cell office:value-type="float" office:value="237.32" calcext:value-type="float">
            <text:p>237.32</text:p>
          </table:table-cell>
          <table:table-cell office:value-type="float" office:value="210.6" calcext:value-type="float">
            <text:p>210.6</text:p>
          </table:table-cell>
          <table:table-cell table:formula="of:=NORMDIST([.B105];224.59;53.47;0)" office:value-type="float" office:value="0.00720999110559969" calcext:value-type="float">
            <text:p>0.0072099911056</text:p>
          </table:table-cell>
          <table:table-cell office:value-type="float" office:value="274.86" calcext:value-type="float">
            <text:p>274.86</text:p>
          </table:table-cell>
          <table:table-cell office:value-type="float" office:value="253.79" calcext:value-type="float">
            <text:p>253.79</text:p>
          </table:table-cell>
          <table:table-cell table:formula="of:=NORMDIST([.E105];262.96;88.6;0)" office:value-type="float" office:value="0.00447868232814805" calcext:value-type="float">
            <text:p>0.004478682328148</text:p>
          </table:table-cell>
        </table:table-row>
        <table:table-row table:style-name="ro1">
          <table:table-cell office:value-type="float" office:value="243.99" calcext:value-type="float">
            <text:p>243.99</text:p>
          </table:table-cell>
          <table:table-cell office:value-type="float" office:value="211.15" calcext:value-type="float">
            <text:p>211.15</text:p>
          </table:table-cell>
          <table:table-cell table:formula="of:=NORMDIST([.B106];224.59;53.47;0)" office:value-type="float" office:value="0.00722903895313291" calcext:value-type="float">
            <text:p>0.007229038953133</text:p>
          </table:table-cell>
          <table:table-cell office:value-type="float" office:value="274.12" calcext:value-type="float">
            <text:p>274.12</text:p>
          </table:table-cell>
          <table:table-cell office:value-type="float" office:value="255.35" calcext:value-type="float">
            <text:p>255.35</text:p>
          </table:table-cell>
          <table:table-cell table:formula="of:=NORMDIST([.E106];262.96;88.6;0)" office:value-type="float" office:value="0.00448615595618044" calcext:value-type="float">
            <text:p>0.00448615595618</text:p>
          </table:table-cell>
        </table:table-row>
        <table:table-row table:style-name="ro1">
          <table:table-cell office:value-type="float" office:value="221.9" calcext:value-type="float">
            <text:p>221.9</text:p>
          </table:table-cell>
          <table:table-cell office:value-type="float" office:value="211.22" calcext:value-type="float">
            <text:p>211.22</text:p>
          </table:table-cell>
          <table:table-cell table:formula="of:=NORMDIST([.B107];224.59;53.47;0)" office:value-type="float" office:value="0.00723141194541484" calcext:value-type="float">
            <text:p>0.007231411945415</text:p>
          </table:table-cell>
          <table:table-cell office:value-type="float" office:value="272.05" calcext:value-type="float">
            <text:p>272.05</text:p>
          </table:table-cell>
          <table:table-cell office:value-type="float" office:value="255.93" calcext:value-type="float">
            <text:p>255.93</text:p>
          </table:table-cell>
          <table:table-cell table:formula="of:=NORMDIST([.E107];262.96;88.6;0)" office:value-type="float" office:value="0.00448858292080493" calcext:value-type="float">
            <text:p>0.004488582920805</text:p>
          </table:table-cell>
        </table:table-row>
        <table:table-row table:style-name="ro1">
          <table:table-cell office:value-type="float" office:value="249.72" calcext:value-type="float">
            <text:p>249.72</text:p>
          </table:table-cell>
          <table:table-cell office:value-type="float" office:value="213.03" calcext:value-type="float">
            <text:p>213.03</text:p>
          </table:table-cell>
          <table:table-cell table:formula="of:=NORMDIST([.B108];224.59;53.47;0)" office:value-type="float" office:value="0.00728870319573219" calcext:value-type="float">
            <text:p>0.007288703195732</text:p>
          </table:table-cell>
          <table:table-cell office:value-type="float" office:value="264.19" calcext:value-type="float">
            <text:p>264.19</text:p>
          </table:table-cell>
          <table:table-cell office:value-type="float" office:value="256.89" calcext:value-type="float">
            <text:p>256.89</text:p>
          </table:table-cell>
          <table:table-cell table:formula="of:=NORMDIST([.E108];262.96;88.6;0)" office:value-type="float" office:value="0.004492179820222" calcext:value-type="float">
            <text:p>0.004492179820222</text:p>
          </table:table-cell>
        </table:table-row>
        <table:table-row table:style-name="ro1">
          <table:table-cell office:value-type="float" office:value="255.95" calcext:value-type="float">
            <text:p>255.95</text:p>
          </table:table-cell>
          <table:table-cell office:value-type="float" office:value="213.78" calcext:value-type="float">
            <text:p>213.78</text:p>
          </table:table-cell>
          <table:table-cell table:formula="of:=NORMDIST([.B109];224.59;53.47;0)" office:value-type="float" office:value="0.00731012048190438" calcext:value-type="float">
            <text:p>0.007310120481904</text:p>
          </table:table-cell>
          <table:table-cell office:value-type="float" office:value="265.59" calcext:value-type="float">
            <text:p>265.59</text:p>
          </table:table-cell>
          <table:table-cell office:value-type="float" office:value="256.91" calcext:value-type="float">
            <text:p>256.91</text:p>
          </table:table-cell>
          <table:table-cell table:formula="of:=NORMDIST([.E109];262.96;88.6;0)" office:value-type="float" office:value="0.00449224917807826" calcext:value-type="float">
            <text:p>0.004492249178078</text:p>
          </table:table-cell>
        </table:table-row>
        <table:table-row table:style-name="ro1">
          <table:table-cell office:value-type="float" office:value="166.71" calcext:value-type="float">
            <text:p>166.71</text:p>
          </table:table-cell>
          <table:table-cell office:value-type="float" office:value="213.78" calcext:value-type="float">
            <text:p>213.78</text:p>
          </table:table-cell>
          <table:table-cell table:formula="of:=NORMDIST([.B110];224.59;53.47;0)" office:value-type="float" office:value="0.00731012048190438" calcext:value-type="float">
            <text:p>0.007310120481904</text:p>
          </table:table-cell>
          <table:table-cell office:value-type="float" office:value="258.5" calcext:value-type="float">
            <text:p>258.5</text:p>
          </table:table-cell>
          <table:table-cell office:value-type="float" office:value="257.12" calcext:value-type="float">
            <text:p>257.12</text:p>
          </table:table-cell>
          <table:table-cell table:formula="of:=NORMDIST([.E110];262.96;88.6;0)" office:value-type="float" office:value="0.00449296367783152" calcext:value-type="float">
            <text:p>0.004492963677832</text:p>
          </table:table-cell>
        </table:table-row>
        <table:table-row table:style-name="ro1">
          <table:table-cell office:value-type="float" office:value="165.17" calcext:value-type="float">
            <text:p>165.17</text:p>
          </table:table-cell>
          <table:table-cell office:value-type="float" office:value="214.05" calcext:value-type="float">
            <text:p>214.05</text:p>
          </table:table-cell>
          <table:table-cell table:formula="of:=NORMDIST([.B111];224.59;53.47;0)" office:value-type="float" office:value="0.00731749366031725" calcext:value-type="float">
            <text:p>0.007317493660317</text:p>
          </table:table-cell>
          <table:table-cell office:value-type="float" office:value="250.07" calcext:value-type="float">
            <text:p>250.07</text:p>
          </table:table-cell>
          <table:table-cell office:value-type="float" office:value="258.5" calcext:value-type="float">
            <text:p>258.5</text:p>
          </table:table-cell>
          <table:table-cell table:formula="of:=NORMDIST([.E111];262.96;88.6;0)" office:value-type="float" office:value="0.00449703324657949" calcext:value-type="float">
            <text:p>0.00449703324658</text:p>
          </table:table-cell>
        </table:table-row>
        <table:table-row table:style-name="ro1">
          <table:table-cell office:value-type="float" office:value="170.58" calcext:value-type="float">
            <text:p>170.58</text:p>
          </table:table-cell>
          <table:table-cell office:value-type="float" office:value="214.66" calcext:value-type="float">
            <text:p>214.66</text:p>
          </table:table-cell>
          <table:table-cell table:formula="of:=NORMDIST([.B112];224.59;53.47;0)" office:value-type="float" office:value="0.00733349049085416" calcext:value-type="float">
            <text:p>0.007333490490854</text:p>
          </table:table-cell>
          <table:table-cell office:value-type="float" office:value="239.98" calcext:value-type="float">
            <text:p>239.98</text:p>
          </table:table-cell>
          <table:table-cell office:value-type="float" office:value="264.19" calcext:value-type="float">
            <text:p>264.19</text:p>
          </table:table-cell>
          <table:table-cell table:formula="of:=NORMDIST([.E112];262.96;88.6;0)" office:value-type="float" office:value="0.00450230066320455" calcext:value-type="float">
            <text:p>0.004502300663205</text:p>
          </table:table-cell>
        </table:table-row>
        <table:table-row table:style-name="ro1">
          <table:table-cell office:value-type="float" office:value="170.05" calcext:value-type="float">
            <text:p>170.05</text:p>
          </table:table-cell>
          <table:table-cell office:value-type="float" office:value="215.68" calcext:value-type="float">
            <text:p>215.68</text:p>
          </table:table-cell>
          <table:table-cell table:formula="of:=NORMDIST([.B113];224.59;53.47;0)" office:value-type="float" office:value="0.00735817766679901" calcext:value-type="float">
            <text:p>0.007358177666799</text:p>
          </table:table-cell>
          <table:table-cell office:value-type="float" office:value="227.31" calcext:value-type="float">
            <text:p>227.31</text:p>
          </table:table-cell>
          <table:table-cell office:value-type="float" office:value="264.38" calcext:value-type="float">
            <text:p>264.38</text:p>
          </table:table-cell>
          <table:table-cell table:formula="of:=NORMDIST([.E113];262.96;88.6;0)" office:value-type="float" office:value="0.00450215627571505" calcext:value-type="float">
            <text:p>0.004502156275715</text:p>
          </table:table-cell>
        </table:table-row>
        <table:table-row table:style-name="ro1">
          <table:table-cell office:value-type="float" office:value="168.86" calcext:value-type="float">
            <text:p>168.86</text:p>
          </table:table-cell>
          <table:table-cell office:value-type="float" office:value="215.71" calcext:value-type="float">
            <text:p>215.71</text:p>
          </table:table-cell>
          <table:table-cell table:formula="of:=NORMDIST([.B114];224.59;53.47;0)" office:value-type="float" office:value="0.00735886447801138" calcext:value-type="float">
            <text:p>0.007358864478011</text:p>
          </table:table-cell>
          <table:table-cell office:value-type="float" office:value="224.98" calcext:value-type="float">
            <text:p>224.98</text:p>
          </table:table-cell>
          <table:table-cell office:value-type="float" office:value="265.35" calcext:value-type="float">
            <text:p>265.35</text:p>
          </table:table-cell>
          <table:table-cell table:formula="of:=NORMDIST([.E114];262.96;88.6;0)" office:value-type="float" office:value="0.0045010966103939" calcext:value-type="float">
            <text:p>0.004501096610394</text:p>
          </table:table-cell>
        </table:table-row>
        <table:table-row table:style-name="ro1">
          <table:table-cell office:value-type="float" office:value="157.43" calcext:value-type="float">
            <text:p>157.43</text:p>
          </table:table-cell>
          <table:table-cell office:value-type="float" office:value="216.32" calcext:value-type="float">
            <text:p>216.32</text:p>
          </table:table-cell>
          <table:table-cell table:formula="of:=NORMDIST([.B115];224.59;53.47;0)" office:value-type="float" office:value="0.00737234019067558" calcext:value-type="float">
            <text:p>0.007372340190676</text:p>
          </table:table-cell>
          <table:table-cell office:value-type="float" office:value="209.91" calcext:value-type="float">
            <text:p>209.91</text:p>
          </table:table-cell>
          <table:table-cell office:value-type="float" office:value="265.53" calcext:value-type="float">
            <text:p>265.53</text:p>
          </table:table-cell>
          <table:table-cell table:formula="of:=NORMDIST([.E115];262.96;88.6;0)" office:value-type="float" office:value="0.00450084065591804" calcext:value-type="float">
            <text:p>0.004500840655918</text:p>
          </table:table-cell>
        </table:table-row>
        <table:table-row table:style-name="ro1">
          <table:table-cell office:value-type="float" office:value="156.37" calcext:value-type="float">
            <text:p>156.37</text:p>
          </table:table-cell>
          <table:table-cell office:value-type="float" office:value="216.93" calcext:value-type="float">
            <text:p>216.93</text:p>
          </table:table-cell>
          <table:table-cell table:formula="of:=NORMDIST([.B116];224.59;53.47;0)" office:value-type="float" office:value="0.00738487938653725" calcext:value-type="float">
            <text:p>0.007384879386537</text:p>
          </table:table-cell>
          <table:table-cell office:value-type="float" office:value="199.8" calcext:value-type="float">
            <text:p>199.8</text:p>
          </table:table-cell>
          <table:table-cell office:value-type="float" office:value="265.59" calcext:value-type="float">
            <text:p>265.59</text:p>
          </table:table-cell>
          <table:table-cell table:formula="of:=NORMDIST([.E116];262.96;88.6;0)" office:value-type="float" office:value="0.0045007512128934" calcext:value-type="float">
            <text:p>0.004500751212893</text:p>
          </table:table-cell>
        </table:table-row>
        <table:table-row table:style-name="ro1">
          <table:table-cell office:value-type="float" office:value="158.35" calcext:value-type="float">
            <text:p>158.35</text:p>
          </table:table-cell>
          <table:table-cell office:value-type="float" office:value="217.08" calcext:value-type="float">
            <text:p>217.08</text:p>
          </table:table-cell>
          <table:table-cell table:formula="of:=NORMDIST([.B117];224.59;53.47;0)" office:value-type="float" office:value="0.00738781877035408" calcext:value-type="float">
            <text:p>0.007387818770354</text:p>
          </table:table-cell>
          <table:table-cell office:value-type="float" office:value="193.77" calcext:value-type="float">
            <text:p>193.77</text:p>
          </table:table-cell>
          <table:table-cell office:value-type="float" office:value="266.73" calcext:value-type="float">
            <text:p>266.73</text:p>
          </table:table-cell>
          <table:table-cell table:formula="of:=NORMDIST([.E117];262.96;88.6;0)" office:value-type="float" office:value="0.00449866012886342" calcext:value-type="float">
            <text:p>0.004498660128863</text:p>
          </table:table-cell>
        </table:table-row>
        <table:table-row table:style-name="ro1">
          <table:table-cell office:value-type="float" office:value="159.78" calcext:value-type="float">
            <text:p>159.78</text:p>
          </table:table-cell>
          <table:table-cell office:value-type="float" office:value="217.61" calcext:value-type="float">
            <text:p>217.61</text:p>
          </table:table-cell>
          <table:table-cell table:formula="of:=NORMDIST([.B118];224.59;53.47;0)" office:value-type="float" office:value="0.00739774768547055" calcext:value-type="float">
            <text:p>0.007397747685471</text:p>
          </table:table-cell>
          <table:table-cell office:value-type="float" office:value="193.87" calcext:value-type="float">
            <text:p>193.87</text:p>
          </table:table-cell>
          <table:table-cell office:value-type="float" office:value="267" calcext:value-type="float">
            <text:p>267</text:p>
          </table:table-cell>
          <table:table-cell table:formula="of:=NORMDIST([.E118];262.96;88.6;0)" office:value-type="float" office:value="0.00449805594186279" calcext:value-type="float">
            <text:p>0.004498055941863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218.23" calcext:value-type="float">
            <text:p>218.23</text:p>
          </table:table-cell>
          <table:table-cell table:formula="of:=NORMDIST([.B119];224.59;53.47;0)" office:value-type="float" office:value="0.00740845574546948" calcext:value-type="float">
            <text:p>0.007408455745469</text:p>
          </table:table-cell>
          <table:table-cell office:value-type="float" office:value="195.47" calcext:value-type="float">
            <text:p>195.47</text:p>
          </table:table-cell>
          <table:table-cell office:value-type="float" office:value="267.97" calcext:value-type="float">
            <text:p>267.97</text:p>
          </table:table-cell>
          <table:table-cell table:formula="of:=NORMDIST([.E119];262.96;88.6;0)" office:value-type="float" office:value="0.00449554158848191" calcext:value-type="float">
            <text:p>0.004495541588482</text:p>
          </table:table-cell>
        </table:table-row>
        <table:table-row table:style-name="ro1">
          <table:table-cell office:value-type="float" office:value="157.88" calcext:value-type="float">
            <text:p>157.88</text:p>
          </table:table-cell>
          <table:table-cell office:value-type="float" office:value="218.87" calcext:value-type="float">
            <text:p>218.87</text:p>
          </table:table-cell>
          <table:table-cell table:formula="of:=NORMDIST([.B120];224.59;53.47;0)" office:value-type="float" office:value="0.00741847921016233" calcext:value-type="float">
            <text:p>0.007418479210162</text:p>
          </table:table-cell>
          <table:table-cell office:value-type="float" office:value="201.76" calcext:value-type="float">
            <text:p>201.76</text:p>
          </table:table-cell>
          <table:table-cell office:value-type="float" office:value="270.44" calcext:value-type="float">
            <text:p>270.44</text:p>
          </table:table-cell>
          <table:table-cell table:formula="of:=NORMDIST([.E120];262.96;88.6;0)" office:value-type="float" office:value="0.00448671653495864" calcext:value-type="float">
            <text:p>0.004486716534959</text:p>
          </table:table-cell>
        </table:table-row>
        <table:table-row table:style-name="ro1">
          <table:table-cell office:value-type="float" office:value="151.48" calcext:value-type="float">
            <text:p>151.48</text:p>
          </table:table-cell>
          <table:table-cell office:value-type="float" office:value="219.24" calcext:value-type="float">
            <text:p>219.24</text:p>
          </table:table-cell>
          <table:table-cell table:formula="of:=NORMDIST([.B121];224.59;53.47;0)" office:value-type="float" office:value="0.00742379501977694" calcext:value-type="float">
            <text:p>0.007423795019777</text:p>
          </table:table-cell>
          <table:table-cell office:value-type="float" office:value="222.77" calcext:value-type="float">
            <text:p>222.77</text:p>
          </table:table-cell>
          <table:table-cell office:value-type="float" office:value="272.05" calcext:value-type="float">
            <text:p>272.05</text:p>
          </table:table-cell>
          <table:table-cell table:formula="of:=NORMDIST([.E121];262.96;88.6;0)" office:value-type="float" office:value="0.00447909906680188" calcext:value-type="float">
            <text:p>0.004479099066802</text:p>
          </table:table-cell>
        </table:table-row>
        <table:table-row table:style-name="ro1">
          <table:table-cell office:value-type="float" office:value="164.69" calcext:value-type="float">
            <text:p>164.69</text:p>
          </table:table-cell>
          <table:table-cell office:value-type="float" office:value="219.26" calcext:value-type="float">
            <text:p>219.26</text:p>
          </table:table-cell>
          <table:table-cell table:formula="of:=NORMDIST([.B122];224.59;53.47;0)" office:value-type="float" office:value="0.00742407234218846" calcext:value-type="float">
            <text:p>0.007424072342188</text:p>
          </table:table-cell>
          <table:table-cell office:value-type="float" office:value="237" calcext:value-type="float">
            <text:p>237</text:p>
          </table:table-cell>
          <table:table-cell office:value-type="float" office:value="274.12" calcext:value-type="float">
            <text:p>274.12</text:p>
          </table:table-cell>
          <table:table-cell table:formula="of:=NORMDIST([.E122];262.96;88.6;0)" office:value-type="float" office:value="0.00446715618964248" calcext:value-type="float">
            <text:p>0.004467156189642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219.49" calcext:value-type="float">
            <text:p>219.49</text:p>
          </table:table-cell>
          <table:table-cell table:formula="of:=NORMDIST([.B123];224.59;53.47;0)" office:value-type="float" office:value="0.0074271876077808" calcext:value-type="float">
            <text:p>0.007427187607781</text:p>
          </table:table-cell>
          <table:table-cell office:value-type="float" office:value="266.73" calcext:value-type="float">
            <text:p>266.73</text:p>
          </table:table-cell>
          <table:table-cell office:value-type="float" office:value="274.42" calcext:value-type="float">
            <text:p>274.42</text:p>
          </table:table-cell>
          <table:table-cell table:formula="of:=NORMDIST([.E123];262.96;88.6;0)" office:value-type="float" office:value="0.00446522576123982" calcext:value-type="float">
            <text:p>0.00446522576124</text:p>
          </table:table-cell>
        </table:table-row>
        <table:table-row table:style-name="ro1">
          <table:table-cell office:value-type="float" office:value="209.06" calcext:value-type="float">
            <text:p>209.06</text:p>
          </table:table-cell>
          <table:table-cell office:value-type="float" office:value="220.05" calcext:value-type="float">
            <text:p>220.05</text:p>
          </table:table-cell>
          <table:table-cell table:formula="of:=NORMDIST([.B124];224.59;53.47;0)" office:value-type="float" office:value="0.00743420287332092" calcext:value-type="float">
            <text:p>0.007434202873321</text:p>
          </table:table-cell>
          <table:table-cell office:value-type="float" office:value="311.01" calcext:value-type="float">
            <text:p>311.01</text:p>
          </table:table-cell>
          <table:table-cell office:value-type="float" office:value="274.86" calcext:value-type="float">
            <text:p>274.86</text:p>
          </table:table-cell>
          <table:table-cell table:formula="of:=NORMDIST([.E124];262.96;88.6;0)" office:value-type="float" office:value="0.0044623034306557" calcext:value-type="float">
            <text:p>0.004462303430656</text:p>
          </table:table-cell>
        </table:table-row>
        <table:table-row table:style-name="ro1">
          <table:table-cell office:value-type="float" office:value="310.23" calcext:value-type="float">
            <text:p>310.23</text:p>
          </table:table-cell>
          <table:table-cell office:value-type="float" office:value="221.28" calcext:value-type="float">
            <text:p>221.28</text:p>
          </table:table-cell>
          <table:table-cell table:formula="of:=NORMDIST([.B125];224.59;53.47;0)" office:value-type="float" office:value="0.00744676680416396" calcext:value-type="float">
            <text:p>0.007446766804164</text:p>
          </table:table-cell>
          <table:table-cell office:value-type="float" office:value="305.37" calcext:value-type="float">
            <text:p>305.37</text:p>
          </table:table-cell>
          <table:table-cell office:value-type="float" office:value="276.38" calcext:value-type="float">
            <text:p>276.38</text:p>
          </table:table-cell>
          <table:table-cell table:formula="of:=NORMDIST([.E125];262.96;88.6;0)" office:value-type="float" office:value="0.00445137804571805" calcext:value-type="float">
            <text:p>0.004451378045718</text:p>
          </table:table-cell>
        </table:table-row>
        <table:table-row table:style-name="ro1">
          <table:table-cell office:value-type="float" office:value="314.13" calcext:value-type="float">
            <text:p>314.13</text:p>
          </table:table-cell>
          <table:table-cell office:value-type="float" office:value="221.31" calcext:value-type="float">
            <text:p>221.31</text:p>
          </table:table-cell>
          <table:table-cell table:formula="of:=NORMDIST([.B126];224.59;53.47;0)" office:value-type="float" office:value="0.00744702427708928" calcext:value-type="float">
            <text:p>0.007447024277089</text:p>
          </table:table-cell>
          <table:table-cell table:number-columns-repeated="2" office:value-type="float" office:value="284.76" calcext:value-type="float">
            <text:p>284.76</text:p>
          </table:table-cell>
          <table:table-cell table:formula="of:=NORMDIST([.E126];262.96;88.6;0)" office:value-type="float" office:value="0.00436847802419808" calcext:value-type="float">
            <text:p>0.004368478024198</text:p>
          </table:table-cell>
        </table:table-row>
        <table:table-row table:style-name="ro1">
          <table:table-cell office:value-type="float" office:value="320.48" calcext:value-type="float">
            <text:p>320.48</text:p>
          </table:table-cell>
          <table:table-cell office:value-type="float" office:value="221.9" calcext:value-type="float">
            <text:p>221.9</text:p>
          </table:table-cell>
          <table:table-cell table:formula="of:=NORMDIST([.B127];224.59;53.47;0)" office:value-type="float" office:value="0.00745161300721615" calcext:value-type="float">
            <text:p>0.007451613007216</text:p>
          </table:table-cell>
          <table:table-cell office:value-type="float" office:value="274.42" calcext:value-type="float">
            <text:p>274.42</text:p>
          </table:table-cell>
          <table:table-cell office:value-type="float" office:value="287.69" calcext:value-type="float">
            <text:p>287.69</text:p>
          </table:table-cell>
          <table:table-cell table:formula="of:=NORMDIST([.E127];262.96;88.6;0)" office:value-type="float" office:value="0.00433070783862292" calcext:value-type="float">
            <text:p>0.004330707838623</text:p>
          </table:table-cell>
        </table:table-row>
        <table:table-row table:style-name="ro1">
          <table:table-cell office:value-type="float" office:value="327.33" calcext:value-type="float">
            <text:p>327.33</text:p>
          </table:table-cell>
          <table:table-cell office:value-type="float" office:value="222.32" calcext:value-type="float">
            <text:p>222.32</text:p>
          </table:table-cell>
          <table:table-cell table:formula="of:=NORMDIST([.B128];224.59;53.47;0)" office:value-type="float" office:value="0.00745432825837791" calcext:value-type="float">
            <text:p>0.007454328258378</text:p>
          </table:table-cell>
          <table:table-cell office:value-type="float" office:value="255.93" calcext:value-type="float">
            <text:p>255.93</text:p>
          </table:table-cell>
          <table:table-cell office:value-type="float" office:value="290.58" calcext:value-type="float">
            <text:p>290.58</text:p>
          </table:table-cell>
          <table:table-cell table:formula="of:=NORMDIST([.E128];262.96;88.6;0)" office:value-type="float" office:value="0.00428917562041316" calcext:value-type="float">
            <text:p>0.004289175620413</text:p>
          </table:table-cell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222.44" calcext:value-type="float">
            <text:p>222.44</text:p>
          </table:table-cell>
          <table:table-cell table:formula="of:=NORMDIST([.B129];224.59;53.47;0)" office:value-type="float" office:value="0.00745501974185526" calcext:value-type="float">
            <text:p>0.007455019741855</text:p>
          </table:table-cell>
          <table:table-cell office:value-type="float" office:value="222.41" calcext:value-type="float">
            <text:p>222.41</text:p>
          </table:table-cell>
          <table:table-cell office:value-type="float" office:value="292.43" calcext:value-type="float">
            <text:p>292.43</text:p>
          </table:table-cell>
          <table:table-cell table:formula="of:=NORMDIST([.E129];262.96;88.6;0)" office:value-type="float" office:value="0.00426041831519941" calcext:value-type="float">
            <text:p>0.004260418315199</text:p>
          </table:table-cell>
        </table:table-row>
        <table:table-row table:style-name="ro1">
          <table:table-cell office:value-type="float" office:value="284.14" calcext:value-type="float">
            <text:p>284.14</text:p>
          </table:table-cell>
          <table:table-cell office:value-type="float" office:value="222.7" calcext:value-type="float">
            <text:p>222.7</text:p>
          </table:table-cell>
          <table:table-cell table:formula="of:=NORMDIST([.B130];224.59;53.47;0)" office:value-type="float" office:value="0.00745638933961575" calcext:value-type="float">
            <text:p>0.007456389339616</text:p>
          </table:table-cell>
          <table:table-cell office:value-type="float" office:value="207.7" calcext:value-type="float">
            <text:p>207.7</text:p>
          </table:table-cell>
          <table:table-cell office:value-type="float" office:value="292.5" calcext:value-type="float">
            <text:p>292.5</text:p>
          </table:table-cell>
          <table:table-cell table:formula="of:=NORMDIST([.E130];262.96;88.6;0)" office:value-type="float" office:value="0.00425929753273523" calcext:value-type="float">
            <text:p>0.004259297532735</text:p>
          </table:table-cell>
        </table:table-row>
        <table:table-row table:style-name="ro1">
          <table:table-cell office:value-type="float" office:value="280.21" calcext:value-type="float">
            <text:p>280.21</text:p>
          </table:table-cell>
          <table:table-cell office:value-type="float" office:value="222.99" calcext:value-type="float">
            <text:p>222.99</text:p>
          </table:table-cell>
          <table:table-cell table:formula="of:=NORMDIST([.B131];224.59;53.47;0)" office:value-type="float" office:value="0.00745770923671216" calcext:value-type="float">
            <text:p>0.007457709236712</text:p>
          </table:table-cell>
          <table:table-cell office:value-type="float" office:value="190.38" calcext:value-type="float">
            <text:p>190.38</text:p>
          </table:table-cell>
          <table:table-cell office:value-type="float" office:value="297.68" calcext:value-type="float">
            <text:p>297.68</text:p>
          </table:table-cell>
          <table:table-cell table:formula="of:=NORMDIST([.E131];262.96;88.6;0)" office:value-type="float" office:value="0.00416994327759914" calcext:value-type="float">
            <text:p>0.004169943277599</text:p>
          </table:table-cell>
        </table:table-row>
        <table:table-row table:style-name="ro1">
          <table:table-cell office:value-type="float" office:value="245.13" calcext:value-type="float">
            <text:p>245.13</text:p>
          </table:table-cell>
          <table:table-cell office:value-type="float" office:value="223.32" calcext:value-type="float">
            <text:p>223.32</text:p>
          </table:table-cell>
          <table:table-cell table:formula="of:=NORMDIST([.B132];224.59;53.47;0)" office:value-type="float" office:value="0.00745894457780114" calcext:value-type="float">
            <text:p>0.007458944577801</text:p>
          </table:table-cell>
          <table:table-cell office:value-type="float" office:value="169.14" calcext:value-type="float">
            <text:p>169.14</text:p>
          </table:table-cell>
          <table:table-cell office:value-type="float" office:value="305.37" calcext:value-type="float">
            <text:p>305.37</text:p>
          </table:table-cell>
          <table:table-cell table:formula="of:=NORMDIST([.E132];262.96;88.6;0)" office:value-type="float" office:value="0.00401534502994361" calcext:value-type="float">
            <text:p>0.004015345029944</text:p>
          </table:table-cell>
        </table:table-row>
        <table:table-row table:style-name="ro1">
          <table:table-cell office:value-type="float" office:value="247.07" calcext:value-type="float">
            <text:p>247.07</text:p>
          </table:table-cell>
          <table:table-cell office:value-type="float" office:value="223.89" calcext:value-type="float">
            <text:p>223.89</text:p>
          </table:table-cell>
          <table:table-cell table:formula="of:=NORMDIST([.B133];224.59;53.47;0)" office:value-type="float" office:value="0.00746040948711965" calcext:value-type="float">
            <text:p>0.00746040948712</text:p>
          </table:table-cell>
          <table:table-cell office:value-type="float" office:value="127.32" calcext:value-type="float">
            <text:p>127.32</text:p>
          </table:table-cell>
          <table:table-cell office:value-type="float" office:value="305.94" calcext:value-type="float">
            <text:p>305.94</text:p>
          </table:table-cell>
          <table:table-cell table:formula="of:=NORMDIST([.E133];262.96;88.6;0)" office:value-type="float" office:value="0.00400291608451364" calcext:value-type="float">
            <text:p>0.004002916084514</text:p>
          </table:table-cell>
        </table:table-row>
        <table:table-row table:style-name="ro1">
          <table:table-cell office:value-type="float" office:value="223.32" calcext:value-type="float">
            <text:p>223.32</text:p>
          </table:table-cell>
          <table:table-cell office:value-type="float" office:value="224.57" calcext:value-type="float">
            <text:p>224.57</text:p>
          </table:table-cell>
          <table:table-cell table:formula="of:=NORMDIST([.B134];224.59;53.47;0)" office:value-type="float" office:value="0.00746104829799913" calcext:value-type="float">
            <text:p>0.007461048297999</text:p>
          </table:table-cell>
          <table:table-cell office:value-type="float" office:value="184.23" calcext:value-type="float">
            <text:p>184.23</text:p>
          </table:table-cell>
          <table:table-cell office:value-type="float" office:value="306.3" calcext:value-type="float">
            <text:p>306.3</text:p>
          </table:table-cell>
          <table:table-cell table:formula="of:=NORMDIST([.E134];262.96;88.6;0)" office:value-type="float" office:value="0.00399500085986636" calcext:value-type="float">
            <text:p>0.003995000859866</text:p>
          </table:table-cell>
        </table:table-row>
        <table:table-row table:style-name="ro1">
          <table:table-cell office:value-type="float" office:value="208.17" calcext:value-type="float">
            <text:p>208.17</text:p>
          </table:table-cell>
          <table:table-cell office:value-type="float" office:value="224.88" calcext:value-type="float">
            <text:p>224.88</text:p>
          </table:table-cell>
          <table:table-cell table:formula="of:=NORMDIST([.B135];224.59;53.47;0)" office:value-type="float" office:value="0.00746093908564543" calcext:value-type="float">
            <text:p>0.007460939085645</text:p>
          </table:table-cell>
          <table:table-cell office:value-type="float" office:value="256.89" calcext:value-type="float">
            <text:p>256.89</text:p>
          </table:table-cell>
          <table:table-cell office:value-type="float" office:value="306.55" calcext:value-type="float">
            <text:p>306.55</text:p>
          </table:table-cell>
          <table:table-cell table:formula="of:=NORMDIST([.E135];262.96;88.6;0)" office:value-type="float" office:value="0.00398947463470158" calcext:value-type="float">
            <text:p>0.003989474634702</text:p>
          </table:table-cell>
        </table:table-row>
        <table:table-row table:style-name="ro1">
          <table:table-cell office:value-type="float" office:value="197.94" calcext:value-type="float">
            <text:p>197.94</text:p>
          </table:table-cell>
          <table:table-cell office:value-type="float" office:value="225.04" calcext:value-type="float">
            <text:p>225.04</text:p>
          </table:table-cell>
          <table:table-cell table:formula="of:=NORMDIST([.B136];224.59;53.47;0)" office:value-type="float" office:value="0.00746078459921572" calcext:value-type="float">
            <text:p>0.007460784599216</text:p>
          </table:table-cell>
          <table:table-cell office:value-type="float" office:value="305.94" calcext:value-type="float">
            <text:p>305.94</text:p>
          </table:table-cell>
          <table:table-cell office:value-type="float" office:value="308.42" calcext:value-type="float">
            <text:p>308.42</text:p>
          </table:table-cell>
          <table:table-cell table:formula="of:=NORMDIST([.E136];262.96;88.6;0)" office:value-type="float" office:value="0.00394738330644292" calcext:value-type="float">
            <text:p>0.003947383306443</text:p>
          </table:table-cell>
        </table:table-row>
        <table:table-row table:style-name="ro1">
          <table:table-cell office:value-type="float" office:value="174.39" calcext:value-type="float">
            <text:p>174.39</text:p>
          </table:table-cell>
          <table:table-cell office:value-type="float" office:value="225.22" calcext:value-type="float">
            <text:p>225.22</text:p>
          </table:table-cell>
          <table:table-cell table:formula="of:=NORMDIST([.B137];224.59;53.47;0)" office:value-type="float" office:value="0.00746053095613705" calcext:value-type="float">
            <text:p>0.007460530956137</text:p>
          </table:table-cell>
          <table:table-cell office:value-type="float" office:value="349.69" calcext:value-type="float">
            <text:p>349.69</text:p>
          </table:table-cell>
          <table:table-cell office:value-type="float" office:value="311.01" calcext:value-type="float">
            <text:p>311.01</text:p>
          </table:table-cell>
          <table:table-cell table:formula="of:=NORMDIST([.E137];262.96;88.6;0)" office:value-type="float" office:value="0.00388695725442413" calcext:value-type="float">
            <text:p>0.003886957254424</text:p>
          </table:table-cell>
        </table:table-row>
        <table:table-row table:style-name="ro1">
          <table:table-cell office:value-type="float" office:value="166.21" calcext:value-type="float">
            <text:p>166.21</text:p>
          </table:table-cell>
          <table:table-cell office:value-type="float" office:value="227.18" calcext:value-type="float">
            <text:p>227.18</text:p>
          </table:table-cell>
          <table:table-cell table:formula="of:=NORMDIST([.B138];224.59;53.47;0)" office:value-type="float" office:value="0.0074523011109303" calcext:value-type="float">
            <text:p>0.00745230111093</text:p>
          </table:table-cell>
          <table:table-cell office:value-type="float" office:value="362.77" calcext:value-type="float">
            <text:p>362.77</text:p>
          </table:table-cell>
          <table:table-cell office:value-type="float" office:value="313.08" calcext:value-type="float">
            <text:p>313.08</text:p>
          </table:table-cell>
          <table:table-cell table:formula="of:=NORMDIST([.E138];262.96;88.6;0)" office:value-type="float" office:value="0.00383697062560866" calcext:value-type="float">
            <text:p>0.003836970625609</text:p>
          </table:table-cell>
        </table:table-row>
        <table:table-row table:style-name="ro1">
          <table:table-cell office:value-type="float" office:value="220.05" calcext:value-type="float">
            <text:p>220.05</text:p>
          </table:table-cell>
          <table:table-cell office:value-type="float" office:value="227.71" calcext:value-type="float">
            <text:p>227.71</text:p>
          </table:table-cell>
          <table:table-cell table:formula="of:=NORMDIST([.B139];224.59;53.47;0)" office:value-type="float" office:value="0.00744835801731565" calcext:value-type="float">
            <text:p>0.007448358017316</text:p>
          </table:table-cell>
          <table:table-cell office:value-type="float" office:value="368.91" calcext:value-type="float">
            <text:p>368.91</text:p>
          </table:table-cell>
          <table:table-cell office:value-type="float" office:value="317.17" calcext:value-type="float">
            <text:p>317.17</text:p>
          </table:table-cell>
          <table:table-cell table:formula="of:=NORMDIST([.E139];262.96;88.6;0)" office:value-type="float" office:value="0.00373408965545558" calcext:value-type="float">
            <text:p>0.003734089655456</text:p>
          </table:table-cell>
        </table:table-row>
        <table:table-row table:style-name="ro1">
          <table:table-cell office:value-type="float" office:value="244.73" calcext:value-type="float">
            <text:p>244.73</text:p>
          </table:table-cell>
          <table:table-cell office:value-type="float" office:value="228.11" calcext:value-type="float">
            <text:p>228.11</text:p>
          </table:table-cell>
          <table:table-cell table:formula="of:=NORMDIST([.B140];224.59;53.47;0)" office:value-type="float" office:value="0.00744489912221455" calcext:value-type="float">
            <text:p>0.007444899122215</text:p>
          </table:table-cell>
          <table:table-cell office:value-type="float" office:value="366.32" calcext:value-type="float">
            <text:p>366.32</text:p>
          </table:table-cell>
          <table:table-cell office:value-type="float" office:value="324.61" calcext:value-type="float">
            <text:p>324.61</text:p>
          </table:table-cell>
          <table:table-cell table:formula="of:=NORMDIST([.E140];262.96;88.6;0)" office:value-type="float" office:value="0.00353459745568113" calcext:value-type="float">
            <text:p>0.003534597455681</text:p>
          </table:table-cell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229.99" calcext:value-type="float">
            <text:p>229.99</text:p>
          </table:table-cell>
          <table:table-cell table:formula="of:=NORMDIST([.B141];224.59;53.47;0)" office:value-type="float" office:value="0.0074230972154389" calcext:value-type="float">
            <text:p>0.007423097215439</text:p>
          </table:table-cell>
          <table:table-cell office:value-type="float" office:value="361.86" calcext:value-type="float">
            <text:p>361.86</text:p>
          </table:table-cell>
          <table:table-cell office:value-type="float" office:value="329.51" calcext:value-type="float">
            <text:p>329.51</text:p>
          </table:table-cell>
          <table:table-cell table:formula="of:=NORMDIST([.E141];262.96;88.6;0)" office:value-type="float" office:value="0.0033959642798466" calcext:value-type="float">
            <text:p>0.003395964279847</text:p>
          </table:table-cell>
        </table:table-row>
        <table:table-row table:style-name="ro1">
          <table:table-cell office:value-type="float" office:value="289.17" calcext:value-type="float">
            <text:p>289.17</text:p>
          </table:table-cell>
          <table:table-cell office:value-type="float" office:value="230.96" calcext:value-type="float">
            <text:p>230.96</text:p>
          </table:table-cell>
          <table:table-cell table:formula="of:=NORMDIST([.B142];224.59;53.47;0)" office:value-type="float" office:value="0.00740829081499952" calcext:value-type="float">
            <text:p>0.007408290815</text:p>
          </table:table-cell>
          <table:table-cell office:value-type="float" office:value="353.12" calcext:value-type="float">
            <text:p>353.12</text:p>
          </table:table-cell>
          <table:table-cell office:value-type="float" office:value="331.37" calcext:value-type="float">
            <text:p>331.37</text:p>
          </table:table-cell>
          <table:table-cell table:formula="of:=NORMDIST([.E142];262.96;88.6;0)" office:value-type="float" office:value="0.00334209807819882" calcext:value-type="float">
            <text:p>0.003342098078199</text:p>
          </table:table-cell>
        </table:table-row>
        <table:table-row table:style-name="ro1">
          <table:table-cell office:value-type="float" office:value="295.65" calcext:value-type="float">
            <text:p>295.65</text:p>
          </table:table-cell>
          <table:table-cell office:value-type="float" office:value="231.11" calcext:value-type="float">
            <text:p>231.11</text:p>
          </table:table-cell>
          <table:table-cell table:formula="of:=NORMDIST([.B143];224.59;53.47;0)" office:value-type="float" office:value="0.00740578621479738" calcext:value-type="float">
            <text:p>0.007405786214797</text:p>
          </table:table-cell>
          <table:table-cell office:value-type="float" office:value="342.83" calcext:value-type="float">
            <text:p>342.83</text:p>
          </table:table-cell>
          <table:table-cell office:value-type="float" office:value="333" calcext:value-type="float">
            <text:p>333</text:p>
          </table:table-cell>
          <table:table-cell table:formula="of:=NORMDIST([.E143];262.96;88.6;0)" office:value-type="float" office:value="0.00329440177266355" calcext:value-type="float">
            <text:p>0.003294401772664</text:p>
          </table:table-cell>
        </table:table-row>
        <table:table-row table:style-name="ro1">
          <table:table-cell office:value-type="float" office:value="293.52" calcext:value-type="float">
            <text:p>293.52</text:p>
          </table:table-cell>
          <table:table-cell office:value-type="float" office:value="232.4" calcext:value-type="float">
            <text:p>232.4</text:p>
          </table:table-cell>
          <table:table-cell table:formula="of:=NORMDIST([.B144];224.59;53.47;0)" office:value-type="float" office:value="0.00738188307824474" calcext:value-type="float">
            <text:p>0.007381883078245</text:p>
          </table:table-cell>
          <table:table-cell office:value-type="float" office:value="343.94" calcext:value-type="float">
            <text:p>343.94</text:p>
          </table:table-cell>
          <table:table-cell office:value-type="float" office:value="333.62" calcext:value-type="float">
            <text:p>333.62</text:p>
          </table:table-cell>
          <table:table-cell table:formula="of:=NORMDIST([.E144];262.96;88.6;0)" office:value-type="float" office:value="0.00327614773566259" calcext:value-type="float">
            <text:p>0.0032761477356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32.66" calcext:value-type="float">
            <text:p>232.66</text:p>
          </table:table-cell>
          <table:table-cell table:formula="of:=NORMDIST([.B145];224.59;53.47;0)" office:value-type="float" office:value="0.00737655483724108" calcext:value-type="float">
            <text:p>0.007376554837241</text:p>
          </table:table-cell>
          <table:table-cell table:number-columns-repeated="2" office:value-type="float" office:value="333.78" calcext:value-type="float">
            <text:p>333.78</text:p>
          </table:table-cell>
          <table:table-cell table:formula="of:=NORMDIST([.E145];262.96;88.6;0)" office:value-type="float" office:value="0.00327142745287291" calcext:value-type="float">
            <text:p>0.0032714274528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4.01" calcext:value-type="float">
            <text:p>234.01</text:p>
          </table:table-cell>
          <table:table-cell table:formula="of:=NORMDIST([.B146];224.59;53.47;0)" office:value-type="float" office:value="0.00734615785718716" calcext:value-type="float">
            <text:p>0.007346157857187</text:p>
          </table:table-cell>
          <table:table-cell office:value-type="float" office:value="324.61" calcext:value-type="float">
            <text:p>324.61</text:p>
          </table:table-cell>
          <table:table-cell office:value-type="float" office:value="338.42" calcext:value-type="float">
            <text:p>338.42</text:p>
          </table:table-cell>
          <table:table-cell table:formula="of:=NORMDIST([.E146];262.96;88.6;0)" office:value-type="float" office:value="0.00313301062448882" calcext:value-type="float">
            <text:p>0.00313301062448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5.14" calcext:value-type="float">
            <text:p>235.14</text:p>
          </table:table-cell>
          <table:table-cell table:formula="of:=NORMDIST([.B147];224.59;53.47;0)" office:value-type="float" office:value="0.00731722377418982" calcext:value-type="float">
            <text:p>0.00731722377419</text:p>
          </table:table-cell>
          <table:table-cell office:value-type="float" office:value="313.08" calcext:value-type="float">
            <text:p>313.08</text:p>
          </table:table-cell>
          <table:table-cell office:value-type="float" office:value="342.83" calcext:value-type="float">
            <text:p>342.83</text:p>
          </table:table-cell>
          <table:table-cell table:formula="of:=NORMDIST([.E147];262.96;88.6;0)" office:value-type="float" office:value="0.00299925303690472" calcext:value-type="float">
            <text:p>0.002999253036905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35.3" calcext:value-type="float">
            <text:p>235.3</text:p>
          </table:table-cell>
          <table:table-cell table:formula="of:=NORMDIST([.B148];224.59;53.47;0)" office:value-type="float" office:value="0.00731287216340369" calcext:value-type="float">
            <text:p>0.007312872163404</text:p>
          </table:table-cell>
          <table:table-cell office:value-type="float" office:value="306.55" calcext:value-type="float">
            <text:p>306.55</text:p>
          </table:table-cell>
          <table:table-cell office:value-type="float" office:value="343.94" calcext:value-type="float">
            <text:p>343.94</text:p>
          </table:table-cell>
          <table:table-cell table:formula="of:=NORMDIST([.E148];262.96;88.6;0)" office:value-type="float" office:value="0.0029653379762393" calcext:value-type="float">
            <text:p>0.002965337976239</text:p>
          </table:table-cell>
        </table:table-row>
        <table:table-row table:style-name="ro1">
          <table:table-cell office:value-type="float" office:value="272.94" calcext:value-type="float">
            <text:p>272.94</text:p>
          </table:table-cell>
          <table:table-cell office:value-type="float" office:value="236" calcext:value-type="float">
            <text:p>236</text:p>
          </table:table-cell>
          <table:table-cell table:formula="of:=NORMDIST([.B149];224.59;53.47;0)" office:value-type="float" office:value="0.00729309641629115" calcext:value-type="float">
            <text:p>0.007293096416291</text:p>
          </table:table-cell>
          <table:table-cell office:value-type="float" office:value="265.53" calcext:value-type="float">
            <text:p>265.53</text:p>
          </table:table-cell>
          <table:table-cell office:value-type="float" office:value="347.75" calcext:value-type="float">
            <text:p>347.75</text:p>
          </table:table-cell>
          <table:table-cell table:formula="of:=NORMDIST([.E149];262.96;88.6;0)" office:value-type="float" office:value="0.00284841457048322" calcext:value-type="float">
            <text:p>0.002848414570483</text:p>
          </table:table-cell>
        </table:table-row>
        <table:table-row table:style-name="ro1">
          <table:table-cell office:value-type="float" office:value="268.58" calcext:value-type="float">
            <text:p>268.58</text:p>
          </table:table-cell>
          <table:table-cell office:value-type="float" office:value="236.76" calcext:value-type="float">
            <text:p>236.76</text:p>
          </table:table-cell>
          <table:table-cell table:formula="of:=NORMDIST([.B150];224.59;53.47;0)" office:value-type="float" office:value="0.00727027520930848" calcext:value-type="float">
            <text:p>0.007270275209308</text:p>
          </table:table-cell>
          <table:table-cell office:value-type="float" office:value="267.97" calcext:value-type="float">
            <text:p>267.97</text:p>
          </table:table-cell>
          <table:table-cell office:value-type="float" office:value="349.69" calcext:value-type="float">
            <text:p>349.69</text:p>
          </table:table-cell>
          <table:table-cell table:formula="of:=NORMDIST([.E150];262.96;88.6;0)" office:value-type="float" office:value="0.00278867967583714" calcext:value-type="float">
            <text:p>0.0027886796758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6.93" calcext:value-type="float">
            <text:p>236.93</text:p>
          </table:table-cell>
          <table:table-cell table:formula="of:=NORMDIST([.B151];224.59;53.47;0)" office:value-type="float" office:value="0.00726497937368481" calcext:value-type="float">
            <text:p>0.007264979373685</text:p>
          </table:table-cell>
          <table:table-cell office:value-type="float" office:value="239.18" calcext:value-type="float">
            <text:p>239.18</text:p>
          </table:table-cell>
          <table:table-cell office:value-type="float" office:value="353.12" calcext:value-type="float">
            <text:p>353.12</text:p>
          </table:table-cell>
          <table:table-cell table:formula="of:=NORMDIST([.E151];262.96;88.6;0)" office:value-type="float" office:value="0.00268296535219614" calcext:value-type="float">
            <text:p>0.002682965352196</text:p>
          </table:table-cell>
        </table:table-row>
        <table:table-row table:style-name="ro1">
          <table:table-cell office:value-type="float" office:value="258.85" calcext:value-type="float">
            <text:p>258.85</text:p>
          </table:table-cell>
          <table:table-cell office:value-type="float" office:value="237.32" calcext:value-type="float">
            <text:p>237.32</text:p>
          </table:table-cell>
          <table:table-cell table:formula="of:=NORMDIST([.B152];224.59;53.47;0)" office:value-type="float" office:value="0.00725256766089349" calcext:value-type="float">
            <text:p>0.007252567660893</text:p>
          </table:table-cell>
          <table:table-cell office:value-type="float" office:value="236.88" calcext:value-type="float">
            <text:p>236.88</text:p>
          </table:table-cell>
          <table:table-cell office:value-type="float" office:value="357.17" calcext:value-type="float">
            <text:p>357.17</text:p>
          </table:table-cell>
          <table:table-cell table:formula="of:=NORMDIST([.E152];262.96;88.6;0)" office:value-type="float" office:value="0.00255834867408151" calcext:value-type="float">
            <text:p>0.002558348674082</text:p>
          </table:table-cell>
        </table:table-row>
        <table:table-row table:style-name="ro1">
          <table:table-cell office:value-type="float" office:value="258.75" calcext:value-type="float">
            <text:p>258.75</text:p>
          </table:table-cell>
          <table:table-cell office:value-type="float" office:value="239" calcext:value-type="float">
            <text:p>239</text:p>
          </table:table-cell>
          <table:table-cell table:formula="of:=NORMDIST([.B153];224.59;53.47;0)" office:value-type="float" office:value="0.00719496663763432" calcext:value-type="float">
            <text:p>0.007194966637634</text:p>
          </table:table-cell>
          <table:table-cell office:value-type="float" office:value="218.33" calcext:value-type="float">
            <text:p>218.33</text:p>
          </table:table-cell>
          <table:table-cell office:value-type="float" office:value="361.86" calcext:value-type="float">
            <text:p>361.86</text:p>
          </table:table-cell>
          <table:table-cell table:formula="of:=NORMDIST([.E153];262.96;88.6;0)" office:value-type="float" office:value="0.00241494064031521" calcext:value-type="float">
            <text:p>0.002414940640315</text:p>
          </table:table-cell>
        </table:table-row>
        <table:table-row table:style-name="ro1">
          <table:table-cell office:value-type="float" office:value="248.29" calcext:value-type="float">
            <text:p>248.29</text:p>
          </table:table-cell>
          <table:table-cell office:value-type="float" office:value="239.82" calcext:value-type="float">
            <text:p>239.82</text:p>
          </table:table-cell>
          <table:table-cell table:formula="of:=NORMDIST([.B154];224.59;53.47;0)" office:value-type="float" office:value="0.00716444921787335" calcext:value-type="float">
            <text:p>0.007164449217873</text:p>
          </table:table-cell>
          <table:table-cell office:value-type="float" office:value="207.02" calcext:value-type="float">
            <text:p>207.02</text:p>
          </table:table-cell>
          <table:table-cell office:value-type="float" office:value="362.77" calcext:value-type="float">
            <text:p>362.77</text:p>
          </table:table-cell>
          <table:table-cell table:formula="of:=NORMDIST([.E154];262.96;88.6;0)" office:value-type="float" office:value="0.00238728577726471" calcext:value-type="float">
            <text:p>0.002387285777265</text:p>
          </table:table-cell>
        </table:table-row>
        <table:table-row table:style-name="ro1">
          <table:table-cell office:value-type="float" office:value="248.62" calcext:value-type="float">
            <text:p>248.62</text:p>
          </table:table-cell>
          <table:table-cell office:value-type="float" office:value="239.89" calcext:value-type="float">
            <text:p>239.89</text:p>
          </table:table-cell>
          <table:table-cell table:formula="of:=NORMDIST([.B155];224.59;53.47;0)" office:value-type="float" office:value="0.00716177204673632" calcext:value-type="float">
            <text:p>0.007161772046736</text:p>
          </table:table-cell>
          <table:table-cell office:value-type="float" office:value="196.42" calcext:value-type="float">
            <text:p>196.42</text:p>
          </table:table-cell>
          <table:table-cell office:value-type="float" office:value="366.32" calcext:value-type="float">
            <text:p>366.32</text:p>
          </table:table-cell>
          <table:table-cell table:formula="of:=NORMDIST([.E155];262.96;88.6;0)" office:value-type="float" office:value="0.00228009501440393" calcext:value-type="float">
            <text:p>0.002280095014404</text:p>
          </table:table-cell>
        </table:table-row>
        <table:table-row table:style-name="ro1">
          <table:table-cell office:value-type="float" office:value="257.01" calcext:value-type="float">
            <text:p>257.01</text:p>
          </table:table-cell>
          <table:table-cell office:value-type="float" office:value="240.01" calcext:value-type="float">
            <text:p>240.01</text:p>
          </table:table-cell>
          <table:table-cell table:formula="of:=NORMDIST([.B156];224.59;53.47;0)" office:value-type="float" office:value="0.00715715639958029" calcext:value-type="float">
            <text:p>0.00715715639958</text:p>
          </table:table-cell>
          <table:table-cell office:value-type="float" office:value="187" calcext:value-type="float">
            <text:p>187</text:p>
          </table:table-cell>
          <table:table-cell office:value-type="float" office:value="368" calcext:value-type="float">
            <text:p>368</text:p>
          </table:table-cell>
          <table:table-cell table:formula="of:=NORMDIST([.E156];262.96;88.6;0)" office:value-type="float" office:value="0.00222981110155645" calcext:value-type="float">
            <text:p>0.002229811101556</text:p>
          </table:table-cell>
        </table:table-row>
        <table:table-row table:style-name="ro1">
          <table:table-cell office:value-type="float" office:value="239.82" calcext:value-type="float">
            <text:p>239.82</text:p>
          </table:table-cell>
          <table:table-cell office:value-type="float" office:value="240.25" calcext:value-type="float">
            <text:p>240.25</text:p>
          </table:table-cell>
          <table:table-cell table:formula="of:=NORMDIST([.B157];224.59;53.47;0)" office:value-type="float" office:value="0.00714782602328547" calcext:value-type="float">
            <text:p>0.007147826023285</text:p>
          </table:table-cell>
          <table:table-cell office:value-type="float" office:value="201.69" calcext:value-type="float">
            <text:p>201.69</text:p>
          </table:table-cell>
          <table:table-cell office:value-type="float" office:value="368.91" calcext:value-type="float">
            <text:p>368.91</text:p>
          </table:table-cell>
          <table:table-cell table:formula="of:=NORMDIST([.E157];262.96;88.6;0)" office:value-type="float" office:value="0.00220270787345622" calcext:value-type="float">
            <text:p>0.002202707873456</text:p>
          </table:table-cell>
        </table:table-row>
        <table:table-row table:style-name="ro1">
          <table:table-cell office:value-type="float" office:value="235.3" calcext:value-type="float">
            <text:p>235.3</text:p>
          </table:table-cell>
          <table:table-cell office:value-type="float" office:value="240.53" calcext:value-type="float">
            <text:p>240.53</text:p>
          </table:table-cell>
          <table:table-cell table:formula="of:=NORMDIST([.B158];224.59;53.47;0)" office:value-type="float" office:value="0.00713677422984828" calcext:value-type="float">
            <text:p>0.007136774229848</text:p>
          </table:table-cell>
          <table:table-cell office:value-type="float" office:value="208.9" calcext:value-type="float">
            <text:p>208.9</text:p>
          </table:table-cell>
          <table:table-cell office:value-type="float" office:value="370" calcext:value-type="float">
            <text:p>370</text:p>
          </table:table-cell>
          <table:table-cell table:formula="of:=NORMDIST([.E158];262.96;88.6;0)" office:value-type="float" office:value="0.00217037546056551" calcext:value-type="float">
            <text:p>0.002170375460566</text:p>
          </table:table-cell>
        </table:table-row>
        <table:table-row table:style-name="ro1">
          <table:table-cell office:value-type="float" office:value="234.01" calcext:value-type="float">
            <text:p>234.01</text:p>
          </table:table-cell>
          <table:table-cell office:value-type="float" office:value="240.71" calcext:value-type="float">
            <text:p>240.71</text:p>
          </table:table-cell>
          <table:table-cell table:formula="of:=NORMDIST([.B159];224.59;53.47;0)" office:value-type="float" office:value="0.00712957529096401" calcext:value-type="float">
            <text:p>0.007129575290964</text:p>
          </table:table-cell>
          <table:table-cell office:value-type="float" office:value="207.62" calcext:value-type="float">
            <text:p>207.62</text:p>
          </table:table-cell>
          <table:table-cell office:value-type="float" office:value="370.32" calcext:value-type="float">
            <text:p>370.32</text:p>
          </table:table-cell>
          <table:table-cell table:formula="of:=NORMDIST([.E159];262.96;88.6;0)" office:value-type="float" office:value="0.00216091170288981" calcext:value-type="float">
            <text:p>0.00216091170289</text:p>
          </table:table-cell>
        </table:table-row>
        <table:table-row table:style-name="ro1">
          <table:table-cell office:value-type="float" office:value="227.71" calcext:value-type="float">
            <text:p>227.71</text:p>
          </table:table-cell>
          <table:table-cell office:value-type="float" office:value="241.85" calcext:value-type="float">
            <text:p>241.85</text:p>
          </table:table-cell>
          <table:table-cell table:formula="of:=NORMDIST([.B160];224.59;53.47;0)" office:value-type="float" office:value="0.00708228628444848" calcext:value-type="float">
            <text:p>0.007082286284448</text:p>
          </table:table-cell>
          <table:table-cell office:value-type="float" office:value="218.91" calcext:value-type="float">
            <text:p>218.91</text:p>
          </table:table-cell>
          <table:table-cell office:value-type="float" office:value="371.09" calcext:value-type="float">
            <text:p>371.09</text:p>
          </table:table-cell>
          <table:table-cell table:formula="of:=NORMDIST([.E160];262.96;88.6;0)" office:value-type="float" office:value="0.00213819399600664" calcext:value-type="float">
            <text:p>0.002138193996007</text:p>
          </table:table-cell>
        </table:table-row>
        <table:table-row table:style-name="ro1">
          <table:table-cell office:value-type="float" office:value="222.7" calcext:value-type="float">
            <text:p>222.7</text:p>
          </table:table-cell>
          <table:table-cell office:value-type="float" office:value="242" calcext:value-type="float">
            <text:p>242</text:p>
          </table:table-cell>
          <table:table-cell table:formula="of:=NORMDIST([.B161];224.59;53.47;0)" office:value-type="float" office:value="0.00707584799143329" calcext:value-type="float">
            <text:p>0.007075847991433</text:p>
          </table:table-cell>
          <table:table-cell office:value-type="float" office:value="215.93" calcext:value-type="float">
            <text:p>215.93</text:p>
          </table:table-cell>
          <table:table-cell office:value-type="float" office:value="374.23" calcext:value-type="float">
            <text:p>374.23</text:p>
          </table:table-cell>
          <table:table-cell table:formula="of:=NORMDIST([.E161];262.96;88.6;0)" office:value-type="float" office:value="0.00204639830187991" calcext:value-type="float">
            <text:p>0.00204639830188</text:p>
          </table:table-cell>
        </table:table-row>
        <table:table-row table:style-name="ro1">
          <table:table-cell office:value-type="float" office:value="217.08" calcext:value-type="float">
            <text:p>217.08</text:p>
          </table:table-cell>
          <table:table-cell office:value-type="float" office:value="242" calcext:value-type="float">
            <text:p>242</text:p>
          </table:table-cell>
          <table:table-cell table:formula="of:=NORMDIST([.B162];224.59;53.47;0)" office:value-type="float" office:value="0.00707584799143329" calcext:value-type="float">
            <text:p>0.007075847991433</text:p>
          </table:table-cell>
          <table:table-cell office:value-type="float" office:value="252" calcext:value-type="float">
            <text:p>252</text:p>
          </table:table-cell>
          <table:table-cell office:value-type="float" office:value="378.65" calcext:value-type="float">
            <text:p>378.65</text:p>
          </table:table-cell>
          <table:table-cell table:formula="of:=NORMDIST([.E162];262.96;88.6;0)" office:value-type="float" office:value="0.00191973134395456" calcext:value-type="float">
            <text:p>0.001919731343955</text:p>
          </table:table-cell>
        </table:table-row>
        <table:table-row table:style-name="ro1">
          <table:table-cell office:value-type="float" office:value="211.22" calcext:value-type="float">
            <text:p>211.22</text:p>
          </table:table-cell>
          <table:table-cell office:value-type="float" office:value="242.74" calcext:value-type="float">
            <text:p>242.74</text:p>
          </table:table-cell>
          <table:table-cell table:formula="of:=NORMDIST([.B163];224.59;53.47;0)" office:value-type="float" office:value="0.00704336001343521" calcext:value-type="float">
            <text:p>0.007043360013435</text:p>
          </table:table-cell>
          <table:table-cell office:value-type="float" office:value="200.38" calcext:value-type="float">
            <text:p>200.38</text:p>
          </table:table-cell>
          <table:table-cell office:value-type="float" office:value="384.11" calcext:value-type="float">
            <text:p>384.11</text:p>
          </table:table-cell>
          <table:table-cell table:formula="of:=NORMDIST([.E163];262.96;88.6;0)" office:value-type="float" office:value="0.00176794670368261" calcext:value-type="float">
            <text:p>0.001767946703683</text:p>
          </table:table-cell>
        </table:table-row>
        <table:table-row table:style-name="ro1">
          <table:table-cell office:value-type="float" office:value="207.33" calcext:value-type="float">
            <text:p>207.33</text:p>
          </table:table-cell>
          <table:table-cell office:value-type="float" office:value="243.99" calcext:value-type="float">
            <text:p>243.99</text:p>
          </table:table-cell>
          <table:table-cell table:formula="of:=NORMDIST([.B164];224.59;53.47;0)" office:value-type="float" office:value="0.00698578046954531" calcext:value-type="float">
            <text:p>0.006985780469545</text:p>
          </table:table-cell>
          <table:table-cell office:value-type="float" office:value="200.81" calcext:value-type="float">
            <text:p>200.81</text:p>
          </table:table-cell>
          <table:table-cell office:value-type="float" office:value="384.97" calcext:value-type="float">
            <text:p>384.97</text:p>
          </table:table-cell>
          <table:table-cell table:formula="of:=NORMDIST([.E164];262.96;88.6;0)" office:value-type="float" office:value="0.00174455438897243" calcext:value-type="float">
            <text:p>0.001744554388972</text:p>
          </table:table-cell>
        </table:table-row>
        <table:table-row table:style-name="ro1">
          <table:table-cell office:value-type="float" office:value="174.05" calcext:value-type="float">
            <text:p>174.05</text:p>
          </table:table-cell>
          <table:table-cell office:value-type="float" office:value="244.09" calcext:value-type="float">
            <text:p>244.09</text:p>
          </table:table-cell>
          <table:table-cell table:formula="of:=NORMDIST([.B165];224.59;53.47;0)" office:value-type="float" office:value="0.00698102967275205" calcext:value-type="float">
            <text:p>0.006981029672752</text:p>
          </table:table-cell>
          <table:table-cell office:value-type="float" office:value="195.94" calcext:value-type="float">
            <text:p>195.94</text:p>
          </table:table-cell>
          <table:table-cell office:value-type="float" office:value="392.51" calcext:value-type="float">
            <text:p>392.51</text:p>
          </table:table-cell>
          <table:table-cell table:formula="of:=NORMDIST([.E165];262.96;88.6;0)" office:value-type="float" office:value="0.00154602272800955" calcext:value-type="float">
            <text:p>0.00154602272801</text:p>
          </table:table-cell>
        </table:table-row>
        <table:table-row table:style-name="ro1">
          <table:table-cell office:value-type="float" office:value="163.66" calcext:value-type="float">
            <text:p>163.66</text:p>
          </table:table-cell>
          <table:table-cell office:value-type="float" office:value="244.38" calcext:value-type="float">
            <text:p>244.38</text:p>
          </table:table-cell>
          <table:table-cell table:formula="of:=NORMDIST([.B166];224.59;53.47;0)" office:value-type="float" office:value="0.00696713281789697" calcext:value-type="float">
            <text:p>0.006967132817897</text:p>
          </table:table-cell>
          <table:table-cell office:value-type="float" office:value="194.62" calcext:value-type="float">
            <text:p>194.62</text:p>
          </table:table-cell>
          <table:table-cell office:value-type="float" office:value="393.19" calcext:value-type="float">
            <text:p>393.19</text:p>
          </table:table-cell>
          <table:table-cell table:formula="of:=NORMDIST([.E166];262.96;88.6;0)" office:value-type="float" office:value="0.00152872487984849" calcext:value-type="float">
            <text:p>0.001528724879849</text:p>
          </table:table-cell>
        </table:table-row>
        <table:table-row table:style-name="ro1">
          <table:table-cell office:value-type="float" office:value="223.89" calcext:value-type="float">
            <text:p>223.89</text:p>
          </table:table-cell>
          <table:table-cell office:value-type="float" office:value="244.46" calcext:value-type="float">
            <text:p>244.46</text:p>
          </table:table-cell>
          <table:table-cell table:formula="of:=NORMDIST([.B167];224.59;53.47;0)" office:value-type="float" office:value="0.00696326802755168" calcext:value-type="float">
            <text:p>0.006963268027552</text:p>
          </table:table-cell>
          <table:table-cell office:value-type="float" office:value="235" calcext:value-type="float">
            <text:p>235</text:p>
          </table:table-cell>
          <table:table-cell office:value-type="float" office:value="394.08" calcext:value-type="float">
            <text:p>394.08</text:p>
          </table:table-cell>
          <table:table-cell table:formula="of:=NORMDIST([.E167];262.96;88.6;0)" office:value-type="float" office:value="0.00150624307148383" calcext:value-type="float">
            <text:p>0.001506243071484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  <table:table-cell office:value-type="float" office:value="244.73" calcext:value-type="float">
            <text:p>244.73</text:p>
          </table:table-cell>
          <table:table-cell table:formula="of:=NORMDIST([.B168];224.59;53.47;0)" office:value-type="float" office:value="0.00695012531861068" calcext:value-type="float">
            <text:p>0.006950125318611</text:p>
          </table:table-cell>
          <table:table-cell office:value-type="float" office:value="242" calcext:value-type="float">
            <text:p>242</text:p>
          </table:table-cell>
          <table:table-cell office:value-type="float" office:value="399.75" calcext:value-type="float">
            <text:p>399.75</text:p>
          </table:table-cell>
          <table:table-cell table:formula="of:=NORMDIST([.E168];262.96;88.6;0)" office:value-type="float" office:value="0.0013673345590624" calcext:value-type="float">
            <text:p>0.001367334559062</text:p>
          </table:table-cell>
        </table:table-row>
        <table:table-row table:style-name="ro1">
          <table:table-cell office:value-type="float" office:value="214.05" calcext:value-type="float">
            <text:p>214.05</text:p>
          </table:table-cell>
          <table:table-cell office:value-type="float" office:value="245.07" calcext:value-type="float">
            <text:p>245.07</text:p>
          </table:table-cell>
          <table:table-cell table:formula="of:=NORMDIST([.B169];224.59;53.47;0)" office:value-type="float" office:value="0.00693335903760586" calcext:value-type="float">
            <text:p>0.006933359037606</text:p>
          </table:table-cell>
          <table:table-cell office:value-type="float" office:value="249" calcext:value-type="float">
            <text:p>249</text:p>
          </table:table-cell>
          <table:table-cell office:value-type="float" office:value="400.94" calcext:value-type="float">
            <text:p>400.94</text:p>
          </table:table-cell>
          <table:table-cell table:formula="of:=NORMDIST([.E169];262.96;88.6;0)" office:value-type="float" office:value="0.00133915209046778" calcext:value-type="float">
            <text:p>0.001339152090468</text:p>
          </table:table-cell>
        </table:table-row>
        <table:table-row table:style-name="ro1">
          <table:table-cell office:value-type="float" office:value="213.78" calcext:value-type="float">
            <text:p>213.78</text:p>
          </table:table-cell>
          <table:table-cell office:value-type="float" office:value="245.1" calcext:value-type="float">
            <text:p>245.1</text:p>
          </table:table-cell>
          <table:table-cell table:formula="of:=NORMDIST([.B170];224.59;53.47;0)" office:value-type="float" office:value="0.00693186814691914" calcext:value-type="float">
            <text:p>0.006931868146919</text:p>
          </table:table-cell>
          <table:table-cell office:value-type="float" office:value="239" calcext:value-type="float">
            <text:p>239</text:p>
          </table:table-cell>
          <table:table-cell office:value-type="float" office:value="402.48" calcext:value-type="float">
            <text:p>402.48</text:p>
          </table:table-cell>
          <table:table-cell table:formula="of:=NORMDIST([.E170];262.96;88.6;0)" office:value-type="float" office:value="0.00130319215885706" calcext:value-type="float">
            <text:p>0.001303192158857</text:p>
          </table:table-cell>
        </table:table-row>
        <table:table-row table:style-name="ro1">
          <table:table-cell office:value-type="float" office:value="214.66" calcext:value-type="float">
            <text:p>214.66</text:p>
          </table:table-cell>
          <table:table-cell office:value-type="float" office:value="245.13" calcext:value-type="float">
            <text:p>245.13</text:p>
          </table:table-cell>
          <table:table-cell table:formula="of:=NORMDIST([.B171];224.59;53.47;0)" office:value-type="float" office:value="0.00693037539520159" calcext:value-type="float">
            <text:p>0.006930375395202</text:p>
          </table:table-cell>
          <table:table-cell office:value-type="float" office:value="232" calcext:value-type="float">
            <text:p>232</text:p>
          </table:table-cell>
          <table:table-cell office:value-type="float" office:value="404" calcext:value-type="float">
            <text:p>404</text:p>
          </table:table-cell>
          <table:table-cell table:formula="of:=NORMDIST([.E171];262.96;88.6;0)" office:value-type="float" office:value="0.00126827045546683" calcext:value-type="float">
            <text:p>0.0012682704554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5.72" calcext:value-type="float">
            <text:p>245.72</text:p>
          </table:table-cell>
          <table:table-cell table:formula="of:=NORMDIST([.B172];224.59;53.47;0)" office:value-type="float" office:value="0.00690064171937101" calcext:value-type="float">
            <text:p>0.006900641719371</text:p>
          </table:table-cell>
          <table:table-cell office:value-type="float" office:value="233" calcext:value-type="float">
            <text:p>233</text:p>
          </table:table-cell>
          <table:table-cell office:value-type="float" office:value="421.75" calcext:value-type="float">
            <text:p>421.75</text:p>
          </table:table-cell>
          <table:table-cell table:formula="of:=NORMDIST([.E172];262.96;88.6;0)" office:value-type="float" office:value="0.000903637153407458" calcext:value-type="float">
            <text:p>0.000903637153407</text:p>
          </table:table-cell>
        </table:table-row>
        <table:table-row table:style-name="ro1">
          <table:table-cell office:value-type="float" office:value="185.22" calcext:value-type="float">
            <text:p>185.22</text:p>
          </table:table-cell>
          <table:table-cell office:value-type="float" office:value="245.72" calcext:value-type="float">
            <text:p>245.72</text:p>
          </table:table-cell>
          <table:table-cell table:formula="of:=NORMDIST([.B173];224.59;53.47;0)" office:value-type="float" office:value="0.00690064171937101" calcext:value-type="float">
            <text:p>0.006900641719371</text:p>
          </table:table-cell>
          <table:table-cell office:value-type="float" office:value="188" calcext:value-type="float">
            <text:p>188</text:p>
          </table:table-cell>
          <table:table-cell office:value-type="float" office:value="422" calcext:value-type="float">
            <text:p>422</text:p>
          </table:table-cell>
          <table:table-cell table:formula="of:=NORMDIST([.E173];262.96;88.6;0)" office:value-type="float" office:value="0.000899075387297761" calcext:value-type="float">
            <text:p>0.000899075387298</text:p>
          </table:table-cell>
        </table:table-row>
        <table:table-row table:style-name="ro1">
          <table:table-cell office:value-type="float" office:value="172.13" calcext:value-type="float">
            <text:p>172.13</text:p>
          </table:table-cell>
          <table:table-cell office:value-type="float" office:value="246" calcext:value-type="float">
            <text:p>246</text:p>
          </table:table-cell>
          <table:table-cell table:formula="of:=NORMDIST([.B174];224.59;53.47;0)" office:value-type="float" office:value="0.00688628211823406" calcext:value-type="float">
            <text:p>0.006886282118234</text:p>
          </table:table-cell>
          <table:table-cell office:value-type="float" office:value="186.27" calcext:value-type="float">
            <text:p>186.27</text:p>
          </table:table-cell>
          <table:table-cell office:value-type="float" office:value="425.46" calcext:value-type="float">
            <text:p>425.46</text:p>
          </table:table-cell>
          <table:table-cell table:formula="of:=NORMDIST([.E174];262.96;88.6;0)" office:value-type="float" office:value="0.000837570002419871" calcext:value-type="float">
            <text:p>0.00083757000242</text:p>
          </table:table-cell>
        </table:table-row>
        <table:table-row table:style-name="ro1">
          <table:table-cell office:value-type="float" office:value="165.56" calcext:value-type="float">
            <text:p>165.56</text:p>
          </table:table-cell>
          <table:table-cell office:value-type="float" office:value="246.34" calcext:value-type="float">
            <text:p>246.34</text:p>
          </table:table-cell>
          <table:table-cell table:formula="of:=NORMDIST([.B175];224.59;53.47;0)" office:value-type="float" office:value="0.00686863240509928" calcext:value-type="float">
            <text:p>0.006868632405099</text:p>
          </table:table-cell>
          <table:table-cell office:value-type="float" office:value="175.93" calcext:value-type="float">
            <text:p>175.93</text:p>
          </table:table-cell>
          <table:table-cell office:value-type="float" office:value="442.44" calcext:value-type="float">
            <text:p>442.44</text:p>
          </table:table-cell>
          <table:table-cell table:formula="of:=NORMDIST([.E175];262.96;88.6;0)" office:value-type="float" office:value="0.000578617587402188" calcext:value-type="float">
            <text:p>0.000578617587402</text:p>
          </table:table-cell>
        </table:table-row>
        <table:table-row table:style-name="ro1">
          <table:table-cell office:value-type="float" office:value="160.64" calcext:value-type="float">
            <text:p>160.64</text:p>
          </table:table-cell>
          <table:table-cell office:value-type="float" office:value="247.07" calcext:value-type="float">
            <text:p>247.07</text:p>
          </table:table-cell>
          <table:table-cell table:formula="of:=NORMDIST([.B176];224.59;53.47;0)" office:value-type="float" office:value="0.0068299570654281" calcext:value-type="float">
            <text:p>0.006829957065428</text:p>
          </table:table-cell>
          <table:table-cell office:value-type="float" office:value="190.32" calcext:value-type="float">
            <text:p>190.32</text:p>
          </table:table-cell>
          <table:table-cell office:value-type="float" office:value="443.5" calcext:value-type="float">
            <text:p>443.5</text:p>
          </table:table-cell>
          <table:table-cell table:formula="of:=NORMDIST([.E176];262.96;88.6;0)" office:value-type="float" office:value="0.000564722568809802" calcext:value-type="float">
            <text:p>0.00056472256881</text:p>
          </table:table-cell>
        </table:table-row>
        <table:table-row table:style-name="ro1">
          <table:table-cell office:value-type="float" office:value="155.54" calcext:value-type="float">
            <text:p>155.54</text:p>
          </table:table-cell>
          <table:table-cell office:value-type="float" office:value="247.13" calcext:value-type="float">
            <text:p>247.13</text:p>
          </table:table-cell>
          <table:table-cell table:formula="of:=NORMDIST([.B177];224.59;53.47;0)" office:value-type="float" office:value="0.00682673138176024" calcext:value-type="float">
            <text:p>0.00682673138176</text:p>
          </table:table-cell>
          <table:table-cell office:value-type="float" office:value="168.58" calcext:value-type="float">
            <text:p>168.58</text:p>
          </table:table-cell>
          <table:table-cell office:value-type="float" office:value="458.81" calcext:value-type="float">
            <text:p>458.81</text:p>
          </table:table-cell>
          <table:table-cell table:formula="of:=NORMDIST([.E177];262.96;88.6;0)" office:value-type="float" office:value="0.000391228788976362" calcext:value-type="float">
            <text:p>0.000391228788976</text:p>
          </table:table-cell>
        </table:table-row>
        <table:table-row table:style-name="ro1">
          <table:table-cell office:value-type="float" office:value="150.37" calcext:value-type="float">
            <text:p>150.37</text:p>
          </table:table-cell>
          <table:table-cell office:value-type="float" office:value="247.33" calcext:value-type="float">
            <text:p>247.33</text:p>
          </table:table-cell>
          <table:table-cell table:formula="of:=NORMDIST([.B178];224.59;53.47;0)" office:value-type="float" office:value="0.00681592811740328" calcext:value-type="float">
            <text:p>0.006815928117403</text:p>
          </table:table-cell>
          <table:table-cell office:value-type="float" office:value="195.21" calcext:value-type="float">
            <text:p>195.21</text:p>
          </table:table-cell>
          <table:table-cell office:value-type="float" office:value="461.46" calcext:value-type="float">
            <text:p>461.46</text:p>
          </table:table-cell>
          <table:table-cell table:formula="of:=NORMDIST([.E178];262.96;88.6;0)" office:value-type="float" office:value="0.000366035354813369" calcext:value-type="float">
            <text:p>0.000366035354813</text:p>
          </table:table-cell>
        </table:table-row>
        <table:table-row table:style-name="ro1">
          <table:table-cell office:value-type="float" office:value="144.52" calcext:value-type="float">
            <text:p>144.52</text:p>
          </table:table-cell>
          <table:table-cell office:value-type="float" office:value="247.54" calcext:value-type="float">
            <text:p>247.54</text:p>
          </table:table-cell>
          <table:table-cell table:formula="of:=NORMDIST([.B179];224.59;53.47;0)" office:value-type="float" office:value="0.00680450062950693" calcext:value-type="float">
            <text:p>0.006804500629507</text:p>
          </table:table-cell>
          <table:table-cell office:value-type="float" office:value="180.23" calcext:value-type="float">
            <text:p>180.23</text:p>
          </table:table-cell>
          <table:table-cell office:value-type="float" office:value="463" calcext:value-type="float">
            <text:p>463</text:p>
          </table:table-cell>
          <table:table-cell table:formula="of:=NORMDIST([.E179];262.96;88.6;0)" office:value-type="float" office:value="0.00035200214481003" calcext:value-type="float">
            <text:p>0.00035200214481</text:p>
          </table:table-cell>
        </table:table-row>
        <table:table-row table:style-name="ro1">
          <table:table-cell office:value-type="float" office:value="143.13" calcext:value-type="float">
            <text:p>143.13</text:p>
          </table:table-cell>
          <table:table-cell office:value-type="float" office:value="247.69" calcext:value-type="float">
            <text:p>247.69</text:p>
          </table:table-cell>
          <table:table-cell table:formula="of:=NORMDIST([.B180];224.59;53.47;0)" office:value-type="float" office:value="0.0067962856875608" calcext:value-type="float">
            <text:p>0.006796285687561</text:p>
          </table:table-cell>
          <table:table-cell office:value-type="float" office:value="186.75" calcext:value-type="float">
            <text:p>186.75</text:p>
          </table:table-cell>
          <table:table-cell office:value-type="float" office:value="467.24" calcext:value-type="float">
            <text:p>467.24</text:p>
          </table:table-cell>
          <table:table-cell table:formula="of:=NORMDIST([.E180];262.96;88.6;0)" office:value-type="float" office:value="0.000315590207259379" calcext:value-type="float">
            <text:p>0.000315590207259</text:p>
          </table:table-cell>
        </table:table-row>
        <table:table-row table:style-name="ro1">
          <table:table-cell office:value-type="float" office:value="109.33" calcext:value-type="float">
            <text:p>109.33</text:p>
          </table:table-cell>
          <table:table-cell office:value-type="float" office:value="247.81" calcext:value-type="float">
            <text:p>247.81</text:p>
          </table:table-cell>
          <table:table-cell table:formula="of:=NORMDIST([.B181];224.59;53.47;0)" office:value-type="float" office:value="0.00678968240330123" calcext:value-type="float">
            <text:p>0.006789682403301</text:p>
          </table:table-cell>
          <table:table-cell office:value-type="float" office:value="139.78" calcext:value-type="float">
            <text:p>139.78</text:p>
          </table:table-cell>
          <table:table-cell office:value-type="float" office:value="478.57" calcext:value-type="float">
            <text:p>478.57</text:p>
          </table:table-cell>
          <table:table-cell table:formula="of:=NORMDIST([.E181];262.96;88.6;0)" office:value-type="float" office:value="0.000233090515403149" calcext:value-type="float">
            <text:p>0.000233090515403</text:p>
          </table:table-cell>
        </table:table-row>
        <table:table-row table:style-name="ro1">
          <table:table-cell office:value-type="float" office:value="143.21" calcext:value-type="float">
            <text:p>143.21</text:p>
          </table:table-cell>
          <table:table-cell office:value-type="float" office:value="248.29" calcext:value-type="float">
            <text:p>248.29</text:p>
          </table:table-cell>
          <table:table-cell table:formula="of:=NORMDIST([.B182];224.59;53.47;0)" office:value-type="float" office:value="0.00676299272446759" calcext:value-type="float">
            <text:p>0.006762992724468</text:p>
          </table:table-cell>
          <table:table-cell office:value-type="float" office:value="142.3" calcext:value-type="float">
            <text:p>142.3</text:p>
          </table:table-cell>
          <table:table-cell office:value-type="float" office:value="483.18" calcext:value-type="float">
            <text:p>483.18</text:p>
          </table:table-cell>
          <table:table-cell table:formula="of:=NORMDIST([.E182];262.96;88.6;0)" office:value-type="float" office:value="0.000205090878655251" calcext:value-type="float">
            <text:p>0.000205090878655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248.62" calcext:value-type="float">
            <text:p>248.62</text:p>
          </table:table-cell>
          <table:table-cell table:formula="of:=NORMDIST([.B183];224.59;53.47;0)" office:value-type="float" office:value="0.00674438917047825" calcext:value-type="float">
            <text:p>0.006744389170478</text:p>
          </table:table-cell>
          <table:table-cell office:value-type="float" office:value="138.58" calcext:value-type="float">
            <text:p>138.58</text:p>
          </table:table-cell>
          <table:table-cell office:value-type="float" office:value="485.46" calcext:value-type="float">
            <text:p>485.46</text:p>
          </table:table-cell>
          <table:table-cell table:formula="of:=NORMDIST([.E183];262.96;88.6;0)" office:value-type="float" office:value="0.000192319830166266" calcext:value-type="float">
            <text:p>0.000192319830166</text:p>
          </table:table-cell>
        </table:table-row>
        <table:table-row table:style-name="ro1">
          <table:table-cell office:value-type="float" office:value="216.93" calcext:value-type="float">
            <text:p>216.93</text:p>
          </table:table-cell>
          <table:table-cell office:value-type="float" office:value="248.85" calcext:value-type="float">
            <text:p>248.85</text:p>
          </table:table-cell>
          <table:table-cell table:formula="of:=NORMDIST([.B184];224.59;53.47;0)" office:value-type="float" office:value="0.00673130170391056" calcext:value-type="float">
            <text:p>0.006731301703911</text:p>
          </table:table-cell>
          <table:table-cell office:value-type="float" office:value="140.73" calcext:value-type="float">
            <text:p>140.73</text:p>
          </table:table-cell>
          <table:table-cell office:value-type="float" office:value="489.15" calcext:value-type="float">
            <text:p>489.15</text:p>
          </table:table-cell>
          <table:table-cell table:formula="of:=NORMDIST([.E184];262.96;88.6;0)" office:value-type="float" office:value="0.000173071151694652" calcext:value-type="float">
            <text:p>0.000173071151695</text:p>
          </table:table-cell>
        </table:table-row>
        <table:table-row table:style-name="ro1">
          <table:table-cell office:value-type="float" office:value="244.46" calcext:value-type="float">
            <text:p>244.46</text:p>
          </table:table-cell>
          <table:table-cell office:value-type="float" office:value="248.89" calcext:value-type="float">
            <text:p>248.89</text:p>
          </table:table-cell>
          <table:table-cell table:formula="of:=NORMDIST([.B185];224.59;53.47;0)" office:value-type="float" office:value="0.00672901550717415" calcext:value-type="float">
            <text:p>0.006729015507174</text:p>
          </table:table-cell>
          <table:table-cell office:value-type="float" office:value="137.3" calcext:value-type="float">
            <text:p>137.3</text:p>
          </table:table-cell>
          <table:table-cell office:value-type="float" office:value="489.58" calcext:value-type="float">
            <text:p>489.58</text:p>
          </table:table-cell>
          <table:table-cell table:formula="of:=NORMDIST([.E185];262.96;88.6;0)" office:value-type="float" office:value="0.00017093800137041" calcext:value-type="float">
            <text:p>0.00017093800137</text:p>
          </table:table-cell>
        </table:table-row>
        <table:table-row table:style-name="ro1">
          <table:table-cell office:value-type="float" office:value="267.15" calcext:value-type="float">
            <text:p>267.15</text:p>
          </table:table-cell>
          <table:table-cell office:value-type="float" office:value="249.72" calcext:value-type="float">
            <text:p>249.72</text:p>
          </table:table-cell>
          <table:table-cell table:formula="of:=NORMDIST([.B186];224.59;53.47;0)" office:value-type="float" office:value="0.00668090800800649" calcext:value-type="float">
            <text:p>0.00668090800800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1.85" calcext:value-type="float">
            <text:p>251.85</text:p>
          </table:table-cell>
          <table:table-cell table:formula="of:=NORMDIST([.B187];224.59;53.47;0)" office:value-type="float" office:value="0.00655179134165322" calcext:value-type="float">
            <text:p>0.00655179134165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2.25" calcext:value-type="float">
            <text:p>252.25</text:p>
          </table:table-cell>
          <table:table-cell table:formula="of:=NORMDIST([.B188];224.59;53.47;0)" office:value-type="float" office:value="0.00652666864616908" calcext:value-type="float">
            <text:p>0.006526668646169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table:formula="of:=NORMDIST([.B189];224.59;53.47;0)" office:value-type="float" office:value="0.00647884562239136" calcext:value-type="float">
            <text:p>0.006478845622391</text:p>
          </table:table-cell>
          <table:table-cell table:number-columns-repeated="3"/>
        </table:table-row>
        <table:table-row table:style-name="ro1">
          <table:table-cell office:value-type="float" office:value="251.85" calcext:value-type="float">
            <text:p>251.85</text:p>
          </table:table-cell>
          <table:table-cell office:value-type="float" office:value="253.03" calcext:value-type="float">
            <text:p>253.03</text:p>
          </table:table-cell>
          <table:table-cell table:formula="of:=NORMDIST([.B190];224.59;53.47;0)" office:value-type="float" office:value="0.00647691350181357" calcext:value-type="float">
            <text:p>0.006476913501814</text:p>
          </table:table-cell>
          <table:table-cell table:number-columns-repeated="3"/>
        </table:table-row>
        <table:table-row table:style-name="ro1">
          <table:table-cell office:value-type="float" office:value="239.89" calcext:value-type="float">
            <text:p>239.89</text:p>
          </table:table-cell>
          <table:table-cell office:value-type="float" office:value="253.24" calcext:value-type="float">
            <text:p>253.24</text:p>
          </table:table-cell>
          <table:table-cell table:formula="of:=NORMDIST([.B191];224.59;53.47;0)" office:value-type="float" office:value="0.00646334781252606" calcext:value-type="float">
            <text:p>0.006463347812526</text:p>
          </table:table-cell>
          <table:table-cell table:number-columns-repeated="3"/>
        </table:table-row>
        <table:table-row table:style-name="ro1">
          <table:table-cell office:value-type="float" office:value="241.85" calcext:value-type="float">
            <text:p>241.85</text:p>
          </table:table-cell>
          <table:table-cell office:value-type="float" office:value="254.03" calcext:value-type="float">
            <text:p>254.03</text:p>
          </table:table-cell>
          <table:table-cell table:formula="of:=NORMDIST([.B192];224.59;53.47;0)" office:value-type="float" office:value="0.00641168309521599" calcext:value-type="float">
            <text:p>0.006411683095216</text:p>
          </table:table-cell>
          <table:table-cell table:number-columns-repeated="3"/>
        </table:table-row>
        <table:table-row table:style-name="ro1">
          <table:table-cell office:value-type="float" office:value="240.01" calcext:value-type="float">
            <text:p>240.01</text:p>
          </table:table-cell>
          <table:table-cell office:value-type="float" office:value="255.5" calcext:value-type="float">
            <text:p>255.5</text:p>
          </table:table-cell>
          <table:table-cell table:formula="of:=NORMDIST([.B193];224.59;53.47;0)" office:value-type="float" office:value="0.00631297525059981" calcext:value-type="float">
            <text:p>0.0063129752506</text:p>
          </table:table-cell>
          <table:table-cell table:number-columns-repeated="3"/>
        </table:table-row>
        <table:table-row table:style-name="ro1">
          <table:table-cell office:value-type="float" office:value="236.76" calcext:value-type="float">
            <text:p>236.76</text:p>
          </table:table-cell>
          <table:table-cell office:value-type="float" office:value="255.95" calcext:value-type="float">
            <text:p>255.95</text:p>
          </table:table-cell>
          <table:table-cell table:formula="of:=NORMDIST([.B194];224.59;53.47;0)" office:value-type="float" office:value="0.00628211415034906" calcext:value-type="float">
            <text:p>0.006282114150349</text:p>
          </table:table-cell>
          <table:table-cell table:number-columns-repeated="3"/>
        </table:table-row>
        <table:table-row table:style-name="ro1">
          <table:table-cell office:value-type="float" office:value="227.18" calcext:value-type="float">
            <text:p>227.18</text:p>
          </table:table-cell>
          <table:table-cell office:value-type="float" office:value="256.13" calcext:value-type="float">
            <text:p>256.13</text:p>
          </table:table-cell>
          <table:table-cell table:formula="of:=NORMDIST([.B195];224.59;53.47;0)" office:value-type="float" office:value="0.00626968765326825" calcext:value-type="float">
            <text:p>0.006269687653268</text:p>
          </table:table-cell>
          <table:table-cell table:number-columns-repeated="3"/>
        </table:table-row>
        <table:table-row table:style-name="ro1">
          <table:table-cell office:value-type="float" office:value="205.23" calcext:value-type="float">
            <text:p>205.23</text:p>
          </table:table-cell>
          <table:table-cell office:value-type="float" office:value="256.16" calcext:value-type="float">
            <text:p>256.16</text:p>
          </table:table-cell>
          <table:table-cell table:formula="of:=NORMDIST([.B196];224.59;53.47;0)" office:value-type="float" office:value="0.00626761205605287" calcext:value-type="float">
            <text:p>0.006267612056053</text:p>
          </table:table-cell>
          <table:table-cell table:number-columns-repeated="3"/>
        </table:table-row>
        <table:table-row table:style-name="ro1">
          <table:table-cell office:value-type="float" office:value="200.19" calcext:value-type="float">
            <text:p>200.19</text:p>
          </table:table-cell>
          <table:table-cell office:value-type="float" office:value="256.46" calcext:value-type="float">
            <text:p>256.46</text:p>
          </table:table-cell>
          <table:table-cell table:formula="of:=NORMDIST([.B197];224.59;53.47;0)" office:value-type="float" office:value="0.00624678568400697" calcext:value-type="float">
            <text:p>0.006246785684007</text:p>
          </table:table-cell>
          <table:table-cell table:number-columns-repeated="3"/>
        </table:table-row>
        <table:table-row table:style-name="ro1">
          <table:table-cell office:value-type="float" office:value="200.96" calcext:value-type="float">
            <text:p>200.96</text:p>
          </table:table-cell>
          <table:table-cell office:value-type="float" office:value="256.59" calcext:value-type="float">
            <text:p>256.59</text:p>
          </table:table-cell>
          <table:table-cell table:formula="of:=NORMDIST([.B198];224.59;53.47;0)" office:value-type="float" office:value="0.00623772144738234" calcext:value-type="float">
            <text:p>0.006237721447382</text:p>
          </table:table-cell>
          <table:table-cell table:number-columns-repeated="3"/>
        </table:table-row>
        <table:table-row table:style-name="ro1">
          <table:table-cell office:value-type="float" office:value="200.56" calcext:value-type="float">
            <text:p>200.56</text:p>
          </table:table-cell>
          <table:table-cell office:value-type="float" office:value="256.73" calcext:value-type="float">
            <text:p>256.73</text:p>
          </table:table-cell>
          <table:table-cell table:formula="of:=NORMDIST([.B199];224.59;53.47;0)" office:value-type="float" office:value="0.00622793349959905" calcext:value-type="float">
            <text:p>0.006227933499599</text:p>
          </table:table-cell>
          <table:table-cell table:number-columns-repeated="3"/>
        </table:table-row>
        <table:table-row table:style-name="ro1">
          <table:table-cell office:value-type="float" office:value="213.03" calcext:value-type="float">
            <text:p>213.03</text:p>
          </table:table-cell>
          <table:table-cell office:value-type="float" office:value="257.01" calcext:value-type="float">
            <text:p>257.01</text:p>
          </table:table-cell>
          <table:table-cell table:formula="of:=NORMDIST([.B200];224.59;53.47;0)" office:value-type="float" office:value="0.00620827597352309" calcext:value-type="float">
            <text:p>0.006208275973523</text:p>
          </table:table-cell>
          <table:table-cell table:number-columns-repeated="3"/>
        </table:table-row>
        <table:table-row table:style-name="ro1">
          <table:table-cell office:value-type="float" office:value="216.32" calcext:value-type="float">
            <text:p>216.32</text:p>
          </table:table-cell>
          <table:table-cell office:value-type="float" office:value="257.62" calcext:value-type="float">
            <text:p>257.62</text:p>
          </table:table-cell>
          <table:table-cell table:formula="of:=NORMDIST([.B201];224.59;53.47;0)" office:value-type="float" office:value="0.00616507984109468" calcext:value-type="float">
            <text:p>0.006165079841095</text:p>
          </table:table-cell>
          <table:table-cell table:number-columns-repeated="3"/>
        </table:table-row>
        <table:table-row table:style-name="ro1">
          <table:table-cell office:value-type="float" office:value="219.49" calcext:value-type="float">
            <text:p>219.49</text:p>
          </table:table-cell>
          <table:table-cell office:value-type="float" office:value="258.26" calcext:value-type="float">
            <text:p>258.26</text:p>
          </table:table-cell>
          <table:table-cell table:formula="of:=NORMDIST([.B202];224.59;53.47;0)" office:value-type="float" office:value="0.00611922617564278" calcext:value-type="float">
            <text:p>0.006119226175643</text:p>
          </table:table-cell>
          <table:table-cell table:number-columns-repeated="3"/>
        </table:table-row>
        <table:table-row table:style-name="ro1">
          <table:table-cell office:value-type="float" office:value="221.31" calcext:value-type="float">
            <text:p>221.31</text:p>
          </table:table-cell>
          <table:table-cell office:value-type="float" office:value="258.75" calcext:value-type="float">
            <text:p>258.75</text:p>
          </table:table-cell>
          <table:table-cell table:formula="of:=NORMDIST([.B203];224.59;53.47;0)" office:value-type="float" office:value="0.00608376097112445" calcext:value-type="float">
            <text:p>0.006083760971124</text:p>
          </table:table-cell>
          <table:table-cell table:number-columns-repeated="3"/>
        </table:table-row>
        <table:table-row table:style-name="ro1">
          <table:table-cell office:value-type="float" office:value="224.57" calcext:value-type="float">
            <text:p>224.57</text:p>
          </table:table-cell>
          <table:table-cell office:value-type="float" office:value="258.85" calcext:value-type="float">
            <text:p>258.85</text:p>
          </table:table-cell>
          <table:table-cell table:formula="of:=NORMDIST([.B204];224.59;53.47;0)" office:value-type="float" office:value="0.00607648576930142" calcext:value-type="float">
            <text:p>0.006076485769301</text:p>
          </table:table-cell>
          <table:table-cell table:number-columns-repeated="3"/>
        </table:table-row>
        <table:table-row table:style-name="ro1">
          <table:table-cell office:value-type="float" office:value="228.11" calcext:value-type="float">
            <text:p>228.11</text:p>
          </table:table-cell>
          <table:table-cell office:value-type="float" office:value="259.59" calcext:value-type="float">
            <text:p>259.59</text:p>
          </table:table-cell>
          <table:table-cell table:formula="of:=NORMDIST([.B205];224.59;53.47;0)" office:value-type="float" office:value="0.00602226427971181" calcext:value-type="float">
            <text:p>0.006022264279712</text:p>
          </table:table-cell>
          <table:table-cell table:number-columns-repeated="3"/>
        </table:table-row>
        <table:table-row table:style-name="ro1">
          <table:table-cell office:value-type="float" office:value="231.11" calcext:value-type="float">
            <text:p>231.11</text:p>
          </table:table-cell>
          <table:table-cell office:value-type="float" office:value="260.28" calcext:value-type="float">
            <text:p>260.28</text:p>
          </table:table-cell>
          <table:table-cell table:formula="of:=NORMDIST([.B206];224.59;53.47;0)" office:value-type="float" office:value="0.00597111193606182" calcext:value-type="float">
            <text:p>0.005971111936062</text:p>
          </table:table-cell>
          <table:table-cell table:number-columns-repeated="3"/>
        </table:table-row>
        <table:table-row table:style-name="ro1">
          <table:table-cell office:value-type="float" office:value="225.22" calcext:value-type="float">
            <text:p>225.22</text:p>
          </table:table-cell>
          <table:table-cell office:value-type="float" office:value="260.68" calcext:value-type="float">
            <text:p>260.68</text:p>
          </table:table-cell>
          <table:table-cell table:formula="of:=NORMDIST([.B207];224.59;53.47;0)" office:value-type="float" office:value="0.00594120455414575" calcext:value-type="float">
            <text:p>0.005941204554146</text:p>
          </table:table-cell>
          <table:table-cell table:number-columns-repeated="3"/>
        </table:table-row>
        <table:table-row table:style-name="ro1">
          <table:table-cell office:value-type="float" office:value="158.47" calcext:value-type="float">
            <text:p>158.47</text:p>
          </table:table-cell>
          <table:table-cell office:value-type="float" office:value="262" calcext:value-type="float">
            <text:p>262</text:p>
          </table:table-cell>
          <table:table-cell table:formula="of:=NORMDIST([.B208];224.59;53.47;0)" office:value-type="float" office:value="0.00584124916038545" calcext:value-type="float">
            <text:p>0.005841249160385</text:p>
          </table:table-cell>
          <table:table-cell table:number-columns-repeated="3"/>
        </table:table-row>
        <table:table-row table:style-name="ro1">
          <table:table-cell office:value-type="float" office:value="256.46" calcext:value-type="float">
            <text:p>256.46</text:p>
          </table:table-cell>
          <table:table-cell office:value-type="float" office:value="263.6" calcext:value-type="float">
            <text:p>263.6</text:p>
          </table:table-cell>
          <table:table-cell table:formula="of:=NORMDIST([.B209];224.59;53.47;0)" office:value-type="float" office:value="0.00571766941025482" calcext:value-type="float">
            <text:p>0.005717669410255</text:p>
          </table:table-cell>
          <table:table-cell table:number-columns-repeated="3"/>
        </table:table-row>
        <table:table-row table:style-name="ro1">
          <table:table-cell office:value-type="float" office:value="260.28" calcext:value-type="float">
            <text:p>260.28</text:p>
          </table:table-cell>
          <table:table-cell office:value-type="float" office:value="264.05" calcext:value-type="float">
            <text:p>264.05</text:p>
          </table:table-cell>
          <table:table-cell table:formula="of:=NORMDIST([.B210];224.59;53.47;0)" office:value-type="float" office:value="0.00568246925648796" calcext:value-type="float">
            <text:p>0.005682469256488</text:p>
          </table:table-cell>
          <table:table-cell table:number-columns-repeated="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264.62" calcext:value-type="float">
            <text:p>264.62</text:p>
          </table:table-cell>
          <table:table-cell table:formula="of:=NORMDIST([.B211];224.59;53.47;0)" office:value-type="float" office:value="0.0056376200695071" calcext:value-type="float">
            <text:p>0.005637620069507</text:p>
          </table:table-cell>
          <table:table-cell table:number-columns-repeated="3"/>
        </table:table-row>
        <table:table-row table:style-name="ro1">
          <table:table-cell office:value-type="float" office:value="264.62" calcext:value-type="float">
            <text:p>264.62</text:p>
          </table:table-cell>
          <table:table-cell office:value-type="float" office:value="265.33" calcext:value-type="float">
            <text:p>265.33</text:p>
          </table:table-cell>
          <table:table-cell table:formula="of:=NORMDIST([.B212];224.59;53.47;0)" office:value-type="float" office:value="0.005581362894434" calcext:value-type="float">
            <text:p>0.005581362894434</text:p>
          </table:table-cell>
          <table:table-cell table:number-columns-repeated="3"/>
        </table:table-row>
        <table:table-row table:style-name="ro1">
          <table:table-cell office:value-type="float" office:value="266.9" calcext:value-type="float">
            <text:p>266.9</text:p>
          </table:table-cell>
          <table:table-cell office:value-type="float" office:value="265.58" calcext:value-type="float">
            <text:p>265.58</text:p>
          </table:table-cell>
          <table:table-cell table:formula="of:=NORMDIST([.B213];224.59;53.47;0)" office:value-type="float" office:value="0.00556145452458027" calcext:value-type="float">
            <text:p>0.00556145452458</text:p>
          </table:table-cell>
          <table:table-cell table:number-columns-repeated="3"/>
        </table:table-row>
        <table:table-row table:style-name="ro1">
          <table:table-cell office:value-type="float" office:value="201.14" calcext:value-type="float">
            <text:p>201.14</text:p>
          </table:table-cell>
          <table:table-cell office:value-type="float" office:value="265.66" calcext:value-type="float">
            <text:p>265.66</text:p>
          </table:table-cell>
          <table:table-cell table:formula="of:=NORMDIST([.B214];224.59;53.47;0)" office:value-type="float" office:value="0.00555507320862505" calcext:value-type="float">
            <text:p>0.005555073208625</text:p>
          </table:table-cell>
          <table:table-cell table:number-columns-repeated="3"/>
        </table:table-row>
        <table:table-row table:style-name="ro1">
          <table:table-cell office:value-type="float" office:value="256.16" calcext:value-type="float">
            <text:p>256.16</text:p>
          </table:table-cell>
          <table:table-cell office:value-type="float" office:value="266.42" calcext:value-type="float">
            <text:p>266.42</text:p>
          </table:table-cell>
          <table:table-cell table:formula="of:=NORMDIST([.B215];224.59;53.47;0)" office:value-type="float" office:value="0.00549420127020903" calcext:value-type="float">
            <text:p>0.005494201270209</text:p>
          </table:table-cell>
          <table:table-cell table:number-columns-repeated="3"/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266.9" calcext:value-type="float">
            <text:p>266.9</text:p>
          </table:table-cell>
          <table:table-cell table:formula="of:=NORMDIST([.B216];224.59;53.47;0)" office:value-type="float" office:value="0.00545553207592155" calcext:value-type="float">
            <text:p>0.005455532075922</text:p>
          </table:table-cell>
          <table:table-cell table:number-columns-repeated="3"/>
        </table:table-row>
        <table:table-row table:style-name="ro1">
          <table:table-cell office:value-type="float" office:value="256.59" calcext:value-type="float">
            <text:p>256.59</text:p>
          </table:table-cell>
          <table:table-cell office:value-type="float" office:value="266.99" calcext:value-type="float">
            <text:p>266.99</text:p>
          </table:table-cell>
          <table:table-cell table:formula="of:=NORMDIST([.B217];224.59;53.47;0)" office:value-type="float" office:value="0.00544826307956239" calcext:value-type="float">
            <text:p>0.005448263079562</text:p>
          </table:table-cell>
          <table:table-cell table:number-columns-repeated="3"/>
        </table:table-row>
        <table:table-row table:style-name="ro1">
          <table:table-cell office:value-type="float" office:value="260.68" calcext:value-type="float">
            <text:p>260.68</text:p>
          </table:table-cell>
          <table:table-cell office:value-type="float" office:value="267.15" calcext:value-type="float">
            <text:p>267.15</text:p>
          </table:table-cell>
          <table:table-cell table:formula="of:=NORMDIST([.B218];224.59;53.47;0)" office:value-type="float" office:value="0.00543532630319834" calcext:value-type="float">
            <text:p>0.005435326303198</text:p>
          </table:table-cell>
          <table:table-cell table:number-columns-repeated="3"/>
        </table:table-row>
        <table:table-row table:style-name="ro1">
          <table:table-cell office:value-type="float" office:value="266.99" calcext:value-type="float">
            <text:p>266.99</text:p>
          </table:table-cell>
          <table:table-cell office:value-type="float" office:value="268.58" calcext:value-type="float">
            <text:p>268.58</text:p>
          </table:table-cell>
          <table:table-cell table:formula="of:=NORMDIST([.B219];224.59;53.47;0)" office:value-type="float" office:value="0.0053189440541778" calcext:value-type="float">
            <text:p>0.005318944054178</text:p>
          </table:table-cell>
          <table:table-cell table:number-columns-repeated="3"/>
        </table:table-row>
        <table:table-row table:style-name="ro1">
          <table:table-cell office:value-type="float" office:value="265.58" calcext:value-type="float">
            <text:p>265.58</text:p>
          </table:table-cell>
          <table:table-cell office:value-type="float" office:value="270.68" calcext:value-type="float">
            <text:p>270.68</text:p>
          </table:table-cell>
          <table:table-cell table:formula="of:=NORMDIST([.B220];224.59;53.47;0)" office:value-type="float" office:value="0.0051458593148423" calcext:value-type="float">
            <text:p>0.005145859314842</text:p>
          </table:table-cell>
          <table:table-cell table:number-columns-repeated="3"/>
        </table:table-row>
        <table:table-row table:style-name="ro1">
          <table:table-cell office:value-type="float" office:value="215.71" calcext:value-type="float">
            <text:p>215.71</text:p>
          </table:table-cell>
          <table:table-cell office:value-type="float" office:value="272" calcext:value-type="float">
            <text:p>272</text:p>
          </table:table-cell>
          <table:table-cell table:formula="of:=NORMDIST([.B221];224.59;53.47;0)" office:value-type="float" office:value="0.00503598034576692" calcext:value-type="float">
            <text:p>0.005035980345767</text:p>
          </table:table-cell>
          <table:table-cell table:number-columns-repeated="3"/>
        </table:table-row>
        <table:table-row table:style-name="ro1">
          <table:table-cell office:value-type="float" office:value="222.99" calcext:value-type="float">
            <text:p>222.99</text:p>
          </table:table-cell>
          <table:table-cell office:value-type="float" office:value="272.94" calcext:value-type="float">
            <text:p>272.94</text:p>
          </table:table-cell>
          <table:table-cell table:formula="of:=NORMDIST([.B222];224.59;53.47;0)" office:value-type="float" office:value="0.00495732435741892" calcext:value-type="float">
            <text:p>0.004957324357419</text:p>
          </table:table-cell>
          <table:table-cell table:number-columns-repeated="3"/>
        </table:table-row>
        <table:table-row table:style-name="ro1">
          <table:table-cell office:value-type="float" office:value="236.93" calcext:value-type="float">
            <text:p>236.93</text:p>
          </table:table-cell>
          <table:table-cell office:value-type="float" office:value="273.4" calcext:value-type="float">
            <text:p>273.4</text:p>
          </table:table-cell>
          <table:table-cell table:formula="of:=NORMDIST([.B223];224.59;53.47;0)" office:value-type="float" office:value="0.00491872801492304" calcext:value-type="float">
            <text:p>0.004918728014923</text:p>
          </table:table-cell>
          <table:table-cell table:number-columns-repeated="3"/>
        </table:table-row>
        <table:table-row table:style-name="ro1">
          <table:table-cell office:value-type="float" office:value="254.03" calcext:value-type="float">
            <text:p>254.03</text:p>
          </table:table-cell>
          <table:table-cell office:value-type="float" office:value="277.7" calcext:value-type="float">
            <text:p>277.7</text:p>
          </table:table-cell>
          <table:table-cell table:formula="of:=NORMDIST([.B224];224.59;53.47;0)" office:value-type="float" office:value="0.00455582247264751" calcext:value-type="float">
            <text:p>0.004555822472648</text:p>
          </table:table-cell>
          <table:table-cell table:number-columns-repeated="3"/>
        </table:table-row>
        <table:table-row table:style-name="ro1">
          <table:table-cell office:value-type="float" office:value="318.55" calcext:value-type="float">
            <text:p>318.55</text:p>
          </table:table-cell>
          <table:table-cell office:value-type="float" office:value="277.95" calcext:value-type="float">
            <text:p>277.95</text:p>
          </table:table-cell>
          <table:table-cell table:formula="of:=NORMDIST([.B225];224.59;53.47;0)" office:value-type="float" office:value="0.00453466453808595" calcext:value-type="float">
            <text:p>0.004534664538086</text:p>
          </table:table-cell>
          <table:table-cell table:number-columns-repeated="3"/>
        </table:table-row>
        <table:table-row table:style-name="ro1">
          <table:table-cell office:value-type="float" office:value="324.53" calcext:value-type="float">
            <text:p>324.53</text:p>
          </table:table-cell>
          <table:table-cell office:value-type="float" office:value="279" calcext:value-type="float">
            <text:p>279</text:p>
          </table:table-cell>
          <table:table-cell table:formula="of:=NORMDIST([.B226];224.59;53.47;0)" office:value-type="float" office:value="0.00444580750372708" calcext:value-type="float">
            <text:p>0.004445807503727</text:p>
          </table:table-cell>
          <table:table-cell table:number-columns-repeated="3"/>
        </table:table-row>
        <table:table-row table:style-name="ro1">
          <table:table-cell office:value-type="float" office:value="332.04" calcext:value-type="float">
            <text:p>332.04</text:p>
          </table:table-cell>
          <table:table-cell office:value-type="float" office:value="280.21" calcext:value-type="float">
            <text:p>280.21</text:p>
          </table:table-cell>
          <table:table-cell table:formula="of:=NORMDIST([.B227];224.59;53.47;0)" office:value-type="float" office:value="0.00434348982919031" calcext:value-type="float">
            <text:p>0.00434348982919</text:p>
          </table:table-cell>
          <table:table-cell table:number-columns-repeated="3"/>
        </table:table-row>
        <table:table-row table:style-name="ro1">
          <table:table-cell office:value-type="float" office:value="335.7" calcext:value-type="float">
            <text:p>335.7</text:p>
          </table:table-cell>
          <table:table-cell office:value-type="float" office:value="281.84" calcext:value-type="float">
            <text:p>281.84</text:p>
          </table:table-cell>
          <table:table-cell table:formula="of:=NORMDIST([.B228];224.59;53.47;0)" office:value-type="float" office:value="0.00420596325030396" calcext:value-type="float">
            <text:p>0.004205963250304</text:p>
          </table:table-cell>
          <table:table-cell table:number-columns-repeated="3"/>
        </table:table-row>
        <table:table-row table:style-name="ro1">
          <table:table-cell office:value-type="float" office:value="323.36" calcext:value-type="float">
            <text:p>323.36</text:p>
          </table:table-cell>
          <table:table-cell office:value-type="float" office:value="282" calcext:value-type="float">
            <text:p>282</text:p>
          </table:table-cell>
          <table:table-cell table:formula="of:=NORMDIST([.B229];224.59;53.47;0)" office:value-type="float" office:value="0.00419249067771694" calcext:value-type="float">
            <text:p>0.004192490677717</text:p>
          </table:table-cell>
          <table:table-cell table:number-columns-repeated="3"/>
        </table:table-row>
        <table:table-row table:style-name="ro1">
          <table:table-cell office:value-type="float" office:value="305.58" calcext:value-type="float">
            <text:p>305.58</text:p>
          </table:table-cell>
          <table:table-cell office:value-type="float" office:value="284.02" calcext:value-type="float">
            <text:p>284.02</text:p>
          </table:table-cell>
          <table:table-cell table:formula="of:=NORMDIST([.B230];224.59;53.47;0)" office:value-type="float" office:value="0.00402296611896109" calcext:value-type="float">
            <text:p>0.004022966118961</text:p>
          </table:table-cell>
          <table:table-cell table:number-columns-repeated="3"/>
        </table:table-row>
        <table:table-row table:style-name="ro1">
          <table:table-cell office:value-type="float" office:value="284.02" calcext:value-type="float">
            <text:p>284.02</text:p>
          </table:table-cell>
          <table:table-cell office:value-type="float" office:value="284.09" calcext:value-type="float">
            <text:p>284.09</text:p>
          </table:table-cell>
          <table:table-cell table:formula="of:=NORMDIST([.B231];224.59;53.47;0)" office:value-type="float" office:value="0.00401711324248874" calcext:value-type="float">
            <text:p>0.004017113242489</text:p>
          </table:table-cell>
          <table:table-cell table:number-columns-repeated="3"/>
        </table:table-row>
        <table:table-row table:style-name="ro1">
          <table:table-cell office:value-type="float" office:value="266.42" calcext:value-type="float">
            <text:p>266.42</text:p>
          </table:table-cell>
          <table:table-cell office:value-type="float" office:value="284.14" calcext:value-type="float">
            <text:p>284.14</text:p>
          </table:table-cell>
          <table:table-cell table:formula="of:=NORMDIST([.B232];224.59;53.47;0)" office:value-type="float" office:value="0.00401293361973213" calcext:value-type="float">
            <text:p>0.004012933619732</text:p>
          </table:table-cell>
          <table:table-cell table:number-columns-repeated="3"/>
        </table:table-row>
        <table:table-row table:style-name="ro1">
          <table:table-cell office:value-type="float" office:value="245.1" calcext:value-type="float">
            <text:p>245.1</text:p>
          </table:table-cell>
          <table:table-cell office:value-type="float" office:value="288" calcext:value-type="float">
            <text:p>288</text:p>
          </table:table-cell>
          <table:table-cell table:formula="of:=NORMDIST([.B233];224.59;53.47;0)" office:value-type="float" office:value="0.00369329203551112" calcext:value-type="float">
            <text:p>0.00369329203551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8.82" calcext:value-type="float">
            <text:p>288.82</text:p>
          </table:table-cell>
          <table:table-cell table:formula="of:=NORMDIST([.B234];224.59;53.47;0)" office:value-type="float" office:value="0.00362630430043876" calcext:value-type="float">
            <text:p>0.003626304300439</text:p>
          </table:table-cell>
          <table:table-cell table:number-columns-repeated="3"/>
        </table:table-row>
        <table:table-row table:style-name="ro1">
          <table:table-cell office:value-type="float" office:value="219.26" calcext:value-type="float">
            <text:p>219.26</text:p>
          </table:table-cell>
          <table:table-cell office:value-type="float" office:value="289" calcext:value-type="float">
            <text:p>289</text:p>
          </table:table-cell>
          <table:table-cell table:formula="of:=NORMDIST([.B235];224.59;53.47;0)" office:value-type="float" office:value="0.00361164938276143" calcext:value-type="float">
            <text:p>0.003611649382761</text:p>
          </table:table-cell>
          <table:table-cell table:number-columns-repeated="3"/>
        </table:table-row>
        <table:table-row table:style-name="ro1">
          <table:table-cell office:value-type="float" office:value="193.37" calcext:value-type="float">
            <text:p>193.37</text:p>
          </table:table-cell>
          <table:table-cell office:value-type="float" office:value="289.17" calcext:value-type="float">
            <text:p>289.17</text:p>
          </table:table-cell>
          <table:table-cell table:formula="of:=NORMDIST([.B236];224.59;53.47;0)" office:value-type="float" office:value="0.003597825574229" calcext:value-type="float">
            <text:p>0.003597825574229</text:p>
          </table:table-cell>
          <table:table-cell table:number-columns-repeated="3"/>
        </table:table-row>
        <table:table-row table:style-name="ro1">
          <table:table-cell office:value-type="float" office:value="191.09" calcext:value-type="float">
            <text:p>191.09</text:p>
          </table:table-cell>
          <table:table-cell office:value-type="float" office:value="293.52" calcext:value-type="float">
            <text:p>293.52</text:p>
          </table:table-cell>
          <table:table-cell table:formula="of:=NORMDIST([.B237];224.59;53.47;0)" office:value-type="float" office:value="0.00325034986334971" calcext:value-type="float">
            <text:p>0.00325034986335</text:p>
          </table:table-cell>
          <table:table-cell table:number-columns-repeated="3"/>
        </table:table-row>
        <table:table-row table:style-name="ro1">
          <table:table-cell office:value-type="float" office:value="204.02" calcext:value-type="float">
            <text:p>204.02</text:p>
          </table:table-cell>
          <table:table-cell office:value-type="float" office:value="293.82" calcext:value-type="float">
            <text:p>293.82</text:p>
          </table:table-cell>
          <table:table-cell table:formula="of:=NORMDIST([.B238];224.59;53.47;0)" office:value-type="float" office:value="0.00322687461116468" calcext:value-type="float">
            <text:p>0.003226874611165</text:p>
          </table:table-cell>
          <table:table-cell table:number-columns-repeated="3"/>
        </table:table-row>
        <table:table-row table:style-name="ro1">
          <table:table-cell office:value-type="float" office:value="194.54" calcext:value-type="float">
            <text:p>194.54</text:p>
          </table:table-cell>
          <table:table-cell office:value-type="float" office:value="294.06" calcext:value-type="float">
            <text:p>294.06</text:p>
          </table:table-cell>
          <table:table-cell table:formula="of:=NORMDIST([.B239];224.59;53.47;0)" office:value-type="float" office:value="0.00320814382902781" calcext:value-type="float">
            <text:p>0.003208143829028</text:p>
          </table:table-cell>
          <table:table-cell table:number-columns-repeated="3"/>
        </table:table-row>
        <table:table-row table:style-name="ro1">
          <table:table-cell office:value-type="float" office:value="195.17" calcext:value-type="float">
            <text:p>195.17</text:p>
          </table:table-cell>
          <table:table-cell office:value-type="float" office:value="295.04" calcext:value-type="float">
            <text:p>295.04</text:p>
          </table:table-cell>
          <table:table-cell table:formula="of:=NORMDIST([.B240];224.59;53.47;0)" office:value-type="float" office:value="0.00313212652239378" calcext:value-type="float">
            <text:p>0.003132126522394</text:p>
          </table:table-cell>
          <table:table-cell table:number-columns-repeated="3"/>
        </table:table-row>
        <table:table-row table:style-name="ro1">
          <table:table-cell office:value-type="float" office:value="205.27" calcext:value-type="float">
            <text:p>205.27</text:p>
          </table:table-cell>
          <table:table-cell office:value-type="float" office:value="295.65" calcext:value-type="float">
            <text:p>295.65</text:p>
          </table:table-cell>
          <table:table-cell table:formula="of:=NORMDIST([.B241];224.59;53.47;0)" office:value-type="float" office:value="0.00308519853459358" calcext:value-type="float">
            <text:p>0.003085198534594</text:p>
          </table:table-cell>
          <table:table-cell table:number-columns-repeated="3"/>
        </table:table-row>
        <table:table-row table:style-name="ro1">
          <table:table-cell office:value-type="float" office:value="202.05" calcext:value-type="float">
            <text:p>202.05</text:p>
          </table:table-cell>
          <table:table-cell office:value-type="float" office:value="296.08" calcext:value-type="float">
            <text:p>296.08</text:p>
          </table:table-cell>
          <table:table-cell table:formula="of:=NORMDIST([.B242];224.59;53.47;0)" office:value-type="float" office:value="0.00305230256121352" calcext:value-type="float">
            <text:p>0.003052302561214</text:p>
          </table:table-cell>
          <table:table-cell table:number-columns-repeated="3"/>
        </table:table-row>
        <table:table-row table:style-name="ro1">
          <table:table-cell office:value-type="float" office:value="203.42" calcext:value-type="float">
            <text:p>203.42</text:p>
          </table:table-cell>
          <table:table-cell office:value-type="float" office:value="298" calcext:value-type="float">
            <text:p>298</text:p>
          </table:table-cell>
          <table:table-cell table:formula="of:=NORMDIST([.B243];224.59;53.47;0)" office:value-type="float" office:value="0.00290735044240447" calcext:value-type="float">
            <text:p>0.00290735044240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8.1" calcext:value-type="float">
            <text:p>298.1</text:p>
          </table:table-cell>
          <table:table-cell table:formula="of:=NORMDIST([.B244];224.59;53.47;0)" office:value-type="float" office:value="0.00289988990483023" calcext:value-type="float">
            <text:p>0.00289988990483</text:p>
          </table:table-cell>
          <table:table-cell table:number-columns-repeated="3"/>
        </table:table-row>
        <table:table-row table:style-name="ro1">
          <table:table-cell office:value-type="float" office:value="178.21" calcext:value-type="float">
            <text:p>178.21</text:p>
          </table:table-cell>
          <table:table-cell office:value-type="float" office:value="299.33" calcext:value-type="float">
            <text:p>299.33</text:p>
          </table:table-cell>
          <table:table-cell table:formula="of:=NORMDIST([.B245];224.59;53.47;0)" office:value-type="float" office:value="0.00280887246462134" calcext:value-type="float">
            <text:p>0.002808872464621</text:p>
          </table:table-cell>
          <table:table-cell table:number-columns-repeated="3"/>
        </table:table-row>
        <table:table-row table:style-name="ro1">
          <table:table-cell office:value-type="float" office:value="182.78" calcext:value-type="float">
            <text:p>182.78</text:p>
          </table:table-cell>
          <table:table-cell office:value-type="float" office:value="301.94" calcext:value-type="float">
            <text:p>301.94</text:p>
          </table:table-cell>
          <table:table-cell table:formula="of:=NORMDIST([.B246];224.59;53.47;0)" office:value-type="float" office:value="0.00262049217866597" calcext:value-type="float">
            <text:p>0.002620492178666</text:p>
          </table:table-cell>
          <table:table-cell table:number-columns-repeated="3"/>
        </table:table-row>
        <table:table-row table:style-name="ro1">
          <table:table-cell office:value-type="float" office:value="184.46" calcext:value-type="float">
            <text:p>184.46</text:p>
          </table:table-cell>
          <table:table-cell office:value-type="float" office:value="302" calcext:value-type="float">
            <text:p>302</text:p>
          </table:table-cell>
          <table:table-cell table:formula="of:=NORMDIST([.B247];224.59;53.47;0)" office:value-type="float" office:value="0.00261624021154679" calcext:value-type="float">
            <text:p>0.002616240211547</text:p>
          </table:table-cell>
          <table:table-cell table:number-columns-repeated="3"/>
        </table:table-row>
        <table:table-row table:style-name="ro1">
          <table:table-cell office:value-type="float" office:value="179.96" calcext:value-type="float">
            <text:p>179.96</text:p>
          </table:table-cell>
          <table:table-cell office:value-type="float" office:value="304.2" calcext:value-type="float">
            <text:p>304.2</text:p>
          </table:table-cell>
          <table:table-cell table:formula="of:=NORMDIST([.B248];224.59;53.47;0)" office:value-type="float" office:value="0.00246286593566541" calcext:value-type="float">
            <text:p>0.002462865935665</text:p>
          </table:table-cell>
          <table:table-cell table:number-columns-repeated="3"/>
        </table:table-row>
        <table:table-row table:style-name="ro1">
          <table:table-cell office:value-type="float" office:value="178.76" calcext:value-type="float">
            <text:p>178.76</text:p>
          </table:table-cell>
          <table:table-cell office:value-type="float" office:value="305.58" calcext:value-type="float">
            <text:p>305.58</text:p>
          </table:table-cell>
          <table:table-cell table:formula="of:=NORMDIST([.B249];224.59;53.47;0)" office:value-type="float" office:value="0.00236923361730258" calcext:value-type="float">
            <text:p>0.002369233617303</text:p>
          </table:table-cell>
          <table:table-cell table:number-columns-repeated="3"/>
        </table:table-row>
        <table:table-row table:style-name="ro1">
          <table:table-cell office:value-type="float" office:value="179.14" calcext:value-type="float">
            <text:p>179.14</text:p>
          </table:table-cell>
          <table:table-cell office:value-type="float" office:value="305.77" calcext:value-type="float">
            <text:p>305.77</text:p>
          </table:table-cell>
          <table:table-cell table:formula="of:=NORMDIST([.B250];224.59;53.47;0)" office:value-type="float" office:value="0.00235650116518016" calcext:value-type="float">
            <text:p>0.00235650116518</text:p>
          </table:table-cell>
          <table:table-cell table:number-columns-repeated="3"/>
        </table:table-row>
        <table:table-row table:style-name="ro1">
          <table:table-cell office:value-type="float" office:value="202.77" calcext:value-type="float">
            <text:p>202.77</text:p>
          </table:table-cell>
          <table:table-cell office:value-type="float" office:value="306.74" calcext:value-type="float">
            <text:p>306.74</text:p>
          </table:table-cell>
          <table:table-cell table:formula="of:=NORMDIST([.B251];224.59;53.47;0)" office:value-type="float" office:value="0.00229210612564702" calcext:value-type="float">
            <text:p>0.002292106125647</text:p>
          </table:table-cell>
          <table:table-cell table:number-columns-repeated="3"/>
        </table:table-row>
        <table:table-row table:style-name="ro1">
          <table:table-cell office:value-type="float" office:value="301.94" calcext:value-type="float">
            <text:p>301.94</text:p>
          </table:table-cell>
          <table:table-cell office:value-type="float" office:value="308.24" calcext:value-type="float">
            <text:p>308.24</text:p>
          </table:table-cell>
          <table:table-cell table:formula="of:=NORMDIST([.B252];224.59;53.47;0)" office:value-type="float" office:value="0.00219455105284483" calcext:value-type="float">
            <text:p>0.002194551052845</text:p>
          </table:table-cell>
          <table:table-cell table:number-columns-repeated="3"/>
        </table:table-row>
        <table:table-row table:style-name="ro1">
          <table:table-cell office:value-type="float" office:value="294.06" calcext:value-type="float">
            <text:p>294.06</text:p>
          </table:table-cell>
          <table:table-cell office:value-type="float" office:value="309.94" calcext:value-type="float">
            <text:p>309.94</text:p>
          </table:table-cell>
          <table:table-cell table:formula="of:=NORMDIST([.B253];224.59;53.47;0)" office:value-type="float" office:value="0.00208701198714259" calcext:value-type="float">
            <text:p>0.00208701198714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office:value-type="float" office:value="310.23" calcext:value-type="float">
            <text:p>310.23</text:p>
          </table:table-cell>
          <table:table-cell table:formula="of:=NORMDIST([.B254];224.59;53.47;0)" office:value-type="float" office:value="0.0020689917063517" calcext:value-type="float">
            <text:p>0.002068991706352</text:p>
          </table:table-cell>
          <table:table-cell table:number-columns-repeated="3"/>
        </table:table-row>
        <table:table-row table:style-name="ro1">
          <table:table-cell office:value-type="float" office:value="296.08" calcext:value-type="float">
            <text:p>296.08</text:p>
          </table:table-cell>
          <table:table-cell office:value-type="float" office:value="310.27" calcext:value-type="float">
            <text:p>310.27</text:p>
          </table:table-cell>
          <table:table-cell table:formula="of:=NORMDIST([.B255];224.59;53.47;0)" office:value-type="float" office:value="0.00206651362117316" calcext:value-type="float">
            <text:p>0.002066513621173</text:p>
          </table:table-cell>
          <table:table-cell table:number-columns-repeated="3"/>
        </table:table-row>
        <table:table-row table:style-name="ro1">
          <table:table-cell office:value-type="float" office:value="187.02" calcext:value-type="float">
            <text:p>187.02</text:p>
          </table:table-cell>
          <table:table-cell office:value-type="float" office:value="310.45" calcext:value-type="float">
            <text:p>310.45</text:p>
          </table:table-cell>
          <table:table-cell table:formula="of:=NORMDIST([.B256];224.59;53.47;0)" office:value-type="float" office:value="0.00205538468200478" calcext:value-type="float">
            <text:p>0.002055384682005</text:p>
          </table:table-cell>
          <table:table-cell table:number-columns-repeated="3"/>
        </table:table-row>
        <table:table-row table:style-name="ro1">
          <table:table-cell office:value-type="float" office:value="199.12" calcext:value-type="float">
            <text:p>199.12</text:p>
          </table:table-cell>
          <table:table-cell office:value-type="float" office:value="314.13" calcext:value-type="float">
            <text:p>314.13</text:p>
          </table:table-cell>
          <table:table-cell table:formula="of:=NORMDIST([.B257];224.59;53.47;0)" office:value-type="float" office:value="0.00183598369828792" calcext:value-type="float">
            <text:p>0.001835983698288</text:p>
          </table:table-cell>
          <table:table-cell table:number-columns-repeated="3"/>
        </table:table-row>
        <table:table-row table:style-name="ro1">
          <table:table-cell office:value-type="float" office:value="198.72" calcext:value-type="float">
            <text:p>198.72</text:p>
          </table:table-cell>
          <table:table-cell office:value-type="float" office:value="315.07" calcext:value-type="float">
            <text:p>315.07</text:p>
          </table:table-cell>
          <table:table-cell table:formula="of:=NORMDIST([.B258];224.59;53.47;0)" office:value-type="float" office:value="0.0017824463643429" calcext:value-type="float">
            <text:p>0.001782446364343</text:p>
          </table:table-cell>
          <table:table-cell table:number-columns-repeated="3"/>
        </table:table-row>
        <table:table-row table:style-name="ro1">
          <table:table-cell office:value-type="float" office:value="205.46" calcext:value-type="float">
            <text:p>205.46</text:p>
          </table:table-cell>
          <table:table-cell office:value-type="float" office:value="315.41" calcext:value-type="float">
            <text:p>315.41</text:p>
          </table:table-cell>
          <table:table-cell table:formula="of:=NORMDIST([.B259];224.59;53.47;0)" office:value-type="float" office:value="0.00176333445651046" calcext:value-type="float">
            <text:p>0.00176333445651</text:p>
          </table:table-cell>
          <table:table-cell table:number-columns-repeated="3"/>
        </table:table-row>
        <table:table-row table:style-name="ro1">
          <table:table-cell office:value-type="float" office:value="218.23" calcext:value-type="float">
            <text:p>218.23</text:p>
          </table:table-cell>
          <table:table-cell office:value-type="float" office:value="315.79" calcext:value-type="float">
            <text:p>315.79</text:p>
          </table:table-cell>
          <table:table-cell table:formula="of:=NORMDIST([.B260];224.59;53.47;0)" office:value-type="float" office:value="0.00174213313131167" calcext:value-type="float">
            <text:p>0.001742133131312</text:p>
          </table:table-cell>
          <table:table-cell table:number-columns-repeated="3"/>
        </table:table-row>
        <table:table-row table:style-name="ro1">
          <table:table-cell office:value-type="float" office:value="224.88" calcext:value-type="float">
            <text:p>224.88</text:p>
          </table:table-cell>
          <table:table-cell office:value-type="float" office:value="318.55" calcext:value-type="float">
            <text:p>318.55</text:p>
          </table:table-cell>
          <table:table-cell table:formula="of:=NORMDIST([.B261];224.59;53.47;0)" office:value-type="float" office:value="0.00159318855983307" calcext:value-type="float">
            <text:p>0.001593188559833</text:p>
          </table:table-cell>
          <table:table-cell table:number-columns-repeated="3"/>
        </table:table-row>
        <table:table-row table:style-name="ro1">
          <table:table-cell office:value-type="float" office:value="229.99" calcext:value-type="float">
            <text:p>229.99</text:p>
          </table:table-cell>
          <table:table-cell office:value-type="float" office:value="320.48" calcext:value-type="float">
            <text:p>320.48</text:p>
          </table:table-cell>
          <table:table-cell table:formula="of:=NORMDIST([.B262];224.59;53.47;0)" office:value-type="float" office:value="0.00149430037840427" calcext:value-type="float">
            <text:p>0.001494300378404</text:p>
          </table:table-cell>
          <table:table-cell table:number-columns-repeated="3"/>
        </table:table-row>
        <table:table-row table:style-name="ro1">
          <table:table-cell office:value-type="float" office:value="235.14" calcext:value-type="float">
            <text:p>235.14</text:p>
          </table:table-cell>
          <table:table-cell office:value-type="float" office:value="322.36" calcext:value-type="float">
            <text:p>322.36</text:p>
          </table:table-cell>
          <table:table-cell table:formula="of:=NORMDIST([.B263];224.59;53.47;0)" office:value-type="float" office:value="0.00140212126779125" calcext:value-type="float">
            <text:p>0.001402121267791</text:p>
          </table:table-cell>
          <table:table-cell table:number-columns-repeated="3"/>
        </table:table-row>
        <table:table-row table:style-name="ro1">
          <table:table-cell office:value-type="float" office:value="265.66" calcext:value-type="float">
            <text:p>265.66</text:p>
          </table:table-cell>
          <table:table-cell office:value-type="float" office:value="323.36" calcext:value-type="float">
            <text:p>323.36</text:p>
          </table:table-cell>
          <table:table-cell table:formula="of:=NORMDIST([.B264];224.59;53.47;0)" office:value-type="float" office:value="0.00135474685604352" calcext:value-type="float">
            <text:p>0.001354746856044</text:p>
          </table:table-cell>
          <table:table-cell table:number-columns-repeated="3"/>
        </table:table-row>
        <table:table-row table:style-name="ro1">
          <table:table-cell office:value-type="float" office:value="258.26" calcext:value-type="float">
            <text:p>258.26</text:p>
          </table:table-cell>
          <table:table-cell office:value-type="float" office:value="324.53" calcext:value-type="float">
            <text:p>324.53</text:p>
          </table:table-cell>
          <table:table-cell table:formula="of:=NORMDIST([.B265];224.59;53.47;0)" office:value-type="float" office:value="0.00130076916197576" calcext:value-type="float">
            <text:p>0.001300769161976</text:p>
          </table:table-cell>
          <table:table-cell table:number-columns-repeated="3"/>
        </table:table-row>
        <table:table-row table:style-name="ro1">
          <table:table-cell office:value-type="float" office:value="259.59" calcext:value-type="float">
            <text:p>259.59</text:p>
          </table:table-cell>
          <table:table-cell office:value-type="float" office:value="325.87" calcext:value-type="float">
            <text:p>325.87</text:p>
          </table:table-cell>
          <table:table-cell table:formula="of:=NORMDIST([.B266];224.59;53.47;0)" office:value-type="float" office:value="0.00124085540953252" calcext:value-type="float">
            <text:p>0.001240855409533</text:p>
          </table:table-cell>
          <table:table-cell table:number-columns-repeated="3"/>
        </table:table-row>
        <table:table-row table:style-name="ro1">
          <table:table-cell office:value-type="float" office:value="247.69" calcext:value-type="float">
            <text:p>247.69</text:p>
          </table:table-cell>
          <table:table-cell office:value-type="float" office:value="327.33" calcext:value-type="float">
            <text:p>327.33</text:p>
          </table:table-cell>
          <table:table-cell table:formula="of:=NORMDIST([.B267];224.59;53.47;0)" office:value-type="float" office:value="0.00117787089684026" calcext:value-type="float">
            <text:p>0.00117787089684</text:p>
          </table:table-cell>
          <table:table-cell table:number-columns-repeated="3"/>
        </table:table-row>
        <table:table-row table:style-name="ro1">
          <table:table-cell office:value-type="float" office:value="240.71" calcext:value-type="float">
            <text:p>240.71</text:p>
          </table:table-cell>
          <table:table-cell office:value-type="float" office:value="332.04" calcext:value-type="float">
            <text:p>332.04</text:p>
          </table:table-cell>
          <table:table-cell table:formula="of:=NORMDIST([.B268];224.59;53.47;0)" office:value-type="float" office:value="0.000990618673891091" calcext:value-type="float">
            <text:p>0.000990618673891</text:p>
          </table:table-cell>
          <table:table-cell table:number-columns-repeated="3"/>
        </table:table-row>
        <table:table-row table:style-name="ro1">
          <table:table-cell office:value-type="float" office:value="232.66" calcext:value-type="float">
            <text:p>232.66</text:p>
          </table:table-cell>
          <table:table-cell office:value-type="float" office:value="335.7" calcext:value-type="float">
            <text:p>335.7</text:p>
          </table:table-cell>
          <table:table-cell table:formula="of:=NORMDIST([.B269];224.59;53.47;0)" office:value-type="float" office:value="0.000861293152219154" calcext:value-type="float">
            <text:p>0.000861293152219</text:p>
          </table:table-cell>
          <table:table-cell table:number-columns-repeated="3"/>
        </table:table-row>
        <table:table-row table:style-name="ro1">
          <table:table-cell office:value-type="float" office:value="221.28" calcext:value-type="float">
            <text:p>221.28</text:p>
          </table:table-cell>
          <table:table-cell office:value-type="float" office:value="342.23" calcext:value-type="float">
            <text:p>342.23</text:p>
          </table:table-cell>
          <table:table-cell table:formula="of:=NORMDIST([.B270];224.59;53.47;0)" office:value-type="float" office:value="0.000663284761235202" calcext:value-type="float">
            <text:p>0.0006632847612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26:04.394119034</meta:creation-date>
    <dc:date>2019-03-12T17:12:44.917509444</dc:date>
    <meta:editing-duration>PT11M17S</meta:editing-duration>
    <meta:editing-cycles>3</meta:editing-cycles>
    <meta:generator>LibreOffice/6.0.7.3$Linux_X86_64 LibreOffice_project/00m0$Build-3</meta:generator>
    <meta:document-statistic meta:table-count="1" meta:cell-count="1365" meta:object-count="0"/>
  </office:meta>
</office:document-meta>
</file>